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45.01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200"/>
      <style:text-properties fo:color="#999999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_calculated_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7" table:default-cell-style-name="ce4"/>
        <table:table-column table:style-name="co8" table:default-cell-style-name="ce3"/>
        <table:table-column table:style-name="co9" table:default-cell-style-name="ce3"/>
        <table:table-column table:style-name="co9" table:default-cell-style-name="Default"/>
        <table:table-column table:style-name="co10" table:default-cell-style-name="ce4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3" table:default-cell-style-name="ce4"/>
        <table:table-column table:style-name="co14" table:default-cell-style-name="ce3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PosX</text:p>
          </table:table-cell>
          <table:table-cell table:style-name="ce1" office:value-type="string" calcext:value-type="string">
            <text:p>PosY</text:p>
          </table:table-cell>
          <table:table-cell table:style-name="ce2" office:value-type="string" calcext:value-type="string">
            <text:p>PosZ</text:p>
          </table:table-cell>
          <table:table-cell table:style-name="ce2"/>
          <table:table-cell table:style-name="ce2" office:value-type="string" calcext:value-type="string">
            <text:p>ForceX</text:p>
          </table:table-cell>
          <table:table-cell table:style-name="ce2" office:value-type="string" calcext:value-type="string">
            <text:p>ForceY</text:p>
          </table:table-cell>
          <table:table-cell table:style-name="ce1" office:value-type="string" calcext:value-type="string">
            <text:p>ForceZ</text:p>
          </table:table-cell>
          <table:table-cell table:style-name="ce1"/>
          <table:table-cell table:style-name="ce1" office:value-type="string" calcext:value-type="string">
            <text:p>ThetaX</text:p>
          </table:table-cell>
          <table:table-cell table:style-name="ce1" office:value-type="string" calcext:value-type="string">
            <text:p>ThetaY</text:p>
          </table:table-cell>
          <table:table-cell table:style-name="ce1" office:value-type="string" calcext:value-type="string">
            <text:p>ThetaZ</text:p>
          </table:table-cell>
          <table:table-cell table:style-name="ce1"/>
          <table:table-cell table:style-name="ce1" office:value-type="string" calcext:value-type="string">
            <text:p>TorqueX</text:p>
          </table:table-cell>
          <table:table-cell table:style-name="ce1" office:value-type="string" calcext:value-type="string">
            <text:p>TorqueY</text:p>
          </table:table-cell>
          <table:table-cell table:style-name="ce2" office:value-type="string" calcext:value-type="string">
            <text:p>TorqueZ</text:p>
          </table:table-cell>
          <table:table-cell table:style-name="ce2"/>
          <table:table-cell table:style-name="ce1" office:value-type="string" calcext:value-type="string">
            <text:p>Est TorqueX</text:p>
          </table:table-cell>
          <table:table-cell table:style-name="ce1" office:value-type="string" calcext:value-type="string">
            <text:p>Est TorqueY</text:p>
          </table:table-cell>
          <table:table-cell table:style-name="ce2" office:value-type="string" calcext:value-type="string">
            <text:p>Est TorqueZ</text:p>
          </table:table-cell>
          <table:table-cell table:style-name="ce2"/>
          <table:table-cell table:style-name="ce1" office:value-type="string" calcext:value-type="string">
            <text:p>Resid TorqueX</text:p>
          </table:table-cell>
          <table:table-cell table:style-name="ce1" office:value-type="string" calcext:value-type="string">
            <text:p>Resid TorqueY</text:p>
          </table:table-cell>
          <table:table-cell table:style-name="ce2" office:value-type="string" calcext:value-type="string">
            <text:p>Resid TorqueZ</text:p>
          </table:table-cell>
          <table:table-cell table:style-name="ce1"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67" calcext:value-type="float">
            <text:p>12.67</text:p>
          </table:table-cell>
          <table:table-cell office:value-type="float" office:value="-209.23" calcext:value-type="float">
            <text:p>-209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67" calcext:value-type="float">
            <text:p>-4.67</text:p>
          </table:table-cell>
          <table:table-cell office:value-type="float" office:value="117.23" calcext:value-type="float">
            <text:p>117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-191.91" calcext:value-type="float">
            <text:p>-191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89" calcext:value-type="float">
            <text:p>14.89</text:p>
          </table:table-cell>
          <table:table-cell office:value-type="float" office:value="7.91" calcext:value-type="float">
            <text:p>7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88" calcext:value-type="float">
            <text:p>14.88</text:p>
          </table:table-cell>
          <table:table-cell office:value-type="float" office:value="-245.62" calcext:value-type="float">
            <text:p>-245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2" calcext:value-type="float">
            <text:p>9.12</text:p>
          </table:table-cell>
          <table:table-cell office:value-type="float" office:value="-30.38" calcext:value-type="float">
            <text:p>-30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3.19" calcext:value-type="float">
            <text:p>-3.1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58" calcext:value-type="float">
            <text:p>34.58</text:p>
          </table:table-cell>
          <table:table-cell office:value-type="float" office:value="-467.92" calcext:value-type="float">
            <text:p>-467.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58" calcext:value-type="float">
            <text:p>-2.58</text:p>
          </table:table-cell>
          <table:table-cell office:value-type="float" office:value="99.92" calcext:value-type="float">
            <text:p>99.9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3.06" calcext:value-type="float">
            <text:p>-3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48" calcext:value-type="float">
            <text:p>33.48</text:p>
          </table:table-cell>
          <table:table-cell office:value-type="float" office:value="-449.72" calcext:value-type="float">
            <text:p>-449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2" calcext:value-type="float">
            <text:p>6.52</text:p>
          </table:table-cell>
          <table:table-cell office:value-type="float" office:value="-10.28" calcext:value-type="float">
            <text:p>-10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2.69" calcext:value-type="float">
            <text:p>-2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14" calcext:value-type="float">
            <text:p>43.14</text:p>
          </table:table-cell>
          <table:table-cell office:value-type="float" office:value="-403.06" calcext:value-type="float">
            <text:p>-403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6" calcext:value-type="float">
            <text:p>4.86</text:p>
          </table:table-cell>
          <table:table-cell office:value-type="float" office:value="-148.94" calcext:value-type="float">
            <text:p>-148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05" calcext:value-type="float">
            <text:p>55.05</text:p>
          </table:table-cell>
          <table:table-cell office:value-type="float" office:value="-738.11" calcext:value-type="float">
            <text:p>-738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94.11" calcext:value-type="float">
            <text:p>94.1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82" calcext:value-type="float">
            <text:p>45.82</text:p>
          </table:table-cell>
          <table:table-cell office:value-type="float" office:value="-688.67" calcext:value-type="float">
            <text:p>-688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18" calcext:value-type="float">
            <text:p>18.18</text:p>
          </table:table-cell>
          <table:table-cell office:value-type="float" office:value="-47.33" calcext:value-type="float">
            <text:p>-47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5.12" calcext:value-type="float">
            <text:p>-5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828" calcext:value-type="float">
            <text:p>-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15" calcext:value-type="float">
            <text:p>56.15</text:p>
          </table:table-cell>
          <table:table-cell office:value-type="float" office:value="-756.31" calcext:value-type="float">
            <text:p>-756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85" calcext:value-type="float">
            <text:p>15.85</text:p>
          </table:table-cell>
          <table:table-cell office:value-type="float" office:value="-71.69" calcext:value-type="float">
            <text:p>-71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6.56" calcext:value-type="float">
            <text:p>-6.5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920" calcext:value-type="float">
            <text:p>-9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78" calcext:value-type="float">
            <text:p>83.78</text:p>
          </table:table-cell>
          <table:table-cell office:value-type="float" office:value="-971.05" calcext:value-type="float">
            <text:p>-971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78" calcext:value-type="float">
            <text:p>-3.78</text:p>
          </table:table-cell>
          <table:table-cell office:value-type="float" office:value="51.05" calcext:value-type="float">
            <text:p>51.0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012" calcext:value-type="float">
            <text:p>-1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62" calcext:value-type="float">
            <text:p>78.62</text:p>
          </table:table-cell>
          <table:table-cell office:value-type="float" office:value="-1024.09" calcext:value-type="float">
            <text:p>-1024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12.09" calcext:value-type="float">
            <text:p>12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6.75" calcext:value-type="float">
            <text:p>-6.7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1104" calcext:value-type="float">
            <text:p>-1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44" calcext:value-type="float">
            <text:p>83.44</text:p>
          </table:table-cell>
          <table:table-cell office:value-type="float" office:value="-1000.75" calcext:value-type="float">
            <text:p>-100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6" calcext:value-type="float">
            <text:p>12.56</text:p>
          </table:table-cell>
          <table:table-cell office:value-type="float" office:value="-103.25" calcext:value-type="float">
            <text:p>-103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8.56" calcext:value-type="float">
            <text:p>-8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.42" calcext:value-type="float">
            <text:p>99.42</text:p>
          </table:table-cell>
          <table:table-cell office:value-type="float" office:value="-1264.57" calcext:value-type="float">
            <text:p>-1264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1288" calcext:value-type="float">
            <text:p>-1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23" calcext:value-type="float">
            <text:p>85.23</text:p>
          </table:table-cell>
          <table:table-cell office:value-type="float" office:value="-1306.97" calcext:value-type="float">
            <text:p>-1306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77" calcext:value-type="float">
            <text:p>26.77</text:p>
          </table:table-cell>
          <table:table-cell office:value-type="float" office:value="18.97" calcext:value-type="float">
            <text:p>18.9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8" calcext:value-type="float">
            <text:p>-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.98" calcext:value-type="float">
            <text:p>87.98</text:p>
          </table:table-cell>
          <table:table-cell office:value-type="float" office:value="-1178.74" calcext:value-type="float">
            <text:p>-1178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02" calcext:value-type="float">
            <text:p>32.02</text:p>
          </table:table-cell>
          <table:table-cell office:value-type="float" office:value="-201.26" calcext:value-type="float">
            <text:p>-201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472" calcext:value-type="float">
            <text:p>-1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.81" calcext:value-type="float">
            <text:p>127.81</text:p>
          </table:table-cell>
          <table:table-cell office:value-type="float" office:value="-1527.21" calcext:value-type="float">
            <text:p>-1527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55.21" calcext:value-type="float">
            <text:p>55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1564" calcext:value-type="float">
            <text:p>-1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.22" calcext:value-type="float">
            <text:p>132.22</text:p>
          </table:table-cell>
          <table:table-cell office:value-type="float" office:value="-1599.99" calcext:value-type="float">
            <text:p>-1599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35.99" calcext:value-type="float">
            <text:p>35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9.89" calcext:value-type="float">
            <text:p>119.89</text:p>
          </table:table-cell>
          <table:table-cell office:value-type="float" office:value="-1534.77" calcext:value-type="float">
            <text:p>-1534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11" calcext:value-type="float">
            <text:p>24.11</text:p>
          </table:table-cell>
          <table:table-cell office:value-type="float" office:value="-121.23" calcext:value-type="float">
            <text:p>-121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12.5" calcext:value-type="float">
            <text:p>-12.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1748" calcext:value-type="float">
            <text:p>-1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.53" calcext:value-type="float">
            <text:p>170.53</text:p>
          </table:table-cell>
          <table:table-cell office:value-type="float" office:value="-1852.66" calcext:value-type="float">
            <text:p>-1852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53" calcext:value-type="float">
            <text:p>-18.53</text:p>
          </table:table-cell>
          <table:table-cell office:value-type="float" office:value="104.66" calcext:value-type="float">
            <text:p>104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11.38" calcext:value-type="float">
            <text:p>-11.3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.13" calcext:value-type="float">
            <text:p>154.13</text:p>
          </table:table-cell>
          <table:table-cell office:value-type="float" office:value="-1684.95" calcext:value-type="float">
            <text:p>-1684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87" calcext:value-type="float">
            <text:p>5.87</text:p>
          </table:table-cell>
          <table:table-cell office:value-type="float" office:value="-155.05" calcext:value-type="float">
            <text:p>-155.0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1932" calcext:value-type="float">
            <text:p>-1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0.69" calcext:value-type="float">
            <text:p>150.69</text:p>
          </table:table-cell>
          <table:table-cell office:value-type="float" office:value="-1698.89" calcext:value-type="float">
            <text:p>-1698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31" calcext:value-type="float">
            <text:p>17.31</text:p>
          </table:table-cell>
          <table:table-cell office:value-type="float" office:value="-233.11" calcext:value-type="float">
            <text:p>-233.1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2" calcext:value-type="float">
            <text:p>11.02</text:p>
          </table:table-cell>
          <table:table-cell office:value-type="float" office:value="-181.94" calcext:value-type="float">
            <text:p>-181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02" calcext:value-type="float">
            <text:p>-9.02</text:p>
          </table:table-cell>
          <table:table-cell office:value-type="float" office:value="89.94" calcext:value-type="float">
            <text:p>89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-219.2" calcext:value-type="float">
            <text:p>-21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-198.59" calcext:value-type="float">
            <text:p>-198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-77.41" calcext:value-type="float">
            <text:p>-77.4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-426.9" calcext:value-type="float">
            <text:p>-42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58.9" calcext:value-type="float">
            <text:p>58.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-449.05" calcext:value-type="float">
            <text:p>-449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54" calcext:value-type="float">
            <text:p>-4.54</text:p>
          </table:table-cell>
          <table:table-cell office:value-type="float" office:value="-10.95" calcext:value-type="float">
            <text:p>-10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-474.8" calcext:value-type="float">
            <text:p>-474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8" calcext:value-type="float">
            <text:p>4.28</text:p>
          </table:table-cell>
          <table:table-cell office:value-type="float" office:value="-77.2" calcext:value-type="float">
            <text:p>-77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47" calcext:value-type="float">
            <text:p>12.47</text:p>
          </table:table-cell>
          <table:table-cell office:value-type="float" office:value="-691.59" calcext:value-type="float">
            <text:p>-691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47.59" calcext:value-type="float">
            <text:p>47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5.75" calcext:value-type="float">
            <text:p>-5.7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77" calcext:value-type="float">
            <text:p>27.77</text:p>
          </table:table-cell>
          <table:table-cell office:value-type="float" office:value="-841.1" calcext:value-type="float">
            <text:p>-84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77" calcext:value-type="float">
            <text:p>-11.77</text:p>
          </table:table-cell>
          <table:table-cell office:value-type="float" office:value="105.1" calcext:value-type="float">
            <text:p>105.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828" calcext:value-type="float">
            <text:p>-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33" calcext:value-type="float">
            <text:p>16.33</text:p>
          </table:table-cell>
          <table:table-cell office:value-type="float" office:value="-755.27" calcext:value-type="float">
            <text:p>-755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-72.73" calcext:value-type="float">
            <text:p>-72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6.81" calcext:value-type="float">
            <text:p>-6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920" calcext:value-type="float">
            <text:p>-9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2" calcext:value-type="float">
            <text:p>11.72</text:p>
          </table:table-cell>
          <table:table-cell office:value-type="float" office:value="-991.12" calcext:value-type="float">
            <text:p>-991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28" calcext:value-type="float">
            <text:p>8.28</text:p>
          </table:table-cell>
          <table:table-cell office:value-type="float" office:value="71.12" calcext:value-type="float">
            <text:p>71.1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.38" calcext:value-type="float">
            <text:p>-6.3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1012" calcext:value-type="float">
            <text:p>-1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34" calcext:value-type="float">
            <text:p>16.34</text:p>
          </table:table-cell>
          <table:table-cell office:value-type="float" office:value="-928.99" calcext:value-type="float">
            <text:p>-928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6" calcext:value-type="float">
            <text:p>5.66</text:p>
          </table:table-cell>
          <table:table-cell office:value-type="float" office:value="-83.01" calcext:value-type="float">
            <text:p>-83.0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7.19" calcext:value-type="float">
            <text:p>-7.1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104" calcext:value-type="float">
            <text:p>-1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03" calcext:value-type="float">
            <text:p>13.03</text:p>
          </table:table-cell>
          <table:table-cell office:value-type="float" office:value="-1048.12" calcext:value-type="float">
            <text:p>-1048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97" calcext:value-type="float">
            <text:p>10.97</text:p>
          </table:table-cell>
          <table:table-cell office:value-type="float" office:value="-55.88" calcext:value-type="float">
            <text:p>-55.8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72" calcext:value-type="float">
            <text:p>23.72</text:p>
          </table:table-cell>
          <table:table-cell office:value-type="float" office:value="-1259.77" calcext:value-type="float">
            <text:p>-1259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63.77" calcext:value-type="float">
            <text:p>63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8.88" calcext:value-type="float">
            <text:p>-8.8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288" calcext:value-type="float">
            <text:p>-1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39" calcext:value-type="float">
            <text:p>36.39</text:p>
          </table:table-cell>
          <table:table-cell office:value-type="float" office:value="-1295.29" calcext:value-type="float">
            <text:p>-1295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39" calcext:value-type="float">
            <text:p>-8.39</text:p>
          </table:table-cell>
          <table:table-cell office:value-type="float" office:value="7.29" calcext:value-type="float">
            <text:p>7.2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8.69" calcext:value-type="float">
            <text:p>-8.6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22" calcext:value-type="float">
            <text:p>39.22</text:p>
          </table:table-cell>
          <table:table-cell office:value-type="float" office:value="-1274.38" calcext:value-type="float">
            <text:p>-1274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22" calcext:value-type="float">
            <text:p>-9.22</text:p>
          </table:table-cell>
          <table:table-cell office:value-type="float" office:value="-105.62" calcext:value-type="float">
            <text:p>-105.6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472" calcext:value-type="float">
            <text:p>-1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float" office:value="-1523.59" calcext:value-type="float">
            <text:p>-1523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7" calcext:value-type="float">
            <text:p>-7.7</text:p>
          </table:table-cell>
          <table:table-cell office:value-type="float" office:value="51.59" calcext:value-type="float">
            <text:p>51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564" calcext:value-type="float">
            <text:p>-1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float" office:value="-1523.59" calcext:value-type="float">
            <text:p>-1523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7" calcext:value-type="float">
            <text:p>-5.7</text:p>
          </table:table-cell>
          <table:table-cell office:value-type="float" office:value="-40.41" calcext:value-type="float">
            <text:p>-40.4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15" calcext:value-type="float">
            <text:p>37.15</text:p>
          </table:table-cell>
          <table:table-cell office:value-type="float" office:value="-1516.91" calcext:value-type="float">
            <text:p>-1516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15" calcext:value-type="float">
            <text:p>-1.15</text:p>
          </table:table-cell>
          <table:table-cell office:value-type="float" office:value="-139.09" calcext:value-type="float">
            <text:p>-139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62" calcext:value-type="float">
            <text:p>-12.62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748" calcext:value-type="float">
            <text:p>-1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3" calcext:value-type="float">
            <text:p>46.53</text:p>
          </table:table-cell>
          <table:table-cell office:value-type="float" office:value="-1845.28" calcext:value-type="float">
            <text:p>-1845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53" calcext:value-type="float">
            <text:p>-8.53</text:p>
          </table:table-cell>
          <table:table-cell office:value-type="float" office:value="97.28" calcext:value-type="float">
            <text:p>97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1.5" calcext:value-type="float">
            <text:p>-11.5</text:p>
          </table:table-cell>
          <table:table-cell office:value-type="float" office:value="-2.38" calcext:value-type="float">
            <text:p>-2.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2" calcext:value-type="float">
            <text:p>-8.2</text:p>
          </table:table-cell>
          <table:table-cell office:value-type="float" office:value="-1759.55" calcext:value-type="float">
            <text:p>-1759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-80.45" calcext:value-type="float">
            <text:p>-80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5" calcext:value-type="float">
            <text:p>-12.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932" calcext:value-type="float">
            <text:p>-1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42" calcext:value-type="float">
            <text:p>45.42</text:p>
          </table:table-cell>
          <table:table-cell office:value-type="float" office:value="-1827.09" calcext:value-type="float">
            <text:p>-1827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42" calcext:value-type="float">
            <text:p>-3.42</text:p>
          </table:table-cell>
          <table:table-cell office:value-type="float" office:value="-104.91" calcext:value-type="float">
            <text:p>-104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39" calcext:value-type="float">
            <text:p>-16.39</text:p>
          </table:table-cell>
          <table:table-cell office:value-type="float" office:value="-179.73" calcext:value-type="float">
            <text:p>-179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39" calcext:value-type="float">
            <text:p>12.39</text:p>
          </table:table-cell>
          <table:table-cell office:value-type="float" office:value="87.73" calcext:value-type="float">
            <text:p>87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88" calcext:value-type="float">
            <text:p>-1.8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8" calcext:value-type="float">
            <text:p>-10.88</text:p>
          </table:table-cell>
          <table:table-cell office:value-type="float" office:value="-270.7" calcext:value-type="float">
            <text:p>-27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86.7" calcext:value-type="float">
            <text:p>86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-219.2" calcext:value-type="float">
            <text:p>-21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76" calcext:value-type="float">
            <text:p>-14.76</text:p>
          </table:table-cell>
          <table:table-cell office:value-type="float" office:value="-56.8" calcext:value-type="float">
            <text:p>-56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3" calcext:value-type="float">
            <text:p>-3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3" calcext:value-type="float">
            <text:p>-11.43</text:p>
          </table:table-cell>
          <table:table-cell office:value-type="float" office:value="-435.32" calcext:value-type="float">
            <text:p>-435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57" calcext:value-type="float">
            <text:p>-4.57</text:p>
          </table:table-cell>
          <table:table-cell office:value-type="float" office:value="67.32" calcext:value-type="float">
            <text:p>67.3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3.31" calcext:value-type="float">
            <text:p>-3.3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09" calcext:value-type="float">
            <text:p>-34.09</text:p>
          </table:table-cell>
          <table:table-cell office:value-type="float" office:value="-476.18" calcext:value-type="float">
            <text:p>-476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09" calcext:value-type="float">
            <text:p>14.09</text:p>
          </table:table-cell>
          <table:table-cell office:value-type="float" office:value="16.18" calcext:value-type="float">
            <text:p>16.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3.31" calcext:value-type="float">
            <text:p>-3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.16" calcext:value-type="float">
            <text:p>-13.16</text:p>
          </table:table-cell>
          <table:table-cell office:value-type="float" office:value="-474.43" calcext:value-type="float">
            <text:p>-474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4" calcext:value-type="float">
            <text:p>-10.84</text:p>
          </table:table-cell>
          <table:table-cell office:value-type="float" office:value="-77.57" calcext:value-type="float">
            <text:p>-77.5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5.06" calcext:value-type="float">
            <text:p>-5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2.09" calcext:value-type="float">
            <text:p>-42.09</text:p>
          </table:table-cell>
          <table:table-cell office:value-type="float" office:value="-723.85" calcext:value-type="float">
            <text:p>-723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09" calcext:value-type="float">
            <text:p>14.09</text:p>
          </table:table-cell>
          <table:table-cell office:value-type="float" office:value="79.85" calcext:value-type="float">
            <text:p>79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4.81" calcext:value-type="float">
            <text:p>-4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39" calcext:value-type="float">
            <text:p>-14.39</text:p>
          </table:table-cell>
          <table:table-cell office:value-type="float" office:value="-698.47" calcext:value-type="float">
            <text:p>-698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.61" calcext:value-type="float">
            <text:p>-17.61</text:p>
          </table:table-cell>
          <table:table-cell office:value-type="float" office:value="-37.53" calcext:value-type="float">
            <text:p>-37.5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5.06" calcext:value-type="float">
            <text:p>-5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828" calcext:value-type="float">
            <text:p>-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2.55" calcext:value-type="float">
            <text:p>-52.55</text:p>
          </table:table-cell>
          <table:table-cell office:value-type="float" office:value="-724.72" calcext:value-type="float">
            <text:p>-724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5" calcext:value-type="float">
            <text:p>16.55</text:p>
          </table:table-cell>
          <table:table-cell office:value-type="float" office:value="-103.28" calcext:value-type="float">
            <text:p>-103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6.44" calcext:value-type="float">
            <text:p>-6.4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920" calcext:value-type="float">
            <text:p>-9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48" calcext:value-type="float">
            <text:p>-25.48</text:p>
          </table:table-cell>
          <table:table-cell office:value-type="float" office:value="-930.36" calcext:value-type="float">
            <text:p>-930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52" calcext:value-type="float">
            <text:p>-14.52</text:p>
          </table:table-cell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6.62" calcext:value-type="float">
            <text:p>-6.6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1012" calcext:value-type="float">
            <text:p>-1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78" calcext:value-type="float">
            <text:p>-38.78</text:p>
          </table:table-cell>
          <table:table-cell office:value-type="float" office:value="-952.15" calcext:value-type="float">
            <text:p>-952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22" calcext:value-type="float">
            <text:p>-5.22</text:p>
          </table:table-cell>
          <table:table-cell office:value-type="float" office:value="-59.85" calcext:value-type="float">
            <text:p>-59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1104" calcext:value-type="float">
            <text:p>-1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.76" calcext:value-type="float">
            <text:p>-19.76</text:p>
          </table:table-cell>
          <table:table-cell office:value-type="float" office:value="-886.42" calcext:value-type="float">
            <text:p>-886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24" calcext:value-type="float">
            <text:p>-28.24</text:p>
          </table:table-cell>
          <table:table-cell office:value-type="float" office:value="-217.58" calcext:value-type="float">
            <text:p>-217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9.06" calcext:value-type="float">
            <text:p>-9.0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3.17" calcext:value-type="float">
            <text:p>-53.17</text:p>
          </table:table-cell>
          <table:table-cell office:value-type="float" office:value="-1303.18" calcext:value-type="float">
            <text:p>-1303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07.18" calcext:value-type="float">
            <text:p>107.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8.81" calcext:value-type="float">
            <text:p>-8.81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56" calcext:value-type="float">
            <text:p>-56</text:p>
          </table:table-cell>
          <table:table-cell office:value-type="float" office:value="-1288" calcext:value-type="float">
            <text:p>-1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5.84" calcext:value-type="float">
            <text:p>-65.84</text:p>
          </table:table-cell>
          <table:table-cell office:value-type="float" office:value="-1267.66" calcext:value-type="float">
            <text:p>-1267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84" calcext:value-type="float">
            <text:p>9.84</text:p>
          </table:table-cell>
          <table:table-cell office:value-type="float" office:value="-20.34" calcext:value-type="float">
            <text:p>-20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94" calcext:value-type="float">
            <text:p>-7.9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5.55" calcext:value-type="float">
            <text:p>-75.55</text:p>
          </table:table-cell>
          <table:table-cell office:value-type="float" office:value="-1142.72" calcext:value-type="float">
            <text:p>-1142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5" calcext:value-type="float">
            <text:p>15.55</text:p>
          </table:table-cell>
          <table:table-cell office:value-type="float" office:value="-237.28" calcext:value-type="float">
            <text:p>-237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10.88" calcext:value-type="float">
            <text:p>-10.8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1472" calcext:value-type="float">
            <text:p>-1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2.02" calcext:value-type="float">
            <text:p>-92.02</text:p>
          </table:table-cell>
          <table:table-cell office:value-type="float" office:value="-1562.57" calcext:value-type="float">
            <text:p>-1562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02" calcext:value-type="float">
            <text:p>28.02</text:p>
          </table:table-cell>
          <table:table-cell office:value-type="float" office:value="90.57" calcext:value-type="float">
            <text:p>90.5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68" calcext:value-type="float">
            <text:p>-68</text:p>
          </table:table-cell>
          <table:table-cell office:value-type="float" office:value="-1564" calcext:value-type="float">
            <text:p>-1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6.3" calcext:value-type="float">
            <text:p>-86.3</text:p>
          </table:table-cell>
          <table:table-cell office:value-type="float" office:value="-1518.63" calcext:value-type="float">
            <text:p>-1518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float" office:value="-45.37" calcext:value-type="float">
            <text:p>-45.3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3.76" calcext:value-type="float">
            <text:p>-83.76</text:p>
          </table:table-cell>
          <table:table-cell office:value-type="float" office:value="-1525.31" calcext:value-type="float">
            <text:p>-1525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6" calcext:value-type="float">
            <text:p>11.76</text:p>
          </table:table-cell>
          <table:table-cell office:value-type="float" office:value="-130.69" calcext:value-type="float">
            <text:p>-130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12.56" calcext:value-type="float">
            <text:p>-12.5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-1748" calcext:value-type="float">
            <text:p>-1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9.13" calcext:value-type="float">
            <text:p>-79.13</text:p>
          </table:table-cell>
          <table:table-cell office:value-type="float" office:value="-1810.61" calcext:value-type="float">
            <text:p>-1810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62.61" calcext:value-type="float">
            <text:p>62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11.69" calcext:value-type="float">
            <text:p>-11.69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1.89" calcext:value-type="float">
            <text:p>-71.89</text:p>
          </table:table-cell>
          <table:table-cell office:value-type="float" office:value="-1688.75" calcext:value-type="float">
            <text:p>-1688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11" calcext:value-type="float">
            <text:p>-8.11</text:p>
          </table:table-cell>
          <table:table-cell office:value-type="float" office:value="-151.25" calcext:value-type="float">
            <text:p>-151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2.25" calcext:value-type="float">
            <text:p>-12.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84" calcext:value-type="float">
            <text:p>-84</text:p>
          </table:table-cell>
          <table:table-cell office:value-type="float" office:value="-1932" calcext:value-type="float">
            <text:p>-1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5.78" calcext:value-type="float">
            <text:p>-115.78</text:p>
          </table:table-cell>
          <table:table-cell office:value-type="float" office:value="-1758.95" calcext:value-type="float">
            <text:p>-1758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78" calcext:value-type="float">
            <text:p>31.78</text:p>
          </table:table-cell>
          <table:table-cell office:value-type="float" office:value="-173.05" calcext:value-type="float">
            <text:p>-173.0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05" calcext:value-type="float">
            <text:p>18.05</text:p>
          </table:table-cell>
          <table:table-cell office:value-type="float" office:value="-195" calcext:value-type="float">
            <text:p>-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05" calcext:value-type="float">
            <text:p>-10.05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85" calcext:value-type="float">
            <text:p>15.85</text:p>
          </table:table-cell>
          <table:table-cell office:value-type="float" office:value="-158.61" calcext:value-type="float">
            <text:p>-158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-5.39" calcext:value-type="float">
            <text:p>-5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-201.68" calcext:value-type="float">
            <text:p>-201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-44.32" calcext:value-type="float">
            <text:p>-44.3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2.25" calcext:value-type="float">
            <text:p>-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1" calcext:value-type="float">
            <text:p>28.31</text:p>
          </table:table-cell>
          <table:table-cell office:value-type="float" office:value="-329.04" calcext:value-type="float">
            <text:p>-329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73" calcext:value-type="float">
            <text:p>28.73</text:p>
          </table:table-cell>
          <table:table-cell office:value-type="float" office:value="-406.65" calcext:value-type="float">
            <text:p>-406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" calcext:value-type="float">
            <text:p>11.27</text:p>
          </table:table-cell>
          <table:table-cell office:value-type="float" office:value="-3.35" calcext:value-type="float">
            <text:p>-3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2.81" calcext:value-type="float">
            <text:p>-2.8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23" calcext:value-type="float">
            <text:p>46.23</text:p>
          </table:table-cell>
          <table:table-cell office:value-type="float" office:value="-418.84" calcext:value-type="float">
            <text:p>-418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-73.16" calcext:value-type="float">
            <text:p>-73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5" calcext:value-type="float">
            <text:p>58.35</text:p>
          </table:table-cell>
          <table:table-cell office:value-type="float" office:value="-618.98" calcext:value-type="float">
            <text:p>-618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35" calcext:value-type="float">
            <text:p>-2.35</text:p>
          </table:table-cell>
          <table:table-cell office:value-type="float" office:value="44.98" calcext:value-type="float">
            <text:p>44.9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4.38" calcext:value-type="float">
            <text:p>-4.3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.43" calcext:value-type="float">
            <text:p>80.43</text:p>
          </table:table-cell>
          <table:table-cell office:value-type="float" office:value="-633.31" calcext:value-type="float">
            <text:p>-633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43" calcext:value-type="float">
            <text:p>-16.43</text:p>
          </table:table-cell>
          <table:table-cell office:value-type="float" office:value="-22.69" calcext:value-type="float">
            <text:p>-22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4.44" calcext:value-type="float">
            <text:p>-4.4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04" calcext:value-type="float">
            <text:p>67.04</text:p>
          </table:table-cell>
          <table:table-cell office:value-type="float" office:value="-659.33" calcext:value-type="float">
            <text:p>-659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-78.67" calcext:value-type="float">
            <text:p>-78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5.5" calcext:value-type="float">
            <text:p>-5.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820" calcext:value-type="float">
            <text:p>-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88" calcext:value-type="float">
            <text:p>84.88</text:p>
          </table:table-cell>
          <table:table-cell office:value-type="float" office:value="-815.52" calcext:value-type="float">
            <text:p>-815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88" calcext:value-type="float">
            <text:p>-4.88</text:p>
          </table:table-cell>
          <table:table-cell office:value-type="float" office:value="-4.48" calcext:value-type="float">
            <text:p>-4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5.69" calcext:value-type="float">
            <text:p>-5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64" calcext:value-type="float">
            <text:p>52.64</text:p>
          </table:table-cell>
          <table:table-cell office:value-type="float" office:value="-836.64" calcext:value-type="float">
            <text:p>-836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36" calcext:value-type="float">
            <text:p>35.36</text:p>
          </table:table-cell>
          <table:table-cell office:value-type="float" office:value="-65.36" calcext:value-type="float">
            <text:p>-65.3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5.69" calcext:value-type="float">
            <text:p>-5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.53" calcext:value-type="float">
            <text:p>86.53</text:p>
          </table:table-cell>
          <table:table-cell office:value-type="float" office:value="-842.81" calcext:value-type="float">
            <text:p>-842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-141.19" calcext:value-type="float">
            <text:p>-141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6.75" calcext:value-type="float">
            <text:p>-6.7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.38" calcext:value-type="float">
            <text:p>102.38</text:p>
          </table:table-cell>
          <table:table-cell office:value-type="float" office:value="-1001.43" calcext:value-type="float">
            <text:p>-1001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-64.57" calcext:value-type="float">
            <text:p>-64.5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7.81" calcext:value-type="float">
            <text:p>-7.81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1148" calcext:value-type="float">
            <text:p>-1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.75" calcext:value-type="float">
            <text:p>111.75</text:p>
          </table:table-cell>
          <table:table-cell office:value-type="float" office:value="-1156.08" calcext:value-type="float">
            <text:p>-1156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7.56" calcext:value-type="float">
            <text:p>-7.5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1230" calcext:value-type="float">
            <text:p>-1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.54" calcext:value-type="float">
            <text:p>109.54</text:p>
          </table:table-cell>
          <table:table-cell office:value-type="float" office:value="-1119.69" calcext:value-type="float">
            <text:p>-1119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46" calcext:value-type="float">
            <text:p>10.46</text:p>
          </table:table-cell>
          <table:table-cell office:value-type="float" office:value="-110.31" calcext:value-type="float">
            <text:p>-110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8.44" calcext:value-type="float">
            <text:p>-8.4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312" calcext:value-type="float">
            <text:p>-1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6.7" calcext:value-type="float">
            <text:p>136.7</text:p>
          </table:table-cell>
          <table:table-cell office:value-type="float" office:value="-1258.93" calcext:value-type="float">
            <text:p>-1258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7" calcext:value-type="float">
            <text:p>-8.7</text:p>
          </table:table-cell>
          <table:table-cell office:value-type="float" office:value="-53.07" calcext:value-type="float">
            <text:p>-53.0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8.5" calcext:value-type="float">
            <text:p>-8.5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1394" calcext:value-type="float">
            <text:p>-1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.8" calcext:value-type="float">
            <text:p>122.8</text:p>
          </table:table-cell>
          <table:table-cell office:value-type="float" office:value="-1273.74" calcext:value-type="float">
            <text:p>-1273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-120.26" calcext:value-type="float">
            <text:p>-120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8.88" calcext:value-type="float">
            <text:p>-8.88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1476" calcext:value-type="float">
            <text:p>-1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1.12" calcext:value-type="float">
            <text:p>121.12</text:p>
          </table:table-cell>
          <table:table-cell office:value-type="float" office:value="-1310.73" calcext:value-type="float">
            <text:p>-1310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88" calcext:value-type="float">
            <text:p>22.88</text:p>
          </table:table-cell>
          <table:table-cell office:value-type="float" office:value="-165.27" calcext:value-type="float">
            <text:p>-165.2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1.15" calcext:value-type="float">
            <text:p>181.15</text:p>
          </table:table-cell>
          <table:table-cell office:value-type="float" office:value="-1545.27" calcext:value-type="float">
            <text:p>-1545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9.15" calcext:value-type="float">
            <text:p>-29.15</text:p>
          </table:table-cell>
          <table:table-cell office:value-type="float" office:value="-12.73" calcext:value-type="float">
            <text:p>-12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1640" calcext:value-type="float">
            <text:p>-1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.9" calcext:value-type="float">
            <text:p>165.9</text:p>
          </table:table-cell>
          <table:table-cell office:value-type="float" office:value="-1567.36" calcext:value-type="float">
            <text:p>-1567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9" calcext:value-type="float">
            <text:p>-5.9</text:p>
          </table:table-cell>
          <table:table-cell office:value-type="float" office:value="-72.64" calcext:value-type="float">
            <text:p>-72.6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1722" calcext:value-type="float">
            <text:p>-1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3.18" calcext:value-type="float">
            <text:p>203.18</text:p>
          </table:table-cell>
          <table:table-cell office:value-type="float" office:value="-1561.72" calcext:value-type="float">
            <text:p>-1561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5.18" calcext:value-type="float">
            <text:p>-35.18</text:p>
          </table:table-cell>
          <table:table-cell office:value-type="float" office:value="-160.28" calcext:value-type="float">
            <text:p>-160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1.88" calcext:value-type="float">
            <text:p>-11.88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-1804" calcext:value-type="float">
            <text:p>-1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.44" calcext:value-type="float">
            <text:p>188.44</text:p>
          </table:table-cell>
          <table:table-cell office:value-type="float" office:value="-1768.74" calcext:value-type="float">
            <text:p>-1768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44" calcext:value-type="float">
            <text:p>-12.44</text:p>
          </table:table-cell>
          <table:table-cell office:value-type="float" office:value="-35.26" calcext:value-type="float">
            <text:p>-35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-1886" calcext:value-type="float">
            <text:p>-1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.9" calcext:value-type="float">
            <text:p>195.9</text:p>
          </table:table-cell>
          <table:table-cell office:value-type="float" office:value="-1859.41" calcext:value-type="float">
            <text:p>-1859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9" calcext:value-type="float">
            <text:p>-11.9</text:p>
          </table:table-cell>
          <table:table-cell office:value-type="float" office:value="-26.59" calcext:value-type="float">
            <text:p>-26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2.31" calcext:value-type="float">
            <text:p>-12.3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-1968" calcext:value-type="float">
            <text:p>-1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6.19" calcext:value-type="float">
            <text:p>226.19</text:p>
          </table:table-cell>
          <table:table-cell office:value-type="float" office:value="-1838.6" calcext:value-type="float">
            <text:p>-1838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19" calcext:value-type="float">
            <text:p>-34.19</text:p>
          </table:table-cell>
          <table:table-cell office:value-type="float" office:value="-129.4" calcext:value-type="float">
            <text:p>-129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-191.91" calcext:value-type="float">
            <text:p>-191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09.91" calcext:value-type="float">
            <text:p>109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6" calcext:value-type="float">
            <text:p>-1.5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-228.3" calcext:value-type="float">
            <text:p>-22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64.3" calcext:value-type="float">
            <text:p>64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-198.59" calcext:value-type="float">
            <text:p>-198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-47.41" calcext:value-type="float">
            <text:p>-47.4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56" calcext:value-type="float">
            <text:p>-2.5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82" calcext:value-type="float">
            <text:p>-4.82</text:p>
          </table:table-cell>
          <table:table-cell office:value-type="float" office:value="-370.77" calcext:value-type="float">
            <text:p>-370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82" calcext:value-type="float">
            <text:p>12.82</text:p>
          </table:table-cell>
          <table:table-cell office:value-type="float" office:value="42.77" calcext:value-type="float">
            <text:p>42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56" calcext:value-type="float">
            <text:p>-2.5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13" calcext:value-type="float">
            <text:p>12.13</text:p>
          </table:table-cell>
          <table:table-cell office:value-type="float" office:value="-373.86" calcext:value-type="float">
            <text:p>-373.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13" calcext:value-type="float">
            <text:p>-2.13</text:p>
          </table:table-cell>
          <table:table-cell office:value-type="float" office:value="-36.14" calcext:value-type="float">
            <text:p>-36.1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8" calcext:value-type="float">
            <text:p>13.78</text:p>
          </table:table-cell>
          <table:table-cell office:value-type="float" office:value="-401.15" calcext:value-type="float">
            <text:p>-401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78" calcext:value-type="float">
            <text:p>-1.78</text:p>
          </table:table-cell>
          <table:table-cell office:value-type="float" office:value="-90.85" calcext:value-type="float">
            <text:p>-90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38" calcext:value-type="float">
            <text:p>-4.3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-637" calcext:value-type="float">
            <text:p>-6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06" calcext:value-type="float">
            <text:p>-4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-591.52" calcext:value-type="float">
            <text:p>-591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9" calcext:value-type="float">
            <text:p>9.59</text:p>
          </table:table-cell>
          <table:table-cell office:value-type="float" office:value="-64.48" calcext:value-type="float">
            <text:p>-64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2" calcext:value-type="float">
            <text:p>7.52</text:p>
          </table:table-cell>
          <table:table-cell office:value-type="float" office:value="-609.71" calcext:value-type="float">
            <text:p>-609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48" calcext:value-type="float">
            <text:p>10.48</text:p>
          </table:table-cell>
          <table:table-cell office:value-type="float" office:value="-128.29" calcext:value-type="float">
            <text:p>-128.2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.19" calcext:value-type="float">
            <text:p>-6.1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820" calcext:value-type="float">
            <text:p>-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68" calcext:value-type="float">
            <text:p>14.68</text:p>
          </table:table-cell>
          <table:table-cell office:value-type="float" office:value="-901.69" calcext:value-type="float">
            <text:p>-901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2" calcext:value-type="float">
            <text:p>5.32</text:p>
          </table:table-cell>
          <table:table-cell office:value-type="float" office:value="81.69" calcext:value-type="float">
            <text:p>81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.81" calcext:value-type="float">
            <text:p>-5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85" calcext:value-type="float">
            <text:p>19.85</text:p>
          </table:table-cell>
          <table:table-cell office:value-type="float" office:value="-848.66" calcext:value-type="float">
            <text:p>-848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-53.34" calcext:value-type="float">
            <text:p>-53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14" calcext:value-type="float">
            <text:p>12.14</text:p>
          </table:table-cell>
          <table:table-cell office:value-type="float" office:value="-895.01" calcext:value-type="float">
            <text:p>-895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86" calcext:value-type="float">
            <text:p>11.86</text:p>
          </table:table-cell>
          <table:table-cell office:value-type="float" office:value="-88.99" calcext:value-type="float">
            <text:p>-88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7.38" calcext:value-type="float">
            <text:p>-7.3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" calcext:value-type="float">
            <text:p>12.7</text:p>
          </table:table-cell>
          <table:table-cell office:value-type="float" office:value="-1077.83" calcext:value-type="float">
            <text:p>-1077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7.25" calcext:value-type="float">
            <text:p>-7.2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148" calcext:value-type="float">
            <text:p>-1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9" calcext:value-type="float">
            <text:p>11.59</text:p>
          </table:table-cell>
          <table:table-cell office:value-type="float" office:value="-1059.64" calcext:value-type="float">
            <text:p>-1059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41" calcext:value-type="float">
            <text:p>16.41</text:p>
          </table:table-cell>
          <table:table-cell office:value-type="float" office:value="-88.36" calcext:value-type="float">
            <text:p>-88.3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7.44" calcext:value-type="float">
            <text:p>-7.4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230" calcext:value-type="float">
            <text:p>-1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7" calcext:value-type="float">
            <text:p>4.77</text:p>
          </table:table-cell>
          <table:table-cell office:value-type="float" office:value="-1085.38" calcext:value-type="float">
            <text:p>-1085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23" calcext:value-type="float">
            <text:p>25.23</text:p>
          </table:table-cell>
          <table:table-cell office:value-type="float" office:value="-144.62" calcext:value-type="float">
            <text:p>-144.6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9" calcext:value-type="float">
            <text:p>-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312" calcext:value-type="float">
            <text:p>-1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03" calcext:value-type="float">
            <text:p>25.03</text:p>
          </table:table-cell>
          <table:table-cell office:value-type="float" office:value="-1316.77" calcext:value-type="float">
            <text:p>-1316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97" calcext:value-type="float">
            <text:p>6.97</text:p>
          </table:table-cell>
          <table:table-cell office:value-type="float" office:value="4.77" calcext:value-type="float">
            <text:p>4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9" calcext:value-type="float">
            <text:p>-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394" calcext:value-type="float">
            <text:p>-1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01" calcext:value-type="float">
            <text:p>29.01</text:p>
          </table:table-cell>
          <table:table-cell office:value-type="float" office:value="-1311.94" calcext:value-type="float">
            <text:p>-1311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-82.06" calcext:value-type="float">
            <text:p>-82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8.94" calcext:value-type="float">
            <text:p>-8.9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476" calcext:value-type="float">
            <text:p>-1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47" calcext:value-type="float">
            <text:p>26.47</text:p>
          </table:table-cell>
          <table:table-cell office:value-type="float" office:value="-1305.26" calcext:value-type="float">
            <text:p>-1305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53" calcext:value-type="float">
            <text:p>9.53</text:p>
          </table:table-cell>
          <table:table-cell office:value-type="float" office:value="-170.74" calcext:value-type="float">
            <text:p>-170.7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33" calcext:value-type="float">
            <text:p>30.33</text:p>
          </table:table-cell>
          <table:table-cell office:value-type="float" office:value="-1542.66" calcext:value-type="float">
            <text:p>-1542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float" office:value="-15.34" calcext:value-type="float">
            <text:p>-15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640" calcext:value-type="float">
            <text:p>-1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01" calcext:value-type="float">
            <text:p>41.01</text:p>
          </table:table-cell>
          <table:table-cell office:value-type="float" office:value="-1580.59" calcext:value-type="float">
            <text:p>-1580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1" calcext:value-type="float">
            <text:p>-1.01</text:p>
          </table:table-cell>
          <table:table-cell office:value-type="float" office:value="-59.41" calcext:value-type="float">
            <text:p>-59.4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0.75" calcext:value-type="float">
            <text:p>-10.75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722" calcext:value-type="float">
            <text:p>-1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5" calcext:value-type="float">
            <text:p>13.55</text:p>
          </table:table-cell>
          <table:table-cell office:value-type="float" office:value="-1580.49" calcext:value-type="float">
            <text:p>-1580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45" calcext:value-type="float">
            <text:p>28.45</text:p>
          </table:table-cell>
          <table:table-cell office:value-type="float" office:value="-141.51" calcext:value-type="float">
            <text:p>-141.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804" calcext:value-type="float">
            <text:p>-1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19" calcext:value-type="float">
            <text:p>24.19</text:p>
          </table:table-cell>
          <table:table-cell office:value-type="float" office:value="-1794.26" calcext:value-type="float">
            <text:p>-1794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81" calcext:value-type="float">
            <text:p>19.81</text:p>
          </table:table-cell>
          <table:table-cell office:value-type="float" office:value="-9.74" calcext:value-type="float">
            <text:p>-9.7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25" calcext:value-type="float">
            <text:p>-12.25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886" calcext:value-type="float">
            <text:p>-1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-1814.87" calcext:value-type="float">
            <text:p>-1814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-71.13" calcext:value-type="float">
            <text:p>-71.1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2.25" calcext:value-type="float">
            <text:p>-12.25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968" calcext:value-type="float">
            <text:p>-1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-1811.78" calcext:value-type="float">
            <text:p>-1811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65" calcext:value-type="float">
            <text:p>41.65</text:p>
          </table:table-cell>
          <table:table-cell office:value-type="float" office:value="-156.22" calcext:value-type="float">
            <text:p>-156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4.25" calcext:value-type="float">
            <text:p>-14.25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2050" calcext:value-type="float">
            <text:p>-2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4" calcext:value-type="float">
            <text:p>46.4</text:p>
          </table:table-cell>
          <table:table-cell office:value-type="float" office:value="-2087.52" calcext:value-type="float">
            <text:p>-2087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37.52" calcext:value-type="float">
            <text:p>37.5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3.94" calcext:value-type="float">
            <text:p>-13.94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1" calcext:value-type="float">
            <text:p>24.71</text:p>
          </table:table-cell>
          <table:table-cell office:value-type="float" office:value="-2041.36" calcext:value-type="float">
            <text:p>-2041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29" calcext:value-type="float">
            <text:p>27.29</text:p>
          </table:table-cell>
          <table:table-cell office:value-type="float" office:value="-90.64" calcext:value-type="float">
            <text:p>-90.6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3.81" calcext:value-type="float">
            <text:p>-13.8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2214" calcext:value-type="float">
            <text:p>-2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01" calcext:value-type="float">
            <text:p>53.01</text:p>
          </table:table-cell>
          <table:table-cell office:value-type="float" office:value="-2022.96" calcext:value-type="float">
            <text:p>-2022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-191.04" calcext:value-type="float">
            <text:p>-191.0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19" calcext:value-type="float">
            <text:p>-1.1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73.72" calcext:value-type="float">
            <text:p>-173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91.72" calcext:value-type="float">
            <text:p>91.7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74" calcext:value-type="float">
            <text:p>-14.74</text:p>
          </table:table-cell>
          <table:table-cell office:value-type="float" office:value="-207.02" calcext:value-type="float">
            <text:p>-207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4" calcext:value-type="float">
            <text:p>6.74</text:p>
          </table:table-cell>
          <table:table-cell office:value-type="float" office:value="43.02" calcext:value-type="float">
            <text:p>43.0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1.31" calcext:value-type="float">
            <text:p>-1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37" calcext:value-type="float">
            <text:p>-5.37</text:p>
          </table:table-cell>
          <table:table-cell office:value-type="float" office:value="-187.95" calcext:value-type="float">
            <text:p>-187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63" calcext:value-type="float">
            <text:p>-6.63</text:p>
          </table:table-cell>
          <table:table-cell office:value-type="float" office:value="-58.05" calcext:value-type="float">
            <text:p>-58.0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46" calcext:value-type="float">
            <text:p>-18.46</text:p>
          </table:table-cell>
          <table:table-cell office:value-type="float" office:value="-422.26" calcext:value-type="float">
            <text:p>-422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94.26" calcext:value-type="float">
            <text:p>94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25" calcext:value-type="float">
            <text:p>-2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57" calcext:value-type="float">
            <text:p>-9.57</text:p>
          </table:table-cell>
          <table:table-cell office:value-type="float" office:value="-327.7" calcext:value-type="float">
            <text:p>-327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43" calcext:value-type="float">
            <text:p>-10.43</text:p>
          </table:table-cell>
          <table:table-cell office:value-type="float" office:value="-82.3" calcext:value-type="float">
            <text:p>-82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3.19" calcext:value-type="float">
            <text:p>-3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25" calcext:value-type="float">
            <text:p>-18.25</text:p>
          </table:table-cell>
          <table:table-cell office:value-type="float" office:value="-461.07" calcext:value-type="float">
            <text:p>-461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75" calcext:value-type="float">
            <text:p>-5.75</text:p>
          </table:table-cell>
          <table:table-cell office:value-type="float" office:value="-30.93" calcext:value-type="float">
            <text:p>-30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4.44" calcext:value-type="float">
            <text:p>-4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6.63" calcext:value-type="float">
            <text:p>-36.63</text:p>
          </table:table-cell>
          <table:table-cell office:value-type="float" office:value="-643.21" calcext:value-type="float">
            <text:p>-643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63" calcext:value-type="float">
            <text:p>8.63</text:p>
          </table:table-cell>
          <table:table-cell office:value-type="float" office:value="69.21" calcext:value-type="float">
            <text:p>69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4.5" calcext:value-type="float">
            <text:p>-4.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09" calcext:value-type="float">
            <text:p>-34.09</text:p>
          </table:table-cell>
          <table:table-cell office:value-type="float" office:value="-649.89" calcext:value-type="float">
            <text:p>-649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-6.11" calcext:value-type="float">
            <text:p>-6.1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1.8" calcext:value-type="float">
            <text:p>-51.8</text:p>
          </table:table-cell>
          <table:table-cell office:value-type="float" office:value="-598.9" calcext:value-type="float">
            <text:p>-598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float" office:value="-139.1" calcext:value-type="float">
            <text:p>-139.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820" calcext:value-type="float">
            <text:p>-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1.45" calcext:value-type="float">
            <text:p>-51.45</text:p>
          </table:table-cell>
          <table:table-cell office:value-type="float" office:value="-742.91" calcext:value-type="float">
            <text:p>-742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" calcext:value-type="float">
            <text:p>11.45</text:p>
          </table:table-cell>
          <table:table-cell office:value-type="float" office:value="-77.09" calcext:value-type="float">
            <text:p>-77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6.71" calcext:value-type="float">
            <text:p>-36.71</text:p>
          </table:table-cell>
          <table:table-cell office:value-type="float" office:value="-883.33" calcext:value-type="float">
            <text:p>-883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29" calcext:value-type="float">
            <text:p>-7.29</text:p>
          </table:table-cell>
          <table:table-cell office:value-type="float" office:value="-18.67" calcext:value-type="float">
            <text:p>-18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6" calcext:value-type="float">
            <text:p>-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5.82" calcext:value-type="float">
            <text:p>-35.82</text:p>
          </table:table-cell>
          <table:table-cell office:value-type="float" office:value="-862.72" calcext:value-type="float">
            <text:p>-862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18" calcext:value-type="float">
            <text:p>-12.18</text:p>
          </table:table-cell>
          <table:table-cell office:value-type="float" office:value="-121.28" calcext:value-type="float">
            <text:p>-121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8" calcext:value-type="float">
            <text:p>-8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2.5" calcext:value-type="float">
            <text:p>-72.5</text:p>
          </table:table-cell>
          <table:table-cell office:value-type="float" office:value="-1160.61" calcext:value-type="float">
            <text:p>-1160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94.61" calcext:value-type="float">
            <text:p>94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7.75" calcext:value-type="float">
            <text:p>-7.7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56" calcext:value-type="float">
            <text:p>-56</text:p>
          </table:table-cell>
          <table:table-cell office:value-type="float" office:value="-1148" calcext:value-type="float">
            <text:p>-1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8.73" calcext:value-type="float">
            <text:p>-68.73</text:p>
          </table:table-cell>
          <table:table-cell office:value-type="float" office:value="-1116.97" calcext:value-type="float">
            <text:p>-1116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3" calcext:value-type="float">
            <text:p>12.73</text:p>
          </table:table-cell>
          <table:table-cell office:value-type="float" office:value="-31.03" calcext:value-type="float">
            <text:p>-31.0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1230" calcext:value-type="float">
            <text:p>-12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3.9" calcext:value-type="float">
            <text:p>-73.9</text:p>
          </table:table-cell>
          <table:table-cell office:value-type="float" office:value="-996.29" calcext:value-type="float">
            <text:p>-996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-233.71" calcext:value-type="float">
            <text:p>-233.7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9.69" calcext:value-type="float">
            <text:p>-9.69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1312" calcext:value-type="float">
            <text:p>-1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6.18" calcext:value-type="float">
            <text:p>-46.18</text:p>
          </table:table-cell>
          <table:table-cell office:value-type="float" office:value="-1380.52" calcext:value-type="float">
            <text:p>-1380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.82" calcext:value-type="float">
            <text:p>-17.82</text:p>
          </table:table-cell>
          <table:table-cell office:value-type="float" office:value="68.52" calcext:value-type="float">
            <text:p>68.5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9.06" calcext:value-type="float">
            <text:p>-9.0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68" calcext:value-type="float">
            <text:p>-68</text:p>
          </table:table-cell>
          <table:table-cell office:value-type="float" office:value="-1394" calcext:value-type="float">
            <text:p>-1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1.51" calcext:value-type="float">
            <text:p>-101.51</text:p>
          </table:table-cell>
          <table:table-cell office:value-type="float" office:value="-1302.71" calcext:value-type="float">
            <text:p>-1302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51" calcext:value-type="float">
            <text:p>33.51</text:p>
          </table:table-cell>
          <table:table-cell office:value-type="float" office:value="-91.29" calcext:value-type="float">
            <text:p>-91.2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9.31" calcext:value-type="float">
            <text:p>-9.3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-1476" calcext:value-type="float">
            <text:p>-1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1.9" calcext:value-type="float">
            <text:p>-71.9</text:p>
          </table:table-cell>
          <table:table-cell office:value-type="float" office:value="-1341.31" calcext:value-type="float">
            <text:p>-1341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134.69" calcext:value-type="float">
            <text:p>-134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11.5" calcext:value-type="float">
            <text:p>-11.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0.49" calcext:value-type="float">
            <text:p>-90.49</text:p>
          </table:table-cell>
          <table:table-cell office:value-type="float" office:value="-1658.37" calcext:value-type="float">
            <text:p>-1658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49" calcext:value-type="float">
            <text:p>14.49</text:p>
          </table:table-cell>
          <table:table-cell office:value-type="float" office:value="100.37" calcext:value-type="float">
            <text:p>100.3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11.12" calcext:value-type="float">
            <text:p>-11.12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1640" calcext:value-type="float">
            <text:p>-1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.75" calcext:value-type="float">
            <text:p>-100.75</text:p>
          </table:table-cell>
          <table:table-cell office:value-type="float" office:value="-1635.88" calcext:value-type="float">
            <text:p>-1635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-4.12" calcext:value-type="float">
            <text:p>-4.1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11.31" calcext:value-type="float">
            <text:p>-11.31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84" calcext:value-type="float">
            <text:p>-84</text:p>
          </table:table-cell>
          <table:table-cell office:value-type="float" office:value="-1722" calcext:value-type="float">
            <text:p>-1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2.14" calcext:value-type="float">
            <text:p>-92.14</text:p>
          </table:table-cell>
          <table:table-cell office:value-type="float" office:value="-1631.08" calcext:value-type="float">
            <text:p>-1631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14" calcext:value-type="float">
            <text:p>8.14</text:p>
          </table:table-cell>
          <table:table-cell office:value-type="float" office:value="-90.92" calcext:value-type="float">
            <text:p>-90.9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-12.69" calcext:value-type="float">
            <text:p>-12.69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-88" calcext:value-type="float">
            <text:p>-88</text:p>
          </table:table-cell>
          <table:table-cell office:value-type="float" office:value="-1804" calcext:value-type="float">
            <text:p>-1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.94" calcext:value-type="float">
            <text:p>-102.94</text:p>
          </table:table-cell>
          <table:table-cell office:value-type="float" office:value="-1835.38" calcext:value-type="float">
            <text:p>-1835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94" calcext:value-type="float">
            <text:p>14.94</text:p>
          </table:table-cell>
          <table:table-cell office:value-type="float" office:value="31.38" calcext:value-type="float">
            <text:p>31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3.69" calcext:value-type="float">
            <text:p>-13.6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92" calcext:value-type="float">
            <text:p>-92</text:p>
          </table:table-cell>
          <table:table-cell office:value-type="float" office:value="-1886" calcext:value-type="float">
            <text:p>-1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9.08" calcext:value-type="float">
            <text:p>-109.08</text:p>
          </table:table-cell>
          <table:table-cell office:value-type="float" office:value="-1975.43" calcext:value-type="float">
            <text:p>-1975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08" calcext:value-type="float">
            <text:p>17.08</text:p>
          </table:table-cell>
          <table:table-cell office:value-type="float" office:value="89.43" calcext:value-type="float">
            <text:p>89.4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13.25" calcext:value-type="float">
            <text:p>-13.2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96" calcext:value-type="float">
            <text:p>-96</text:p>
          </table:table-cell>
          <table:table-cell office:value-type="float" office:value="-1968" calcext:value-type="float">
            <text:p>-1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.53" calcext:value-type="float">
            <text:p>-85.53</text:p>
          </table:table-cell>
          <table:table-cell office:value-type="float" office:value="-1913.97" calcext:value-type="float">
            <text:p>-1913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47" calcext:value-type="float">
            <text:p>-10.47</text:p>
          </table:table-cell>
          <table:table-cell office:value-type="float" office:value="-54.03" calcext:value-type="float">
            <text:p>-54.0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47" calcext:value-type="float">
            <text:p>10.47</text:p>
          </table:table-cell>
          <table:table-cell office:value-type="float" office:value="-172.85" calcext:value-type="float">
            <text:p>-172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47" calcext:value-type="float">
            <text:p>-2.47</text:p>
          </table:table-cell>
          <table:table-cell office:value-type="float" office:value="102.85" calcext:value-type="float">
            <text:p>102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4" calcext:value-type="float">
            <text:p>17.84</text:p>
          </table:table-cell>
          <table:table-cell office:value-type="float" office:value="-156.2" calcext:value-type="float">
            <text:p>-156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84" calcext:value-type="float">
            <text:p>-1.84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1.12" calcext:value-type="float">
            <text:p>-1.1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87" calcext:value-type="float">
            <text:p>24.87</text:p>
          </table:table-cell>
          <table:table-cell office:value-type="float" office:value="-169.25" calcext:value-type="float">
            <text:p>-169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7" calcext:value-type="float">
            <text:p>-0.87</text:p>
          </table:table-cell>
          <table:table-cell office:value-type="float" office:value="-40.75" calcext:value-type="float">
            <text:p>-40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2.5" calcext:value-type="float">
            <text:p>-2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52" calcext:value-type="float">
            <text:p>28.52</text:p>
          </table:table-cell>
          <table:table-cell office:value-type="float" office:value="-367.85" calcext:value-type="float">
            <text:p>-367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87.85" calcext:value-type="float">
            <text:p>87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2.25" calcext:value-type="float">
            <text:p>-2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float" office:value="-335.42" calcext:value-type="float">
            <text:p>-335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-14.58" calcext:value-type="float">
            <text:p>-14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46" calcext:value-type="float">
            <text:p>22.46</text:p>
          </table:table-cell>
          <table:table-cell office:value-type="float" office:value="-267.78" calcext:value-type="float">
            <text:p>-267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4" calcext:value-type="float">
            <text:p>25.54</text:p>
          </table:table-cell>
          <table:table-cell office:value-type="float" office:value="-152.22" calcext:value-type="float">
            <text:p>-152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3.06" calcext:value-type="float">
            <text:p>-3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95" calcext:value-type="float">
            <text:p>41.95</text:p>
          </table:table-cell>
          <table:table-cell office:value-type="float" office:value="-451.27" calcext:value-type="float">
            <text:p>-451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05" calcext:value-type="float">
            <text:p>14.05</text:p>
          </table:table-cell>
          <table:table-cell office:value-type="float" office:value="-38.73" calcext:value-type="float">
            <text:p>-38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3.62" calcext:value-type="float">
            <text:p>-3.6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39" calcext:value-type="float">
            <text:p>53.39</text:p>
          </table:table-cell>
          <table:table-cell office:value-type="float" office:value="-537.1" calcext:value-type="float">
            <text:p>-537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61" calcext:value-type="float">
            <text:p>10.61</text:p>
          </table:table-cell>
          <table:table-cell office:value-type="float" office:value="-22.9" calcext:value-type="float">
            <text:p>-22.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21" calcext:value-type="float">
            <text:p>60.21</text:p>
          </table:table-cell>
          <table:table-cell office:value-type="float" office:value="-511.35" calcext:value-type="float">
            <text:p>-511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9" calcext:value-type="float">
            <text:p>11.79</text:p>
          </table:table-cell>
          <table:table-cell office:value-type="float" office:value="-118.65" calcext:value-type="float">
            <text:p>-118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5.25" calcext:value-type="float">
            <text:p>-5.2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73" calcext:value-type="float">
            <text:p>65.73</text:p>
          </table:table-cell>
          <table:table-cell office:value-type="float" office:value="-776.04" calcext:value-type="float">
            <text:p>-776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27" calcext:value-type="float">
            <text:p>14.27</text:p>
          </table:table-cell>
          <table:table-cell office:value-type="float" office:value="76.04" calcext:value-type="float">
            <text:p>76.0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4.62" calcext:value-type="float">
            <text:p>-4.6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22" calcext:value-type="float">
            <text:p>60.22</text:p>
          </table:table-cell>
          <table:table-cell office:value-type="float" office:value="-685.07" calcext:value-type="float">
            <text:p>-685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78" calcext:value-type="float">
            <text:p>27.78</text:p>
          </table:table-cell>
          <table:table-cell office:value-type="float" office:value="-84.93" calcext:value-type="float">
            <text:p>-84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840" calcext:value-type="float">
            <text:p>-8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79" calcext:value-type="float">
            <text:p>69.79</text:p>
          </table:table-cell>
          <table:table-cell office:value-type="float" office:value="-704.81" calcext:value-type="float">
            <text:p>-704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21" calcext:value-type="float">
            <text:p>26.21</text:p>
          </table:table-cell>
          <table:table-cell office:value-type="float" office:value="-135.19" calcext:value-type="float">
            <text:p>-135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43" calcext:value-type="float">
            <text:p>85.43</text:p>
          </table:table-cell>
          <table:table-cell office:value-type="float" office:value="-824.62" calcext:value-type="float">
            <text:p>-824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7" calcext:value-type="float">
            <text:p>18.57</text:p>
          </table:table-cell>
          <table:table-cell office:value-type="float" office:value="-85.38" calcext:value-type="float">
            <text:p>-85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6.31" calcext:value-type="float">
            <text:p>-6.3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980" calcext:value-type="float">
            <text:p>-9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3.48" calcext:value-type="float">
            <text:p>113.48</text:p>
          </table:table-cell>
          <table:table-cell office:value-type="float" office:value="-943.25" calcext:value-type="float">
            <text:p>-943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8" calcext:value-type="float">
            <text:p>-1.48</text:p>
          </table:table-cell>
          <table:table-cell office:value-type="float" office:value="-36.75" calcext:value-type="float">
            <text:p>-36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6.81" calcext:value-type="float">
            <text:p>-6.81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46" calcext:value-type="float">
            <text:p>94.46</text:p>
          </table:table-cell>
          <table:table-cell office:value-type="float" office:value="-1008.98" calcext:value-type="float">
            <text:p>-1008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4" calcext:value-type="float">
            <text:p>25.54</text:p>
          </table:table-cell>
          <table:table-cell office:value-type="float" office:value="-41.02" calcext:value-type="float">
            <text:p>-41.0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120" calcext:value-type="float">
            <text:p>-1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44" calcext:value-type="float">
            <text:p>73.44</text:p>
          </table:table-cell>
          <table:table-cell office:value-type="float" office:value="-903.41" calcext:value-type="float">
            <text:p>-903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56" calcext:value-type="float">
            <text:p>54.56</text:p>
          </table:table-cell>
          <table:table-cell office:value-type="float" office:value="-216.59" calcext:value-type="float">
            <text:p>-216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7.69" calcext:value-type="float">
            <text:p>-7.6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1190" calcext:value-type="float">
            <text:p>-1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.65" calcext:value-type="float">
            <text:p>110.65</text:p>
          </table:table-cell>
          <table:table-cell office:value-type="float" office:value="-1137.88" calcext:value-type="float">
            <text:p>-1137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35" calcext:value-type="float">
            <text:p>25.35</text:p>
          </table:table-cell>
          <table:table-cell office:value-type="float" office:value="-52.12" calcext:value-type="float">
            <text:p>-52.1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8.31" calcext:value-type="float">
            <text:p>-8.3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1260" calcext:value-type="float">
            <text:p>-1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.64" calcext:value-type="float">
            <text:p>122.64</text:p>
          </table:table-cell>
          <table:table-cell office:value-type="float" office:value="-1232.82" calcext:value-type="float">
            <text:p>-1232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36" calcext:value-type="float">
            <text:p>21.36</text:p>
          </table:table-cell>
          <table:table-cell office:value-type="float" office:value="-27.18" calcext:value-type="float">
            <text:p>-27.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8.5" calcext:value-type="float">
            <text:p>-8.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1330" calcext:value-type="float">
            <text:p>-1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-1262.52" calcext:value-type="float">
            <text:p>-1262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-67.48" calcext:value-type="float">
            <text:p>-67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9.19" calcext:value-type="float">
            <text:p>-9.1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5.31" calcext:value-type="float">
            <text:p>145.31</text:p>
          </table:table-cell>
          <table:table-cell office:value-type="float" office:value="-1365.68" calcext:value-type="float">
            <text:p>-1365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69" calcext:value-type="float">
            <text:p>14.69</text:p>
          </table:table-cell>
          <table:table-cell office:value-type="float" office:value="-34.32" calcext:value-type="float">
            <text:p>-34.3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9.38" calcext:value-type="float">
            <text:p>-9.3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1470" calcext:value-type="float">
            <text:p>-1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.9" calcext:value-type="float">
            <text:p>165.9</text:p>
          </table:table-cell>
          <table:table-cell office:value-type="float" office:value="-1393.64" calcext:value-type="float">
            <text:p>-1393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-76.36" calcext:value-type="float">
            <text:p>-76.3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-1540" calcext:value-type="float">
            <text:p>-15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6.58" calcext:value-type="float">
            <text:p>176.58</text:p>
          </table:table-cell>
          <table:table-cell office:value-type="float" office:value="-1605.3" calcext:value-type="float">
            <text:p>-1605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8" calcext:value-type="float">
            <text:p>-0.58</text:p>
          </table:table-cell>
          <table:table-cell office:value-type="float" office:value="65.3" calcext:value-type="float">
            <text:p>65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1.12" calcext:value-type="float">
            <text:p>-11.1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2.3" calcext:value-type="float">
            <text:p>192.3</text:p>
          </table:table-cell>
          <table:table-cell office:value-type="float" office:value="-1658.7" calcext:value-type="float">
            <text:p>-1658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3" calcext:value-type="float">
            <text:p>-8.3</text:p>
          </table:table-cell>
          <table:table-cell office:value-type="float" office:value="48.7" calcext:value-type="float">
            <text:p>48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1.19" calcext:value-type="float">
            <text:p>-11.19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.93" calcext:value-type="float">
            <text:p>169.93</text:p>
          </table:table-cell>
          <table:table-cell office:value-type="float" office:value="-1671.96" calcext:value-type="float">
            <text:p>-1671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07" calcext:value-type="float">
            <text:p>22.07</text:p>
          </table:table-cell>
          <table:table-cell office:value-type="float" office:value="-8.04" calcext:value-type="float">
            <text:p>-8.0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2.75" calcext:value-type="float">
            <text:p>-12.7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1750" calcext:value-type="float">
            <text:p>-1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2.04" calcext:value-type="float">
            <text:p>232.04</text:p>
          </table:table-cell>
          <table:table-cell office:value-type="float" office:value="-1899.86" calcext:value-type="float">
            <text:p>-1899.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04" calcext:value-type="float">
            <text:p>-32.04</text:p>
          </table:table-cell>
          <table:table-cell office:value-type="float" office:value="149.86" calcext:value-type="float">
            <text:p>149.8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-11.69" calcext:value-type="float">
            <text:p>-11.6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.85" calcext:value-type="float">
            <text:p>169.85</text:p>
          </table:table-cell>
          <table:table-cell office:value-type="float" office:value="-1738.36" calcext:value-type="float">
            <text:p>-1738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15" calcext:value-type="float">
            <text:p>38.15</text:p>
          </table:table-cell>
          <table:table-cell office:value-type="float" office:value="-81.64" calcext:value-type="float">
            <text:p>-81.6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2.81" calcext:value-type="float">
            <text:p>-12.81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-1890" calcext:value-type="float">
            <text:p>-18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8.7" calcext:value-type="float">
            <text:p>198.7</text:p>
          </table:table-cell>
          <table:table-cell office:value-type="float" office:value="-1902.78" calcext:value-type="float">
            <text:p>-1902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12.78" calcext:value-type="float">
            <text:p>12.7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-1.19" calcext:value-type="float">
            <text:p>-1.19</text:p>
          </table:table-cell>
          <table:table-cell office:value-type="float" office:value="-15.31" calcext:value-type="float">
            <text:p>-15.31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-1960" calcext:value-type="float">
            <text:p>-19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4.08" calcext:value-type="float">
            <text:p>274.08</text:p>
          </table:table-cell>
          <table:table-cell office:value-type="float" office:value="-2284.73" calcext:value-type="float">
            <text:p>-2284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.08" calcext:value-type="float">
            <text:p>-50.08</text:p>
          </table:table-cell>
          <table:table-cell office:value-type="float" office:value="324.73" calcext:value-type="float">
            <text:p>324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14" calcext:value-type="float">
            <text:p>-14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-2030" calcext:value-type="float">
            <text:p>-20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2.13" calcext:value-type="float">
            <text:p>222.13</text:p>
          </table:table-cell>
          <table:table-cell office:value-type="float" office:value="-2083.55" calcext:value-type="float">
            <text:p>-2083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53.55" calcext:value-type="float">
            <text:p>53.5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13.88" calcext:value-type="float">
            <text:p>-13.88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.02" calcext:value-type="float">
            <text:p>225.02</text:p>
          </table:table-cell>
          <table:table-cell office:value-type="float" office:value="-2060.52" calcext:value-type="float">
            <text:p>-2060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98" calcext:value-type="float">
            <text:p>14.98</text:p>
          </table:table-cell>
          <table:table-cell office:value-type="float" office:value="-39.48" calcext:value-type="float">
            <text:p>-39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82.82" calcext:value-type="float">
            <text:p>-182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112.82" calcext:value-type="float">
            <text:p>112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88" calcext:value-type="float">
            <text:p>4.88</text:p>
          </table:table-cell>
          <table:table-cell office:value-type="float" office:value="-148.27" calcext:value-type="float">
            <text:p>-148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8.27" calcext:value-type="float">
            <text:p>8.2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-162.2" calcext:value-type="float">
            <text:p>-16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-47.8" calcext:value-type="float">
            <text:p>-47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47" calcext:value-type="float">
            <text:p>10.47</text:p>
          </table:table-cell>
          <table:table-cell office:value-type="float" office:value="-346.57" calcext:value-type="float">
            <text:p>-346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47" calcext:value-type="float">
            <text:p>-2.47</text:p>
          </table:table-cell>
          <table:table-cell office:value-type="float" office:value="66.57" calcext:value-type="float">
            <text:p>66.5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19" calcext:value-type="float">
            <text:p>-2.1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82" calcext:value-type="float">
            <text:p>8.82</text:p>
          </table:table-cell>
          <table:table-cell office:value-type="float" office:value="-319.27" calcext:value-type="float">
            <text:p>-319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-30.73" calcext:value-type="float">
            <text:p>-30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2.19" calcext:value-type="float">
            <text:p>-2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64" calcext:value-type="float">
            <text:p>-1.64</text:p>
          </table:table-cell>
          <table:table-cell office:value-type="float" office:value="-320.15" calcext:value-type="float">
            <text:p>-320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64" calcext:value-type="float">
            <text:p>13.64</text:p>
          </table:table-cell>
          <table:table-cell office:value-type="float" office:value="-99.85" calcext:value-type="float">
            <text:p>-99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-474.8" calcext:value-type="float">
            <text:p>-474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float" office:value="-15.2" calcext:value-type="float">
            <text:p>-15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56" calcext:value-type="float">
            <text:p>-3.5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47" calcext:value-type="float">
            <text:p>12.47</text:p>
          </table:table-cell>
          <table:table-cell office:value-type="float" office:value="-517.87" calcext:value-type="float">
            <text:p>-517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-42.13" calcext:value-type="float">
            <text:p>-42.1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-502.09" calcext:value-type="float">
            <text:p>-502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62" calcext:value-type="float">
            <text:p>8.62</text:p>
          </table:table-cell>
          <table:table-cell office:value-type="float" office:value="-127.91" calcext:value-type="float">
            <text:p>-127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-710.65" calcext:value-type="float">
            <text:p>-710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89" calcext:value-type="float">
            <text:p>16.89</text:p>
          </table:table-cell>
          <table:table-cell office:value-type="float" office:value="10.65" calcext:value-type="float">
            <text:p>10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8" calcext:value-type="float">
            <text:p>13.58</text:p>
          </table:table-cell>
          <table:table-cell office:value-type="float" office:value="-709.78" calcext:value-type="float">
            <text:p>-709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-60.22" calcext:value-type="float">
            <text:p>-60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840" calcext:value-type="float">
            <text:p>-8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13" calcext:value-type="float">
            <text:p>14.13</text:p>
          </table:table-cell>
          <table:table-cell office:value-type="float" office:value="-718.88" calcext:value-type="float">
            <text:p>-718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87" calcext:value-type="float">
            <text:p>9.87</text:p>
          </table:table-cell>
          <table:table-cell office:value-type="float" office:value="-121.12" calcext:value-type="float">
            <text:p>-121.1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.88" calcext:value-type="float">
            <text:p>-5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-857.75" calcext:value-type="float">
            <text:p>-85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-52.25" calcext:value-type="float">
            <text:p>-52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980" calcext:value-type="float">
            <text:p>-9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12" calcext:value-type="float">
            <text:p>26.12</text:p>
          </table:table-cell>
          <table:table-cell office:value-type="float" office:value="-813.81" calcext:value-type="float">
            <text:p>-813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-166.19" calcext:value-type="float">
            <text:p>-166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" calcext:value-type="float">
            <text:p>-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4" calcext:value-type="float">
            <text:p>11.04</text:p>
          </table:table-cell>
          <table:table-cell office:value-type="float" office:value="-876.82" calcext:value-type="float">
            <text:p>-876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96" calcext:value-type="float">
            <text:p>18.96</text:p>
          </table:table-cell>
          <table:table-cell office:value-type="float" office:value="-173.18" calcext:value-type="float">
            <text:p>-173.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7.88" calcext:value-type="float">
            <text:p>-7.88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1120" calcext:value-type="float">
            <text:p>-1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61" calcext:value-type="float">
            <text:p>17.61</text:p>
          </table:table-cell>
          <table:table-cell office:value-type="float" office:value="-1161.82" calcext:value-type="float">
            <text:p>-1161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39" calcext:value-type="float">
            <text:p>14.39</text:p>
          </table:table-cell>
          <table:table-cell office:value-type="float" office:value="41.82" calcext:value-type="float">
            <text:p>41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7.81" calcext:value-type="float">
            <text:p>-7.8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190" calcext:value-type="float">
            <text:p>-1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5" calcext:value-type="float">
            <text:p>16.55</text:p>
          </table:table-cell>
          <table:table-cell office:value-type="float" office:value="-1141.51" calcext:value-type="float">
            <text:p>-1141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float" office:value="-48.49" calcext:value-type="float">
            <text:p>-48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260" calcext:value-type="float">
            <text:p>-1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-1013.28" calcext:value-type="float">
            <text:p>-1013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-246.72" calcext:value-type="float">
            <text:p>-246.7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9" calcext:value-type="float">
            <text:p>-9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330" calcext:value-type="float">
            <text:p>-1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02" calcext:value-type="float">
            <text:p>32.02</text:p>
          </table:table-cell>
          <table:table-cell office:value-type="float" office:value="-1331.95" calcext:value-type="float">
            <text:p>-1331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98" calcext:value-type="float">
            <text:p>5.98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9.31" calcext:value-type="float">
            <text:p>-9.3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8" calcext:value-type="float">
            <text:p>30.28</text:p>
          </table:table-cell>
          <table:table-cell office:value-type="float" office:value="-1371.05" calcext:value-type="float">
            <text:p>-1371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2" calcext:value-type="float">
            <text:p>9.72</text:p>
          </table:table-cell>
          <table:table-cell office:value-type="float" office:value="-28.95" calcext:value-type="float">
            <text:p>-28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8.94" calcext:value-type="float">
            <text:p>-8.9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470" calcext:value-type="float">
            <text:p>-1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42" calcext:value-type="float">
            <text:p>43.42</text:p>
          </table:table-cell>
          <table:table-cell office:value-type="float" office:value="-1308.35" calcext:value-type="float">
            <text:p>-1308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42" calcext:value-type="float">
            <text:p>-1.42</text:p>
          </table:table-cell>
          <table:table-cell office:value-type="float" office:value="-161.65" calcext:value-type="float">
            <text:p>-161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540" calcext:value-type="float">
            <text:p>-15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52" calcext:value-type="float">
            <text:p>46.52</text:p>
          </table:table-cell>
          <table:table-cell office:value-type="float" office:value="-1497.84" calcext:value-type="float">
            <text:p>-1497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52" calcext:value-type="float">
            <text:p>-2.52</text:p>
          </table:table-cell>
          <table:table-cell office:value-type="float" office:value="-42.16" calcext:value-type="float">
            <text:p>-42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-1645.14" calcext:value-type="float">
            <text:p>-1645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35.14" calcext:value-type="float">
            <text:p>35.1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13" calcext:value-type="float">
            <text:p>28.13</text:p>
          </table:table-cell>
          <table:table-cell office:value-type="float" office:value="-1506.27" calcext:value-type="float">
            <text:p>-1506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87" calcext:value-type="float">
            <text:p>19.87</text:p>
          </table:table-cell>
          <table:table-cell office:value-type="float" office:value="-173.73" calcext:value-type="float">
            <text:p>-173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2" calcext:value-type="float">
            <text:p>-11.6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750" calcext:value-type="float">
            <text:p>-1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77" calcext:value-type="float">
            <text:p>18.77</text:p>
          </table:table-cell>
          <table:table-cell office:value-type="float" office:value="-1699.06" calcext:value-type="float">
            <text:p>-1699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23" calcext:value-type="float">
            <text:p>31.23</text:p>
          </table:table-cell>
          <table:table-cell office:value-type="float" office:value="-50.94" calcext:value-type="float">
            <text:p>-50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75" calcext:value-type="float">
            <text:p>-12.7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59" calcext:value-type="float">
            <text:p>55.59</text:p>
          </table:table-cell>
          <table:table-cell office:value-type="float" office:value="-1853.81" calcext:value-type="float">
            <text:p>-1853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59" calcext:value-type="float">
            <text:p>-3.59</text:p>
          </table:table-cell>
          <table:table-cell office:value-type="float" office:value="33.81" calcext:value-type="float">
            <text:p>33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890" calcext:value-type="float">
            <text:p>-18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86" calcext:value-type="float">
            <text:p>46.86</text:p>
          </table:table-cell>
          <table:table-cell office:value-type="float" office:value="-1815.57" calcext:value-type="float">
            <text:p>-1815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14" calcext:value-type="float">
            <text:p>7.14</text:p>
          </table:table-cell>
          <table:table-cell office:value-type="float" office:value="-74.43" calcext:value-type="float">
            <text:p>-74.4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3.81" calcext:value-type="float">
            <text:p>-13.8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960" calcext:value-type="float">
            <text:p>-19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54" calcext:value-type="float">
            <text:p>44.54</text:p>
          </table:table-cell>
          <table:table-cell office:value-type="float" office:value="-2021.42" calcext:value-type="float">
            <text:p>-2021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" calcext:value-type="float">
            <text:p>11.46</text:p>
          </table:table-cell>
          <table:table-cell office:value-type="float" office:value="61.42" calcext:value-type="float">
            <text:p>61.4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4.19" calcext:value-type="float">
            <text:p>-14.1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2030" calcext:value-type="float">
            <text:p>-20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84" calcext:value-type="float">
            <text:p>47.84</text:p>
          </table:table-cell>
          <table:table-cell office:value-type="float" office:value="-2076" calcext:value-type="float">
            <text:p>-2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16" calcext:value-type="float">
            <text:p>10.1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4.25" calcext:value-type="float">
            <text:p>-14.2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92" calcext:value-type="float">
            <text:p>39.92</text:p>
          </table:table-cell>
          <table:table-cell office:value-type="float" office:value="-2083.55" calcext:value-type="float">
            <text:p>-2083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08" calcext:value-type="float">
            <text:p>20.08</text:p>
          </table:table-cell>
          <table:table-cell office:value-type="float" office:value="-16.45" calcext:value-type="float">
            <text:p>-16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5.56" calcext:value-type="float">
            <text:p>-15.56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91" calcext:value-type="float">
            <text:p>76.91</text:p>
          </table:table-cell>
          <table:table-cell office:value-type="float" office:value="-2279.23" calcext:value-type="float">
            <text:p>-2279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91" calcext:value-type="float">
            <text:p>-14.91</text:p>
          </table:table-cell>
          <table:table-cell office:value-type="float" office:value="109.23" calcext:value-type="float">
            <text:p>109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5.12" calcext:value-type="float">
            <text:p>-15.12</text:p>
          </table:table-cell>
          <table:table-cell office:value-type="float" office:value="-0.88" calcext:value-type="float">
            <text:p>-0.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2240" calcext:value-type="float">
            <text:p>-2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68" calcext:value-type="float">
            <text:p>37.68</text:p>
          </table:table-cell>
          <table:table-cell office:value-type="float" office:value="-2223" calcext:value-type="float">
            <text:p>-22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32" calcext:value-type="float">
            <text:p>26.3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5.69" calcext:value-type="float">
            <text:p>-15.69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2310" calcext:value-type="float">
            <text:p>-2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61" calcext:value-type="float">
            <text:p>48.61</text:p>
          </table:table-cell>
          <table:table-cell office:value-type="float" office:value="-2297.62" calcext:value-type="float">
            <text:p>-2297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39" calcext:value-type="float">
            <text:p>17.39</text:p>
          </table:table-cell>
          <table:table-cell office:value-type="float" office:value="-12.38" calcext:value-type="float">
            <text:p>-12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03" calcext:value-type="float">
            <text:p>-7.03</text:p>
          </table:table-cell>
          <table:table-cell office:value-type="float" office:value="-160.66" calcext:value-type="float">
            <text:p>-160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90.66" calcext:value-type="float">
            <text:p>90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48" calcext:value-type="float">
            <text:p>-6.48</text:p>
          </table:table-cell>
          <table:table-cell office:value-type="float" office:value="-169.76" calcext:value-type="float">
            <text:p>-169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52" calcext:value-type="float">
            <text:p>-1.52</text:p>
          </table:table-cell>
          <table:table-cell office:value-type="float" office:value="29.76" calcext:value-type="float">
            <text:p>29.7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06" calcext:value-type="float">
            <text:p>-1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05" calcext:value-type="float">
            <text:p>-16.05</text:p>
          </table:table-cell>
          <table:table-cell office:value-type="float" office:value="-150.02" calcext:value-type="float">
            <text:p>-15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-59.98" calcext:value-type="float">
            <text:p>-59.9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3.42" calcext:value-type="float">
            <text:p>-23.42</text:p>
          </table:table-cell>
          <table:table-cell office:value-type="float" office:value="-340.39" calcext:value-type="float">
            <text:p>-340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42" calcext:value-type="float">
            <text:p>7.42</text:p>
          </table:table-cell>
          <table:table-cell office:value-type="float" office:value="60.39" calcext:value-type="float">
            <text:p>60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2.44" calcext:value-type="float">
            <text:p>-2.4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.87" calcext:value-type="float">
            <text:p>-22.87</text:p>
          </table:table-cell>
          <table:table-cell office:value-type="float" office:value="-349.49" calcext:value-type="float">
            <text:p>-349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-0.51" calcext:value-type="float">
            <text:p>-0.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.43" calcext:value-type="float">
            <text:p>-11.43</text:p>
          </table:table-cell>
          <table:table-cell office:value-type="float" office:value="-261.6" calcext:value-type="float">
            <text:p>-26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57" calcext:value-type="float">
            <text:p>-12.57</text:p>
          </table:table-cell>
          <table:table-cell office:value-type="float" office:value="-158.4" calcext:value-type="float">
            <text:p>-158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3.62" calcext:value-type="float">
            <text:p>-3.6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7.82" calcext:value-type="float">
            <text:p>-37.82</text:p>
          </table:table-cell>
          <table:table-cell office:value-type="float" office:value="-517.7" calcext:value-type="float">
            <text:p>-517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82" calcext:value-type="float">
            <text:p>9.82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2.99" calcext:value-type="float">
            <text:p>-32.99</text:p>
          </table:table-cell>
          <table:table-cell office:value-type="float" office:value="-494.37" calcext:value-type="float">
            <text:p>-494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-65.63" calcext:value-type="float">
            <text:p>-65.6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3.31" calcext:value-type="float">
            <text:p>-3.3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62" calcext:value-type="float">
            <text:p>-25.62</text:p>
          </table:table-cell>
          <table:table-cell office:value-type="float" office:value="-477.72" calcext:value-type="float">
            <text:p>-477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38" calcext:value-type="float">
            <text:p>-10.38</text:p>
          </table:table-cell>
          <table:table-cell office:value-type="float" office:value="-152.28" calcext:value-type="float">
            <text:p>-152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91" calcext:value-type="float">
            <text:p>-38.91</text:p>
          </table:table-cell>
          <table:table-cell office:value-type="float" office:value="-673.23" calcext:value-type="float">
            <text:p>-673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09" calcext:value-type="float">
            <text:p>-1.09</text:p>
          </table:table-cell>
          <table:table-cell office:value-type="float" office:value="-26.77" calcext:value-type="float">
            <text:p>-26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9.38" calcext:value-type="float">
            <text:p>-49.38</text:p>
          </table:table-cell>
          <table:table-cell office:value-type="float" office:value="-674.1" calcext:value-type="float">
            <text:p>-674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-95.9" calcext:value-type="float">
            <text:p>-95.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4.62" calcext:value-type="float">
            <text:p>-4.6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840" calcext:value-type="float">
            <text:p>-8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1.46" calcext:value-type="float">
            <text:p>-41.46</text:p>
          </table:table-cell>
          <table:table-cell office:value-type="float" office:value="-666.55" calcext:value-type="float">
            <text:p>-666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54" calcext:value-type="float">
            <text:p>-6.54</text:p>
          </table:table-cell>
          <table:table-cell office:value-type="float" office:value="-173.45" calcext:value-type="float">
            <text:p>-173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5.64" calcext:value-type="float">
            <text:p>-55.64</text:p>
          </table:table-cell>
          <table:table-cell office:value-type="float" office:value="-882.66" calcext:value-type="float">
            <text:p>-882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-27.34" calcext:value-type="float">
            <text:p>-27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6.19" calcext:value-type="float">
            <text:p>-6.1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56" calcext:value-type="float">
            <text:p>-56</text:p>
          </table:table-cell>
          <table:table-cell office:value-type="float" office:value="-980" calcext:value-type="float">
            <text:p>-9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2.04" calcext:value-type="float">
            <text:p>-72.04</text:p>
          </table:table-cell>
          <table:table-cell office:value-type="float" office:value="-888.67" calcext:value-type="float">
            <text:p>-888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04" calcext:value-type="float">
            <text:p>16.04</text:p>
          </table:table-cell>
          <table:table-cell office:value-type="float" office:value="-91.33" calcext:value-type="float">
            <text:p>-91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6.56" calcext:value-type="float">
            <text:p>-6.5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4.16" calcext:value-type="float">
            <text:p>-84.16</text:p>
          </table:table-cell>
          <table:table-cell office:value-type="float" office:value="-973.8" calcext:value-type="float">
            <text:p>-973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16" calcext:value-type="float">
            <text:p>24.16</text:p>
          </table:table-cell>
          <table:table-cell office:value-type="float" office:value="-76.2" calcext:value-type="float">
            <text:p>-76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7.44" calcext:value-type="float">
            <text:p>-7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1120" calcext:value-type="float">
            <text:p>-1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1.02" calcext:value-type="float">
            <text:p>-61.02</text:p>
          </table:table-cell>
          <table:table-cell office:value-type="float" office:value="-1070.61" calcext:value-type="float">
            <text:p>-1070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98" calcext:value-type="float">
            <text:p>-2.98</text:p>
          </table:table-cell>
          <table:table-cell office:value-type="float" office:value="-49.39" calcext:value-type="float">
            <text:p>-49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7.44" calcext:value-type="float">
            <text:p>-7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68" calcext:value-type="float">
            <text:p>-68</text:p>
          </table:table-cell>
          <table:table-cell office:value-type="float" office:value="-1190" calcext:value-type="float">
            <text:p>-1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9.49" calcext:value-type="float">
            <text:p>-69.49</text:p>
          </table:table-cell>
          <table:table-cell office:value-type="float" office:value="-1069.07" calcext:value-type="float">
            <text:p>-1069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-120.93" calcext:value-type="float">
            <text:p>-120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7.25" calcext:value-type="float">
            <text:p>-7.2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-1260" calcext:value-type="float">
            <text:p>-1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1.15" calcext:value-type="float">
            <text:p>-71.15</text:p>
          </table:table-cell>
          <table:table-cell office:value-type="float" office:value="-1041.78" calcext:value-type="float">
            <text:p>-1041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85" calcext:value-type="float">
            <text:p>-0.85</text:p>
          </table:table-cell>
          <table:table-cell office:value-type="float" office:value="-218.22" calcext:value-type="float">
            <text:p>-218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-9.12" calcext:value-type="float">
            <text:p>-9.12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-1330" calcext:value-type="float">
            <text:p>-13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2.03" calcext:value-type="float">
            <text:p>-82.03</text:p>
          </table:table-cell>
          <table:table-cell office:value-type="float" office:value="-1312.48" calcext:value-type="float">
            <text:p>-1312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-17.52" calcext:value-type="float">
            <text:p>-17.5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9.31" calcext:value-type="float">
            <text:p>-9.3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6.89" calcext:value-type="float">
            <text:p>-76.89</text:p>
          </table:table-cell>
          <table:table-cell office:value-type="float" office:value="-1323.72" calcext:value-type="float">
            <text:p>-1323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11" calcext:value-type="float">
            <text:p>-3.11</text:p>
          </table:table-cell>
          <table:table-cell office:value-type="float" office:value="-76.28" calcext:value-type="float">
            <text:p>-76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-9.19" calcext:value-type="float">
            <text:p>-9.1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84" calcext:value-type="float">
            <text:p>-84</text:p>
          </table:table-cell>
          <table:table-cell office:value-type="float" office:value="-1470" calcext:value-type="float">
            <text:p>-1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1.47" calcext:value-type="float">
            <text:p>-81.47</text:p>
          </table:table-cell>
          <table:table-cell office:value-type="float" office:value="-1321.58" calcext:value-type="float">
            <text:p>-1321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53" calcext:value-type="float">
            <text:p>-2.53</text:p>
          </table:table-cell>
          <table:table-cell office:value-type="float" office:value="-148.42" calcext:value-type="float">
            <text:p>-148.4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88" calcext:value-type="float">
            <text:p>-88</text:p>
          </table:table-cell>
          <table:table-cell office:value-type="float" office:value="-1540" calcext:value-type="float">
            <text:p>-15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1.51" calcext:value-type="float">
            <text:p>-111.51</text:p>
          </table:table-cell>
          <table:table-cell office:value-type="float" office:value="-1552.8" calcext:value-type="float">
            <text:p>-1552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1" calcext:value-type="float">
            <text:p>23.51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92" calcext:value-type="float">
            <text:p>-92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9.73" calcext:value-type="float">
            <text:p>-89.73</text:p>
          </table:table-cell>
          <table:table-cell office:value-type="float" office:value="-1532.56" calcext:value-type="float">
            <text:p>-1532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7" calcext:value-type="float">
            <text:p>-2.27</text:p>
          </table:table-cell>
          <table:table-cell office:value-type="float" office:value="-77.44" calcext:value-type="float">
            <text:p>-77.4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81" calcext:value-type="float">
            <text:p>-0.81</text:p>
          </table:table-cell>
          <table:table-cell/>
          <table:table-cell office:value-type="float" office:value="-96" calcext:value-type="float">
            <text:p>-96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6.98" calcext:value-type="float">
            <text:p>-116.98</text:p>
          </table:table-cell>
          <table:table-cell office:value-type="float" office:value="-1571.26" calcext:value-type="float">
            <text:p>-1571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98" calcext:value-type="float">
            <text:p>20.98</text:p>
          </table:table-cell>
          <table:table-cell office:value-type="float" office:value="-108.74" calcext:value-type="float">
            <text:p>-108.7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-1750" calcext:value-type="float">
            <text:p>-1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7.64" calcext:value-type="float">
            <text:p>-107.64</text:p>
          </table:table-cell>
          <table:table-cell office:value-type="float" office:value="-1790.2" calcext:value-type="float">
            <text:p>-179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64" calcext:value-type="float">
            <text:p>7.64</text:p>
          </table:table-cell>
          <table:table-cell office:value-type="float" office:value="40.2" calcext:value-type="float">
            <text:p>40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2.38" calcext:value-type="float">
            <text:p>-12.3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104" calcext:value-type="float">
            <text:p>-104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8.19" calcext:value-type="float">
            <text:p>-108.19</text:p>
          </table:table-cell>
          <table:table-cell office:value-type="float" office:value="-1781.1" calcext:value-type="float">
            <text:p>-178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19" calcext:value-type="float">
            <text:p>4.19</text:p>
          </table:table-cell>
          <table:table-cell office:value-type="float" office:value="-38.9" calcext:value-type="float">
            <text:p>-38.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-12.5" calcext:value-type="float">
            <text:p>-12.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108" calcext:value-type="float">
            <text:p>-108</text:p>
          </table:table-cell>
          <table:table-cell office:value-type="float" office:value="-1890" calcext:value-type="float">
            <text:p>-18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6.03" calcext:value-type="float">
            <text:p>-126.03</text:p>
          </table:table-cell>
          <table:table-cell office:value-type="float" office:value="-1798.62" calcext:value-type="float">
            <text:p>-1798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03" calcext:value-type="float">
            <text:p>18.03</text:p>
          </table:table-cell>
          <table:table-cell office:value-type="float" office:value="-91.38" calcext:value-type="float">
            <text:p>-91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4.38" calcext:value-type="float">
            <text:p>-14.3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112" calcext:value-type="float">
            <text:p>-112</text:p>
          </table:table-cell>
          <table:table-cell office:value-type="float" office:value="-1960" calcext:value-type="float">
            <text:p>-19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9.03" calcext:value-type="float">
            <text:p>-99.03</text:p>
          </table:table-cell>
          <table:table-cell office:value-type="float" office:value="-2070.67" calcext:value-type="float">
            <text:p>-2070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.97" calcext:value-type="float">
            <text:p>-12.97</text:p>
          </table:table-cell>
          <table:table-cell office:value-type="float" office:value="110.67" calcext:value-type="float">
            <text:p>110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-14.94" calcext:value-type="float">
            <text:p>-14.94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116" calcext:value-type="float">
            <text:p>-116</text:p>
          </table:table-cell>
          <table:table-cell office:value-type="float" office:value="-2030" calcext:value-type="float">
            <text:p>-20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5.84" calcext:value-type="float">
            <text:p>-165.84</text:p>
          </table:table-cell>
          <table:table-cell office:value-type="float" office:value="-2145.02" calcext:value-type="float">
            <text:p>-2145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84" calcext:value-type="float">
            <text:p>49.84</text:p>
          </table:table-cell>
          <table:table-cell office:value-type="float" office:value="115.02" calcext:value-type="float">
            <text:p>115.0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-13.62" calcext:value-type="float">
            <text:p>-13.6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4.59" calcext:value-type="float">
            <text:p>-124.59</text:p>
          </table:table-cell>
          <table:table-cell office:value-type="float" office:value="-1960.83" calcext:value-type="float">
            <text:p>-1960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9" calcext:value-type="float">
            <text:p>4.59</text:p>
          </table:table-cell>
          <table:table-cell office:value-type="float" office:value="-139.17" calcext:value-type="float">
            <text:p>-139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-15.5" calcext:value-type="float">
            <text:p>-15.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124" calcext:value-type="float">
            <text:p>-124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0.88" calcext:value-type="float">
            <text:p>-160.88</text:p>
          </table:table-cell>
          <table:table-cell office:value-type="float" office:value="-2226.9" calcext:value-type="float">
            <text:p>-222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88" calcext:value-type="float">
            <text:p>36.88</text:p>
          </table:table-cell>
          <table:table-cell office:value-type="float" office:value="56.9" calcext:value-type="float">
            <text:p>56.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.25" calcext:value-type="float">
            <text:p>-1.25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float" office:value="-2240" calcext:value-type="float">
            <text:p>-2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4.87" calcext:value-type="float">
            <text:p>-174.87</text:p>
          </table:table-cell>
          <table:table-cell office:value-type="float" office:value="-2245.93" calcext:value-type="float">
            <text:p>-2245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87" calcext:value-type="float">
            <text:p>46.87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32" calcext:value-type="float">
            <text:p>-132</text:p>
          </table:table-cell>
          <table:table-cell office:value-type="float" office:value="-2310" calcext:value-type="float">
            <text:p>-2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8.43" calcext:value-type="float">
            <text:p>-158.43</text:p>
          </table:table-cell>
          <table:table-cell office:value-type="float" office:value="-2237.81" calcext:value-type="float">
            <text:p>-2237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43" calcext:value-type="float">
            <text:p>26.43</text:p>
          </table:table-cell>
          <table:table-cell office:value-type="float" office:value="-72.19" calcext:value-type="float">
            <text:p>-72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16" calcext:value-type="float">
            <text:p>7.16</text:p>
          </table:table-cell>
          <table:table-cell office:value-type="float" office:value="-118.26" calcext:value-type="float">
            <text:p>-118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56.26" calcext:value-type="float">
            <text:p>56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4" calcext:value-type="float">
            <text:p>15.64</text:p>
          </table:table-cell>
          <table:table-cell office:value-type="float" office:value="-119.81" calcext:value-type="float">
            <text:p>-119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-4.19" calcext:value-type="float">
            <text:p>-4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27" calcext:value-type="float">
            <text:p>8.27</text:p>
          </table:table-cell>
          <table:table-cell office:value-type="float" office:value="-136.46" calcext:value-type="float">
            <text:p>-136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73" calcext:value-type="float">
            <text:p>15.73</text:p>
          </table:table-cell>
          <table:table-cell office:value-type="float" office:value="-49.54" calcext:value-type="float">
            <text:p>-49.5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2" calcext:value-type="float">
            <text:p>-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06" calcext:value-type="float">
            <text:p>41.06</text:p>
          </table:table-cell>
          <table:table-cell office:value-type="float" office:value="-298.16" calcext:value-type="float">
            <text:p>-298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06" calcext:value-type="float">
            <text:p>-9.06</text:p>
          </table:table-cell>
          <table:table-cell office:value-type="float" office:value="50.16" calcext:value-type="float">
            <text:p>50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1.88" calcext:value-type="float">
            <text:p>-1.8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48" calcext:value-type="float">
            <text:p>31.48</text:p>
          </table:table-cell>
          <table:table-cell office:value-type="float" office:value="-278.42" calcext:value-type="float">
            <text:p>-278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2" calcext:value-type="float">
            <text:p>8.52</text:p>
          </table:table-cell>
          <table:table-cell office:value-type="float" office:value="-31.58" calcext:value-type="float">
            <text:p>-31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93" calcext:value-type="float">
            <text:p>30.93</text:p>
          </table:table-cell>
          <table:table-cell office:value-type="float" office:value="-269.32" calcext:value-type="float">
            <text:p>-269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07" calcext:value-type="float">
            <text:p>17.07</text:p>
          </table:table-cell>
          <table:table-cell office:value-type="float" office:value="-102.68" calcext:value-type="float">
            <text:p>-102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2.94" calcext:value-type="float">
            <text:p>-2.9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33" calcext:value-type="float">
            <text:p>47.33</text:p>
          </table:table-cell>
          <table:table-cell office:value-type="float" office:value="-437.03" calcext:value-type="float">
            <text:p>-437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2.75" calcext:value-type="float">
            <text:p>-2.7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15" calcext:value-type="float">
            <text:p>54.15</text:p>
          </table:table-cell>
          <table:table-cell office:value-type="float" office:value="-411.29" calcext:value-type="float">
            <text:p>-411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85" calcext:value-type="float">
            <text:p>9.85</text:p>
          </table:table-cell>
          <table:table-cell office:value-type="float" office:value="-84.71" calcext:value-type="float">
            <text:p>-84.7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3" calcext:value-type="float">
            <text:p>-3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6" calcext:value-type="float">
            <text:p>56.36</text:p>
          </table:table-cell>
          <table:table-cell office:value-type="float" office:value="-447.67" calcext:value-type="float">
            <text:p>-447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4" calcext:value-type="float">
            <text:p>15.64</text:p>
          </table:table-cell>
          <table:table-cell office:value-type="float" office:value="-110.33" calcext:value-type="float">
            <text:p>-110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43" calcext:value-type="float">
            <text:p>73.43</text:p>
          </table:table-cell>
          <table:table-cell office:value-type="float" office:value="-555.97" calcext:value-type="float">
            <text:p>-555.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7" calcext:value-type="float">
            <text:p>6.57</text:p>
          </table:table-cell>
          <table:table-cell office:value-type="float" office:value="-64.03" calcext:value-type="float">
            <text:p>-64.0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3.88" calcext:value-type="float">
            <text:p>-3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.08" calcext:value-type="float">
            <text:p>62.08</text:p>
          </table:table-cell>
          <table:table-cell office:value-type="float" office:value="-577.45" calcext:value-type="float">
            <text:p>-577.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92" calcext:value-type="float">
            <text:p>25.92</text:p>
          </table:table-cell>
          <table:table-cell office:value-type="float" office:value="-104.55" calcext:value-type="float">
            <text:p>-104.5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3.81" calcext:value-type="float">
            <text:p>-3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06" calcext:value-type="float">
            <text:p>53.06</text:p>
          </table:table-cell>
          <table:table-cell office:value-type="float" office:value="-566.81" calcext:value-type="float">
            <text:p>-566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94" calcext:value-type="float">
            <text:p>42.94</text:p>
          </table:table-cell>
          <table:table-cell office:value-type="float" office:value="-177.19" calcext:value-type="float">
            <text:p>-177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5.12" calcext:value-type="float">
            <text:p>-5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57" calcext:value-type="float">
            <text:p>81.57</text:p>
          </table:table-cell>
          <table:table-cell office:value-type="float" office:value="-760.94" calcext:value-type="float">
            <text:p>-760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43" calcext:value-type="float">
            <text:p>22.43</text:p>
          </table:table-cell>
          <table:table-cell office:value-type="float" office:value="-45.06" calcext:value-type="float">
            <text:p>-45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5" calcext:value-type="float">
            <text:p>-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99" calcext:value-type="float">
            <text:p>73.99</text:p>
          </table:table-cell>
          <table:table-cell office:value-type="float" office:value="-738.78" calcext:value-type="float">
            <text:p>-738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01" calcext:value-type="float">
            <text:p>38.01</text:p>
          </table:table-cell>
          <table:table-cell office:value-type="float" office:value="-129.22" calcext:value-type="float">
            <text:p>-129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930" calcext:value-type="float">
            <text:p>-9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741.2" calcext:value-type="float">
            <text:p>-74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88.8" calcext:value-type="float">
            <text:p>-188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5.88" calcext:value-type="float">
            <text:p>-5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992" calcext:value-type="float">
            <text:p>-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66" calcext:value-type="float">
            <text:p>96.66</text:p>
          </table:table-cell>
          <table:table-cell office:value-type="float" office:value="-871.65" calcext:value-type="float">
            <text:p>-871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34" calcext:value-type="float">
            <text:p>31.34</text:p>
          </table:table-cell>
          <table:table-cell office:value-type="float" office:value="-120.35" calcext:value-type="float">
            <text:p>-120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6.19" calcext:value-type="float">
            <text:p>-6.1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.9" calcext:value-type="float">
            <text:p>105.9</text:p>
          </table:table-cell>
          <table:table-cell office:value-type="float" office:value="-921.1" calcext:value-type="float">
            <text:p>-92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1" calcext:value-type="float">
            <text:p>30.1</text:p>
          </table:table-cell>
          <table:table-cell office:value-type="float" office:value="-132.9" calcext:value-type="float">
            <text:p>-132.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6.5" calcext:value-type="float">
            <text:p>-6.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1116" calcext:value-type="float">
            <text:p>-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76" calcext:value-type="float">
            <text:p>74.76</text:p>
          </table:table-cell>
          <table:table-cell office:value-type="float" office:value="-960.41" calcext:value-type="float">
            <text:p>-960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24" calcext:value-type="float">
            <text:p>69.24</text:p>
          </table:table-cell>
          <table:table-cell office:value-type="float" office:value="-155.59" calcext:value-type="float">
            <text:p>-155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7.31" calcext:value-type="float">
            <text:p>-7.3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1178" calcext:value-type="float">
            <text:p>-1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3.82" calcext:value-type="float">
            <text:p>113.82</text:p>
          </table:table-cell>
          <table:table-cell office:value-type="float" office:value="-1087.26" calcext:value-type="float">
            <text:p>-1087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18" calcext:value-type="float">
            <text:p>38.18</text:p>
          </table:table-cell>
          <table:table-cell office:value-type="float" office:value="-90.74" calcext:value-type="float">
            <text:p>-90.7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7.5" calcext:value-type="float">
            <text:p>-7.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1240" calcext:value-type="float">
            <text:p>-1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8.53" calcext:value-type="float">
            <text:p>98.53</text:p>
          </table:table-cell>
          <table:table-cell office:value-type="float" office:value="-1111.46" calcext:value-type="float">
            <text:p>-1111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47" calcext:value-type="float">
            <text:p>61.47</text:p>
          </table:table-cell>
          <table:table-cell office:value-type="float" office:value="-128.54" calcext:value-type="float">
            <text:p>-128.5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8.06" calcext:value-type="float">
            <text:p>-8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.38" calcext:value-type="float">
            <text:p>137.38</text:p>
          </table:table-cell>
          <table:table-cell office:value-type="float" office:value="-1199.52" calcext:value-type="float">
            <text:p>-1199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2" calcext:value-type="float">
            <text:p>30.62</text:p>
          </table:table-cell>
          <table:table-cell office:value-type="float" office:value="-102.48" calcext:value-type="float">
            <text:p>-102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-1364" calcext:value-type="float">
            <text:p>-1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9.5" calcext:value-type="float">
            <text:p>159.5</text:p>
          </table:table-cell>
          <table:table-cell office:value-type="float" office:value="-1323.28" calcext:value-type="float">
            <text:p>-1323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-40.72" calcext:value-type="float">
            <text:p>-40.7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-1426" calcext:value-type="float">
            <text:p>-1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5.61" calcext:value-type="float">
            <text:p>125.61</text:p>
          </table:table-cell>
          <table:table-cell office:value-type="float" office:value="-1317.11" calcext:value-type="float">
            <text:p>-1317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-108.89" calcext:value-type="float">
            <text:p>-108.8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8" calcext:value-type="float">
            <text:p>-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-1488" calcext:value-type="float">
            <text:p>-1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.36" calcext:value-type="float">
            <text:p>128.36</text:p>
          </table:table-cell>
          <table:table-cell office:value-type="float" office:value="-1188.87" calcext:value-type="float">
            <text:p>-1188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64" calcext:value-type="float">
            <text:p>63.64</text:p>
          </table:table-cell>
          <table:table-cell office:value-type="float" office:value="-299.13" calcext:value-type="float">
            <text:p>-299.1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0.06" calcext:value-type="float">
            <text:p>-10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1550" calcext:value-type="float">
            <text:p>-1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1.96" calcext:value-type="float">
            <text:p>171.96</text:p>
          </table:table-cell>
          <table:table-cell office:value-type="float" office:value="-1493.71" calcext:value-type="float">
            <text:p>-1493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04" calcext:value-type="float">
            <text:p>28.04</text:p>
          </table:table-cell>
          <table:table-cell office:value-type="float" office:value="-56.29" calcext:value-type="float">
            <text:p>-56.2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.22" calcext:value-type="float">
            <text:p>190.22</text:p>
          </table:table-cell>
          <table:table-cell office:value-type="float" office:value="-1553.8" calcext:value-type="float">
            <text:p>-1553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78" calcext:value-type="float">
            <text:p>17.78</text:p>
          </table:table-cell>
          <table:table-cell office:value-type="float" office:value="-58.2" calcext:value-type="float">
            <text:p>-58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10" calcext:value-type="float">
            <text:p>-10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-1674" calcext:value-type="float">
            <text:p>-16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.54" calcext:value-type="float">
            <text:p>131.54</text:p>
          </table:table-cell>
          <table:table-cell office:value-type="float" office:value="-1485.69" calcext:value-type="float">
            <text:p>-1485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6" calcext:value-type="float">
            <text:p>84.46</text:p>
          </table:table-cell>
          <table:table-cell office:value-type="float" office:value="-188.31" calcext:value-type="float">
            <text:p>-188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1" calcext:value-type="float">
            <text:p>-1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-1736" calcext:value-type="float">
            <text:p>-1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8.23" calcext:value-type="float">
            <text:p>178.23</text:p>
          </table:table-cell>
          <table:table-cell office:value-type="float" office:value="-1632.59" calcext:value-type="float">
            <text:p>-1632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77" calcext:value-type="float">
            <text:p>45.77</text:p>
          </table:table-cell>
          <table:table-cell office:value-type="float" office:value="-103.41" calcext:value-type="float">
            <text:p>-103.4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1.62" calcext:value-type="float">
            <text:p>-11.62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.74" calcext:value-type="float">
            <text:p>183.74</text:p>
          </table:table-cell>
          <table:table-cell office:value-type="float" office:value="-1723.56" calcext:value-type="float">
            <text:p>-1723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26" calcext:value-type="float">
            <text:p>48.26</text:p>
          </table:table-cell>
          <table:table-cell office:value-type="float" office:value="-74.44" calcext:value-type="float">
            <text:p>-74.4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-1860" calcext:value-type="float">
            <text:p>-1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.1" calcext:value-type="float">
            <text:p>180.1</text:p>
          </table:table-cell>
          <table:table-cell office:value-type="float" office:value="-1698.68" calcext:value-type="float">
            <text:p>-1698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9" calcext:value-type="float">
            <text:p>59.9</text:p>
          </table:table-cell>
          <table:table-cell office:value-type="float" office:value="-161.32" calcext:value-type="float">
            <text:p>-161.3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13.44" calcext:value-type="float">
            <text:p>-13.4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-1922" calcext:value-type="float">
            <text:p>-1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9.63" calcext:value-type="float">
            <text:p>229.63</text:p>
          </table:table-cell>
          <table:table-cell office:value-type="float" office:value="-1998.39" calcext:value-type="float">
            <text:p>-1998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37" calcext:value-type="float">
            <text:p>18.37</text:p>
          </table:table-cell>
          <table:table-cell office:value-type="float" office:value="76.39" calcext:value-type="float">
            <text:p>76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.72" calcext:value-type="float">
            <text:p>209.72</text:p>
          </table:table-cell>
          <table:table-cell office:value-type="float" office:value="-1911.01" calcext:value-type="float">
            <text:p>-1911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28" calcext:value-type="float">
            <text:p>46.28</text:p>
          </table:table-cell>
          <table:table-cell office:value-type="float" office:value="-72.99" calcext:value-type="float">
            <text:p>-72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3.19" calcext:value-type="float">
            <text:p>-13.1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-2046" calcext:value-type="float">
            <text:p>-2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.02" calcext:value-type="float">
            <text:p>200.02</text:p>
          </table:table-cell>
          <table:table-cell office:value-type="float" office:value="-1959.78" calcext:value-type="float">
            <text:p>-1959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98" calcext:value-type="float">
            <text:p>63.98</text:p>
          </table:table-cell>
          <table:table-cell office:value-type="float" office:value="-86.22" calcext:value-type="float">
            <text:p>-86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3.44" calcext:value-type="float">
            <text:p>-13.44</text:p>
          </table:table-cell>
          <table:table-cell office:value-type="float" office:value="-1.31" calcext:value-type="float">
            <text:p>-1.3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-2108" calcext:value-type="float">
            <text:p>-2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.21" calcext:value-type="float">
            <text:p>212.21</text:p>
          </table:table-cell>
          <table:table-cell office:value-type="float" office:value="-2031.35" calcext:value-type="float">
            <text:p>-2031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.79" calcext:value-type="float">
            <text:p>59.79</text:p>
          </table:table-cell>
          <table:table-cell office:value-type="float" office:value="-76.65" calcext:value-type="float">
            <text:p>-76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0.75" calcext:value-type="float">
            <text:p>-0.75</text:p>
          </table:table-cell>
          <table:table-cell office:value-type="float" office:value="-13.94" calcext:value-type="float">
            <text:p>-13.9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.62" calcext:value-type="float">
            <text:p>208.62</text:p>
          </table:table-cell>
          <table:table-cell office:value-type="float" office:value="-2066.53" calcext:value-type="float">
            <text:p>-2066.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.38" calcext:value-type="float">
            <text:p>71.38</text:p>
          </table:table-cell>
          <table:table-cell office:value-type="float" office:value="-103.47" calcext:value-type="float">
            <text:p>-103.4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14.94" calcext:value-type="float">
            <text:p>-14.9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-2232" calcext:value-type="float">
            <text:p>-2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2.86" calcext:value-type="float">
            <text:p>242.86</text:p>
          </table:table-cell>
          <table:table-cell office:value-type="float" office:value="-2216.72" calcext:value-type="float">
            <text:p>-2216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.14" calcext:value-type="float">
            <text:p>45.14</text:p>
          </table:table-cell>
          <table:table-cell office:value-type="float" office:value="-15.28" calcext:value-type="float">
            <text:p>-15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-2294" calcext:value-type="float">
            <text:p>-2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6.71" calcext:value-type="float">
            <text:p>256.71</text:p>
          </table:table-cell>
          <table:table-cell office:value-type="float" office:value="-2377.75" calcext:value-type="float">
            <text:p>-2377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29" calcext:value-type="float">
            <text:p>39.29</text:p>
          </table:table-cell>
          <table:table-cell office:value-type="float" office:value="83.75" calcext:value-type="float">
            <text:p>83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-0.94" calcext:value-type="float">
            <text:p>-0.94</text:p>
          </table:table-cell>
          <table:table-cell office:value-type="float" office:value="-15.94" calcext:value-type="float">
            <text:p>-15.94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-2356" calcext:value-type="float">
            <text:p>-23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7.69" calcext:value-type="float">
            <text:p>247.69</text:p>
          </table:table-cell>
          <table:table-cell office:value-type="float" office:value="-2367.11" calcext:value-type="float">
            <text:p>-2367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31" calcext:value-type="float">
            <text:p>56.31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16.25" calcext:value-type="float">
            <text:p>-16.2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-2418" calcext:value-type="float">
            <text:p>-2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3.41" calcext:value-type="float">
            <text:p>263.41</text:p>
          </table:table-cell>
          <table:table-cell office:value-type="float" office:value="-2420.51" calcext:value-type="float">
            <text:p>-2420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9" calcext:value-type="float">
            <text:p>48.59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61" calcext:value-type="float">
            <text:p>6.61</text:p>
          </table:table-cell>
          <table:table-cell office:value-type="float" office:value="-109.17" calcext:value-type="float">
            <text:p>-109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61" calcext:value-type="float">
            <text:p>-4.61</text:p>
          </table:table-cell>
          <table:table-cell office:value-type="float" office:value="47.17" calcext:value-type="float">
            <text:p>47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float" office:value="-138.87" calcext:value-type="float">
            <text:p>-138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7" calcext:value-type="float">
            <text:p>-2.27</text:p>
          </table:table-cell>
          <table:table-cell office:value-type="float" office:value="14.87" calcext:value-type="float">
            <text:p>14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-93.39" calcext:value-type="float">
            <text:p>-93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-92.61" calcext:value-type="float">
            <text:p>-92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1" calcext:value-type="float">
            <text:p>5.51</text:p>
          </table:table-cell>
          <table:table-cell office:value-type="float" office:value="-264.69" calcext:value-type="float">
            <text:p>-264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16.69" calcext:value-type="float">
            <text:p>16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06" calcext:value-type="float">
            <text:p>-2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2" calcext:value-type="float">
            <text:p>7.72</text:p>
          </table:table-cell>
          <table:table-cell office:value-type="float" office:value="-301.08" calcext:value-type="float">
            <text:p>-301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-8.92" calcext:value-type="float">
            <text:p>-8.9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88" calcext:value-type="float">
            <text:p>14.88</text:p>
          </table:table-cell>
          <table:table-cell office:value-type="float" office:value="-245.62" calcext:value-type="float">
            <text:p>-245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88" calcext:value-type="float">
            <text:p>-2.88</text:p>
          </table:table-cell>
          <table:table-cell office:value-type="float" office:value="-126.38" calcext:value-type="float">
            <text:p>-126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8" calcext:value-type="float">
            <text:p>13.78</text:p>
          </table:table-cell>
          <table:table-cell office:value-type="float" office:value="-401.15" calcext:value-type="float">
            <text:p>-401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-32.85" calcext:value-type="float">
            <text:p>-32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45" calcext:value-type="float">
            <text:p>26.45</text:p>
          </table:table-cell>
          <table:table-cell office:value-type="float" office:value="-436.66" calcext:value-type="float">
            <text:p>-436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45" calcext:value-type="float">
            <text:p>-10.45</text:p>
          </table:table-cell>
          <table:table-cell office:value-type="float" office:value="-59.34" calcext:value-type="float">
            <text:p>-59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25" calcext:value-type="float">
            <text:p>22.25</text:p>
          </table:table-cell>
          <table:table-cell office:value-type="float" office:value="-402.69" calcext:value-type="float">
            <text:p>-402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25" calcext:value-type="float">
            <text:p>-4.25</text:p>
          </table:table-cell>
          <table:table-cell office:value-type="float" office:value="-155.31" calcext:value-type="float">
            <text:p>-155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.38" calcext:value-type="float">
            <text:p>-3.3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77" calcext:value-type="float">
            <text:p>25.77</text:p>
          </table:table-cell>
          <table:table-cell office:value-type="float" office:value="-496.08" calcext:value-type="float">
            <text:p>-496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77" calcext:value-type="float">
            <text:p>-5.77</text:p>
          </table:table-cell>
          <table:table-cell office:value-type="float" office:value="-123.92" calcext:value-type="float">
            <text:p>-123.9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3.88" calcext:value-type="float">
            <text:p>-3.8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71" calcext:value-type="float">
            <text:p>21.71</text:p>
          </table:table-cell>
          <table:table-cell office:value-type="float" office:value="-567.31" calcext:value-type="float">
            <text:p>-567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-114.69" calcext:value-type="float">
            <text:p>-114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3.81" calcext:value-type="float">
            <text:p>-3.8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16" calcext:value-type="float">
            <text:p>21.16</text:p>
          </table:table-cell>
          <table:table-cell office:value-type="float" office:value="-558.22" calcext:value-type="float">
            <text:p>-558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-185.78" calcext:value-type="float">
            <text:p>-185.7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96" calcext:value-type="float">
            <text:p>18.96</text:p>
          </table:table-cell>
          <table:table-cell office:value-type="float" office:value="-695.55" calcext:value-type="float">
            <text:p>-695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04" calcext:value-type="float">
            <text:p>7.04</text:p>
          </table:table-cell>
          <table:table-cell office:value-type="float" office:value="-110.45" calcext:value-type="float">
            <text:p>-110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61" calcext:value-type="float">
            <text:p>20.61</text:p>
          </table:table-cell>
          <table:table-cell office:value-type="float" office:value="-722.84" calcext:value-type="float">
            <text:p>-722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39" calcext:value-type="float">
            <text:p>7.39</text:p>
          </table:table-cell>
          <table:table-cell office:value-type="float" office:value="-145.16" calcext:value-type="float">
            <text:p>-145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.62" calcext:value-type="float">
            <text:p>-4.62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930" calcext:value-type="float">
            <text:p>-9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2" calcext:value-type="float">
            <text:p>4.92</text:p>
          </table:table-cell>
          <table:table-cell office:value-type="float" office:value="-716.7" calcext:value-type="float">
            <text:p>-716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08" calcext:value-type="float">
            <text:p>25.08</text:p>
          </table:table-cell>
          <table:table-cell office:value-type="float" office:value="-213.3" calcext:value-type="float">
            <text:p>-213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992" calcext:value-type="float">
            <text:p>-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69" calcext:value-type="float">
            <text:p>12.69</text:p>
          </table:table-cell>
          <table:table-cell office:value-type="float" office:value="-730.39" calcext:value-type="float">
            <text:p>-730.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31" calcext:value-type="float">
            <text:p>19.31</text:p>
          </table:table-cell>
          <table:table-cell office:value-type="float" office:value="-261.61" calcext:value-type="float">
            <text:p>-261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6.25" calcext:value-type="float">
            <text:p>-6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-909.92" calcext:value-type="float">
            <text:p>-909.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-144.08" calcext:value-type="float">
            <text:p>-144.0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6" calcext:value-type="float">
            <text:p>-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1116" calcext:value-type="float">
            <text:p>-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98" calcext:value-type="float">
            <text:p>27.98</text:p>
          </table:table-cell>
          <table:table-cell office:value-type="float" office:value="-879.91" calcext:value-type="float">
            <text:p>-879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-236.09" calcext:value-type="float">
            <text:p>-236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7.56" calcext:value-type="float">
            <text:p>-7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1178" calcext:value-type="float">
            <text:p>-1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82" calcext:value-type="float">
            <text:p>22.82</text:p>
          </table:table-cell>
          <table:table-cell office:value-type="float" office:value="-1106.67" calcext:value-type="float">
            <text:p>-1106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18" calcext:value-type="float">
            <text:p>15.18</text:p>
          </table:table-cell>
          <table:table-cell office:value-type="float" office:value="-71.33" calcext:value-type="float">
            <text:p>-71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7.5" calcext:value-type="float">
            <text:p>-7.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240" calcext:value-type="float">
            <text:p>-1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21" calcext:value-type="float">
            <text:p>41.21</text:p>
          </table:table-cell>
          <table:table-cell office:value-type="float" office:value="-1098.24" calcext:value-type="float">
            <text:p>-1098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21" calcext:value-type="float">
            <text:p>-1.21</text:p>
          </table:table-cell>
          <table:table-cell office:value-type="float" office:value="-141.76" calcext:value-type="float">
            <text:p>-141.7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7.56" calcext:value-type="float">
            <text:p>-7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-1108.21" calcext:value-type="float">
            <text:p>-1108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-193.79" calcext:value-type="float">
            <text:p>-193.7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8.56" calcext:value-type="float">
            <text:p>-8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364" calcext:value-type="float">
            <text:p>-1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64" calcext:value-type="float">
            <text:p>31.64</text:p>
          </table:table-cell>
          <table:table-cell office:value-type="float" office:value="-1252.22" calcext:value-type="float">
            <text:p>-1252.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36" calcext:value-type="float">
            <text:p>12.36</text:p>
          </table:table-cell>
          <table:table-cell office:value-type="float" office:value="-111.78" calcext:value-type="float">
            <text:p>-111.7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8.69" calcext:value-type="float">
            <text:p>-8.6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426" calcext:value-type="float">
            <text:p>-1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27" calcext:value-type="float">
            <text:p>24.27</text:p>
          </table:table-cell>
          <table:table-cell office:value-type="float" office:value="-1268.87" calcext:value-type="float">
            <text:p>-1268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73" calcext:value-type="float">
            <text:p>21.73</text:p>
          </table:table-cell>
          <table:table-cell office:value-type="float" office:value="-157.13" calcext:value-type="float">
            <text:p>-157.1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8.75" calcext:value-type="float">
            <text:p>-8.75</text:p>
          </table:table-cell>
          <table:table-cell office:value-type="float" office:value="-0.81" calcext:value-type="float">
            <text:p>-0.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488" calcext:value-type="float">
            <text:p>-1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36" calcext:value-type="float">
            <text:p>17.36</text:p>
          </table:table-cell>
          <table:table-cell office:value-type="float" office:value="-1298.85" calcext:value-type="float">
            <text:p>-1298.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64" calcext:value-type="float">
            <text:p>30.64</text:p>
          </table:table-cell>
          <table:table-cell office:value-type="float" office:value="-189.15" calcext:value-type="float">
            <text:p>-189.1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550" calcext:value-type="float">
            <text:p>-1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15" calcext:value-type="float">
            <text:p>37.15</text:p>
          </table:table-cell>
          <table:table-cell office:value-type="float" office:value="-1516.91" calcext:value-type="float">
            <text:p>-1516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85" calcext:value-type="float">
            <text:p>12.85</text:p>
          </table:table-cell>
          <table:table-cell office:value-type="float" office:value="-33.09" calcext:value-type="float">
            <text:p>-33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9.94" calcext:value-type="float">
            <text:p>-9.9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77" calcext:value-type="float">
            <text:p>41.77</text:p>
          </table:table-cell>
          <table:table-cell office:value-type="float" office:value="-1454.78" calcext:value-type="float">
            <text:p>-1454.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3" calcext:value-type="float">
            <text:p>10.23</text:p>
          </table:table-cell>
          <table:table-cell office:value-type="float" office:value="-157.22" calcext:value-type="float">
            <text:p>-157.2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9.88" calcext:value-type="float">
            <text:p>-9.88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674" calcext:value-type="float">
            <text:p>-16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74" calcext:value-type="float">
            <text:p>32.74</text:p>
          </table:table-cell>
          <table:table-cell office:value-type="float" office:value="-1444.13" calcext:value-type="float">
            <text:p>-1444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26" calcext:value-type="float">
            <text:p>21.26</text:p>
          </table:table-cell>
          <table:table-cell office:value-type="float" office:value="-229.87" calcext:value-type="float">
            <text:p>-229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1.19" calcext:value-type="float">
            <text:p>-11.1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736" calcext:value-type="float">
            <text:p>-1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32" calcext:value-type="float">
            <text:p>44.32</text:p>
          </table:table-cell>
          <table:table-cell office:value-type="float" office:value="-1635.17" calcext:value-type="float">
            <text:p>-1635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68" calcext:value-type="float">
            <text:p>11.68</text:p>
          </table:table-cell>
          <table:table-cell office:value-type="float" office:value="-100.83" calcext:value-type="float">
            <text:p>-100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93" calcext:value-type="float">
            <text:p>25.93</text:p>
          </table:table-cell>
          <table:table-cell office:value-type="float" office:value="-1643.6" calcext:value-type="float">
            <text:p>-164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07" calcext:value-type="float">
            <text:p>32.07</text:p>
          </table:table-cell>
          <table:table-cell office:value-type="float" office:value="-154.4" calcext:value-type="float">
            <text:p>-154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1.75" calcext:value-type="float">
            <text:p>-11.7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860" calcext:value-type="float">
            <text:p>-1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5" calcext:value-type="float">
            <text:p>28.35</text:p>
          </table:table-cell>
          <table:table-cell office:value-type="float" office:value="-1718.79" calcext:value-type="float">
            <text:p>-1718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65" calcext:value-type="float">
            <text:p>31.65</text:p>
          </table:table-cell>
          <table:table-cell office:value-type="float" office:value="-141.21" calcext:value-type="float">
            <text:p>-141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922" calcext:value-type="float">
            <text:p>-1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75" calcext:value-type="float">
            <text:p>44.75</text:p>
          </table:table-cell>
          <table:table-cell office:value-type="float" office:value="-1886.5" calcext:value-type="float">
            <text:p>-1886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-35.5" calcext:value-type="float">
            <text:p>-35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2.25" calcext:value-type="float">
            <text:p>-12.2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75" calcext:value-type="float">
            <text:p>34.75</text:p>
          </table:table-cell>
          <table:table-cell office:value-type="float" office:value="-1789.16" calcext:value-type="float">
            <text:p>-1789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25" calcext:value-type="float">
            <text:p>29.25</text:p>
          </table:table-cell>
          <table:table-cell office:value-type="float" office:value="-194.84" calcext:value-type="float">
            <text:p>-194.8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3.38" calcext:value-type="float">
            <text:p>-13.38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2046" calcext:value-type="float">
            <text:p>-2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16" calcext:value-type="float">
            <text:p>47.16</text:p>
          </table:table-cell>
          <table:table-cell office:value-type="float" office:value="-1961.7" calcext:value-type="float">
            <text:p>-1961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84" calcext:value-type="float">
            <text:p>18.84</text:p>
          </table:table-cell>
          <table:table-cell office:value-type="float" office:value="-84.3" calcext:value-type="float">
            <text:p>-84.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2.81" calcext:value-type="float">
            <text:p>-12.81</text:p>
          </table:table-cell>
          <table:table-cell office:value-type="float" office:value="-0.88" calcext:value-type="float">
            <text:p>-0.8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2108" calcext:value-type="float">
            <text:p>-2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23" calcext:value-type="float">
            <text:p>34.23</text:p>
          </table:table-cell>
          <table:table-cell office:value-type="float" office:value="-1889.49" calcext:value-type="float">
            <text:p>-1889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77" calcext:value-type="float">
            <text:p>33.77</text:p>
          </table:table-cell>
          <table:table-cell office:value-type="float" office:value="-218.51" calcext:value-type="float">
            <text:p>-218.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5.25" calcext:value-type="float">
            <text:p>-15.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24" calcext:value-type="float">
            <text:p>46.24</text:p>
          </table:table-cell>
          <table:table-cell office:value-type="float" office:value="-2220.31" calcext:value-type="float">
            <text:p>-222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76" calcext:value-type="float">
            <text:p>23.76</text:p>
          </table:table-cell>
          <table:table-cell office:value-type="float" office:value="50.31" calcext:value-type="float">
            <text:p>50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5" calcext:value-type="float">
            <text:p>-1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2232" calcext:value-type="float">
            <text:p>-2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52" calcext:value-type="float">
            <text:p>50.52</text:p>
          </table:table-cell>
          <table:table-cell office:value-type="float" office:value="-2187.89" calcext:value-type="float">
            <text:p>-2187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48" calcext:value-type="float">
            <text:p>21.48</text:p>
          </table:table-cell>
          <table:table-cell office:value-type="float" office:value="-44.11" calcext:value-type="float">
            <text:p>-44.1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6" calcext:value-type="float">
            <text:p>-16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2294" calcext:value-type="float">
            <text:p>-2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82" calcext:value-type="float">
            <text:p>63.82</text:p>
          </table:table-cell>
          <table:table-cell office:value-type="float" office:value="-2339.82" calcext:value-type="float">
            <text:p>-2339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18" calcext:value-type="float">
            <text:p>10.18</text:p>
          </table:table-cell>
          <table:table-cell office:value-type="float" office:value="45.82" calcext:value-type="float">
            <text:p>45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6" calcext:value-type="float">
            <text:p>-16</text:p>
          </table:table-cell>
          <table:table-cell office:value-type="float" office:value="-1.38" calcext:value-type="float">
            <text:p>-1.3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2356" calcext:value-type="float">
            <text:p>-23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1" calcext:value-type="float">
            <text:p>12.51</text:p>
          </table:table-cell>
          <table:table-cell office:value-type="float" office:value="-2366.61" calcext:value-type="float">
            <text:p>-2366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49" calcext:value-type="float">
            <text:p>63.49</text:p>
          </table:table-cell>
          <table:table-cell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6.56" calcext:value-type="float">
            <text:p>-16.5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2418" calcext:value-type="float">
            <text:p>-2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42" calcext:value-type="float">
            <text:p>29.42</text:p>
          </table:table-cell>
          <table:table-cell office:value-type="float" office:value="-2433.98" calcext:value-type="float">
            <text:p>-2433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58" calcext:value-type="float">
            <text:p>48.58</text:p>
          </table:table-cell>
          <table:table-cell office:value-type="float" office:value="15.98" calcext:value-type="float">
            <text:p>15.9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7.19" calcext:value-type="float">
            <text:p>-17.19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2480" calcext:value-type="float">
            <text:p>-2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95" calcext:value-type="float">
            <text:p>30.95</text:p>
          </table:table-cell>
          <table:table-cell office:value-type="float" office:value="-2529.79" calcext:value-type="float">
            <text:p>-2529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.05" calcext:value-type="float">
            <text:p>49.05</text:p>
          </table:table-cell>
          <table:table-cell office:value-type="float" office:value="49.79" calcext:value-type="float">
            <text:p>49.7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2542" calcext:value-type="float">
            <text:p>-25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41" calcext:value-type="float">
            <text:p>-2.41</text:p>
          </table:table-cell>
          <table:table-cell office:value-type="float" office:value="-2470.54" calcext:value-type="float">
            <text:p>-2470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41" calcext:value-type="float">
            <text:p>84.41</text:p>
          </table:table-cell>
          <table:table-cell office:value-type="float" office:value="-71.46" calcext:value-type="float">
            <text:p>-71.4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7" calcext:value-type="float">
            <text:p>-17</text:p>
          </table:table-cell>
          <table:table-cell office:value-type="float" office:value="-1.31" calcext:value-type="float">
            <text:p>-1.3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2604" calcext:value-type="float">
            <text:p>-26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32" calcext:value-type="float">
            <text:p>23.32</text:p>
          </table:table-cell>
          <table:table-cell office:value-type="float" office:value="-2509.75" calcext:value-type="float">
            <text:p>-2509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.68" calcext:value-type="float">
            <text:p>60.68</text:p>
          </table:table-cell>
          <table:table-cell office:value-type="float" office:value="-94.25" calcext:value-type="float">
            <text:p>-94.2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23" calcext:value-type="float">
            <text:p>-9.23</text:p>
          </table:table-cell>
          <table:table-cell office:value-type="float" office:value="-124.27" calcext:value-type="float">
            <text:p>-124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62.27" calcext:value-type="float">
            <text:p>62.2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.15" calcext:value-type="float">
            <text:p>-17.15</text:p>
          </table:table-cell>
          <table:table-cell office:value-type="float" office:value="-131.83" calcext:value-type="float">
            <text:p>-131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15" calcext:value-type="float">
            <text:p>9.15</text:p>
          </table:table-cell>
          <table:table-cell office:value-type="float" office:value="7.83" calcext:value-type="float">
            <text:p>7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78" calcext:value-type="float">
            <text:p>-9.78</text:p>
          </table:table-cell>
          <table:table-cell office:value-type="float" office:value="-115.18" calcext:value-type="float">
            <text:p>-115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2" calcext:value-type="float">
            <text:p>-2.22</text:p>
          </table:table-cell>
          <table:table-cell office:value-type="float" office:value="-70.82" calcext:value-type="float">
            <text:p>-70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38" calcext:value-type="float">
            <text:p>-28.38</text:p>
          </table:table-cell>
          <table:table-cell office:value-type="float" office:value="-258.51" calcext:value-type="float">
            <text:p>-258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38" calcext:value-type="float">
            <text:p>12.38</text:p>
          </table:table-cell>
          <table:table-cell office:value-type="float" office:value="10.51" calcext:value-type="float">
            <text:p>10.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.9" calcext:value-type="float">
            <text:p>-19.9</text:p>
          </table:table-cell>
          <table:table-cell office:value-type="float" office:value="-260.06" calcext:value-type="float">
            <text:p>-260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49.94" calcext:value-type="float">
            <text:p>-49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44" calcext:value-type="float">
            <text:p>-9.44</text:p>
          </table:table-cell>
          <table:table-cell office:value-type="float" office:value="-259.19" calcext:value-type="float">
            <text:p>-259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56" calcext:value-type="float">
            <text:p>-14.56</text:p>
          </table:table-cell>
          <table:table-cell office:value-type="float" office:value="-112.81" calcext:value-type="float">
            <text:p>-112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6.3" calcext:value-type="float">
            <text:p>-36.3</text:p>
          </table:table-cell>
          <table:table-cell office:value-type="float" office:value="-439.79" calcext:value-type="float">
            <text:p>-439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.59" calcext:value-type="float">
            <text:p>-28.59</text:p>
          </table:table-cell>
          <table:table-cell office:value-type="float" office:value="-393.43" calcext:value-type="float">
            <text:p>-393.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41" calcext:value-type="float">
            <text:p>-3.41</text:p>
          </table:table-cell>
          <table:table-cell office:value-type="float" office:value="-102.57" calcext:value-type="float">
            <text:p>-102.5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3.88" calcext:value-type="float">
            <text:p>-43.88</text:p>
          </table:table-cell>
          <table:table-cell office:value-type="float" office:value="-417.63" calcext:value-type="float">
            <text:p>-417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88" calcext:value-type="float">
            <text:p>7.88</text:p>
          </table:table-cell>
          <table:table-cell office:value-type="float" office:value="-140.37" calcext:value-type="float">
            <text:p>-140.3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3.38" calcext:value-type="float">
            <text:p>-3.3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07" calcext:value-type="float">
            <text:p>-25.07</text:p>
          </table:table-cell>
          <table:table-cell office:value-type="float" office:value="-486.82" calcext:value-type="float">
            <text:p>-486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93" calcext:value-type="float">
            <text:p>-14.93</text:p>
          </table:table-cell>
          <table:table-cell office:value-type="float" office:value="-133.18" calcext:value-type="float">
            <text:p>-133.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5.19" calcext:value-type="float">
            <text:p>-45.19</text:p>
          </table:table-cell>
          <table:table-cell office:value-type="float" office:value="-534.35" calcext:value-type="float">
            <text:p>-534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147.65" calcext:value-type="float">
            <text:p>-147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9.05" calcext:value-type="float">
            <text:p>-39.05</text:p>
          </table:table-cell>
          <table:table-cell office:value-type="float" office:value="-568.02" calcext:value-type="float">
            <text:p>-568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95" calcext:value-type="float">
            <text:p>-8.95</text:p>
          </table:table-cell>
          <table:table-cell office:value-type="float" office:value="-175.98" calcext:value-type="float">
            <text:p>-175.9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5.25" calcext:value-type="float">
            <text:p>-5.2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4.79" calcext:value-type="float">
            <text:p>-84.79</text:p>
          </table:table-cell>
          <table:table-cell office:value-type="float" office:value="-745.84" calcext:value-type="float">
            <text:p>-745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79" calcext:value-type="float">
            <text:p>32.79</text:p>
          </table:table-cell>
          <table:table-cell office:value-type="float" office:value="-60.16" calcext:value-type="float">
            <text:p>-60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4.81" calcext:value-type="float">
            <text:p>-4.8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56" calcext:value-type="float">
            <text:p>-56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1.2" calcext:value-type="float">
            <text:p>-71.2</text:p>
          </table:table-cell>
          <table:table-cell office:value-type="float" office:value="-696.46" calcext:value-type="float">
            <text:p>-696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-171.54" calcext:value-type="float">
            <text:p>-171.5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930" calcext:value-type="float">
            <text:p>-9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1.45" calcext:value-type="float">
            <text:p>-51.45</text:p>
          </table:table-cell>
          <table:table-cell office:value-type="float" office:value="-742.91" calcext:value-type="float">
            <text:p>-742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55" calcext:value-type="float">
            <text:p>-8.55</text:p>
          </table:table-cell>
          <table:table-cell office:value-type="float" office:value="-187.09" calcext:value-type="float">
            <text:p>-187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6.38" calcext:value-type="float">
            <text:p>-6.3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992" calcext:value-type="float">
            <text:p>-9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6.87" calcext:value-type="float">
            <text:p>-76.87</text:p>
          </table:table-cell>
          <table:table-cell office:value-type="float" office:value="-912" calcext:value-type="float">
            <text:p>-9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87" calcext:value-type="float">
            <text:p>12.87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68" calcext:value-type="float">
            <text:p>-68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0.6" calcext:value-type="float">
            <text:p>-70.6</text:p>
          </table:table-cell>
          <table:table-cell office:value-type="float" office:value="-877.16" calcext:value-type="float">
            <text:p>-877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-176.84" calcext:value-type="float">
            <text:p>-176.8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-1116" calcext:value-type="float">
            <text:p>-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1.06" calcext:value-type="float">
            <text:p>-81.06</text:p>
          </table:table-cell>
          <table:table-cell office:value-type="float" office:value="-878.03" calcext:value-type="float">
            <text:p>-878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06" calcext:value-type="float">
            <text:p>9.06</text:p>
          </table:table-cell>
          <table:table-cell office:value-type="float" office:value="-237.97" calcext:value-type="float">
            <text:p>-237.9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-7.06" calcext:value-type="float">
            <text:p>-7.0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-1178" calcext:value-type="float">
            <text:p>-1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8.22" calcext:value-type="float">
            <text:p>-98.22</text:p>
          </table:table-cell>
          <table:table-cell office:value-type="float" office:value="-1009.86" calcext:value-type="float">
            <text:p>-1009.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22" calcext:value-type="float">
            <text:p>22.22</text:p>
          </table:table-cell>
          <table:table-cell office:value-type="float" office:value="-168.14" calcext:value-type="float">
            <text:p>-168.1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7" calcext:value-type="float">
            <text:p>-7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1240" calcext:value-type="float">
            <text:p>-1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0.3" calcext:value-type="float">
            <text:p>-90.3</text:p>
          </table:table-cell>
          <table:table-cell office:value-type="float" office:value="-1002.3" calcext:value-type="float">
            <text:p>-1002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float" office:value="-237.7" calcext:value-type="float">
            <text:p>-237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7.69" calcext:value-type="float">
            <text:p>-7.6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84" calcext:value-type="float">
            <text:p>-84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9.65" calcext:value-type="float">
            <text:p>-109.65</text:p>
          </table:table-cell>
          <table:table-cell office:value-type="float" office:value="-1097.74" calcext:value-type="float">
            <text:p>-1097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65" calcext:value-type="float">
            <text:p>25.65</text:p>
          </table:table-cell>
          <table:table-cell office:value-type="float" office:value="-204.26" calcext:value-type="float">
            <text:p>-204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8.75" calcext:value-type="float">
            <text:p>-8.7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88" calcext:value-type="float">
            <text:p>-88</text:p>
          </table:table-cell>
          <table:table-cell office:value-type="float" office:value="-1364" calcext:value-type="float">
            <text:p>-1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1.22" calcext:value-type="float">
            <text:p>-121.22</text:p>
          </table:table-cell>
          <table:table-cell office:value-type="float" office:value="-1254.14" calcext:value-type="float">
            <text:p>-1254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22" calcext:value-type="float">
            <text:p>33.22</text:p>
          </table:table-cell>
          <table:table-cell office:value-type="float" office:value="-109.86" calcext:value-type="float">
            <text:p>-109.8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8.38" calcext:value-type="float">
            <text:p>-8.3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92" calcext:value-type="float">
            <text:p>-92</text:p>
          </table:table-cell>
          <table:table-cell office:value-type="float" office:value="-1426" calcext:value-type="float">
            <text:p>-14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7.11" calcext:value-type="float">
            <text:p>-97.11</text:p>
          </table:table-cell>
          <table:table-cell office:value-type="float" office:value="-1201.77" calcext:value-type="float">
            <text:p>-1201.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11" calcext:value-type="float">
            <text:p>5.11</text:p>
          </table:table-cell>
          <table:table-cell office:value-type="float" office:value="-224.23" calcext:value-type="float">
            <text:p>-224.2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9.06" calcext:value-type="float">
            <text:p>-9.0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96" calcext:value-type="float">
            <text:p>-96</text:p>
          </table:table-cell>
          <table:table-cell office:value-type="float" office:value="-1488" calcext:value-type="float">
            <text:p>-1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8.46" calcext:value-type="float">
            <text:p>-118.46</text:p>
          </table:table-cell>
          <table:table-cell office:value-type="float" office:value="-1299.62" calcext:value-type="float">
            <text:p>-1299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46" calcext:value-type="float">
            <text:p>22.46</text:p>
          </table:table-cell>
          <table:table-cell office:value-type="float" office:value="-188.38" calcext:value-type="float">
            <text:p>-188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-1550" calcext:value-type="float">
            <text:p>-15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4.17" calcext:value-type="float">
            <text:p>-184.17</text:p>
          </table:table-cell>
          <table:table-cell office:value-type="float" office:value="-1503.72" calcext:value-type="float">
            <text:p>-1503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.17" calcext:value-type="float">
            <text:p>84.17</text:p>
          </table:table-cell>
          <table:table-cell office:value-type="float" office:value="-46.28" calcext:value-type="float">
            <text:p>-46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-9.44" calcext:value-type="float">
            <text:p>-9.4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104" calcext:value-type="float">
            <text:p>-104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3.63" calcext:value-type="float">
            <text:p>-123.63</text:p>
          </table:table-cell>
          <table:table-cell office:value-type="float" office:value="-1352.66" calcext:value-type="float">
            <text:p>-1352.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63" calcext:value-type="float">
            <text:p>19.63</text:p>
          </table:table-cell>
          <table:table-cell office:value-type="float" office:value="-259.34" calcext:value-type="float">
            <text:p>-259.3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0.06" calcext:value-type="float">
            <text:p>-10.0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108" calcext:value-type="float">
            <text:p>-108</text:p>
          </table:table-cell>
          <table:table-cell office:value-type="float" office:value="-1674" calcext:value-type="float">
            <text:p>-16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1.08" calcext:value-type="float">
            <text:p>-131.08</text:p>
          </table:table-cell>
          <table:table-cell office:value-type="float" office:value="-1435.71" calcext:value-type="float">
            <text:p>-1435.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08" calcext:value-type="float">
            <text:p>23.08</text:p>
          </table:table-cell>
          <table:table-cell office:value-type="float" office:value="-238.29" calcext:value-type="float">
            <text:p>-238.2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-11.81" calcext:value-type="float">
            <text:p>-11.8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112" calcext:value-type="float">
            <text:p>-112</text:p>
          </table:table-cell>
          <table:table-cell office:value-type="float" office:value="-1736" calcext:value-type="float">
            <text:p>-1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8.48" calcext:value-type="float">
            <text:p>-168.48</text:p>
          </table:table-cell>
          <table:table-cell office:value-type="float" office:value="-1683.59" calcext:value-type="float">
            <text:p>-1683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48" calcext:value-type="float">
            <text:p>56.48</text:p>
          </table:table-cell>
          <table:table-cell office:value-type="float" office:value="-52.41" calcext:value-type="float">
            <text:p>-52.4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116" calcext:value-type="float">
            <text:p>-116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0.01" calcext:value-type="float">
            <text:p>-150.01</text:p>
          </table:table-cell>
          <table:table-cell office:value-type="float" office:value="-1608.76" calcext:value-type="float">
            <text:p>-1608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01" calcext:value-type="float">
            <text:p>34.01</text:p>
          </table:table-cell>
          <table:table-cell office:value-type="float" office:value="-189.24" calcext:value-type="float">
            <text:p>-189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-11.56" calcext:value-type="float">
            <text:p>-11.56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float" office:value="-1860" calcext:value-type="float">
            <text:p>-1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2.68" calcext:value-type="float">
            <text:p>-172.68</text:p>
          </table:table-cell>
          <table:table-cell office:value-type="float" office:value="-1649.61" calcext:value-type="float">
            <text:p>-1649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68" calcext:value-type="float">
            <text:p>52.68</text:p>
          </table:table-cell>
          <table:table-cell office:value-type="float" office:value="-210.39" calcext:value-type="float">
            <text:p>-210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12.81" calcext:value-type="float">
            <text:p>-12.81</text:p>
          </table:table-cell>
          <table:table-cell office:value-type="float" office:value="-1.56" calcext:value-type="float">
            <text:p>-1.56</text:p>
          </table:table-cell>
          <table:table-cell/>
          <table:table-cell office:value-type="float" office:value="-124" calcext:value-type="float">
            <text:p>-124</text:p>
          </table:table-cell>
          <table:table-cell office:value-type="float" office:value="-1922" calcext:value-type="float">
            <text:p>-1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22" calcext:value-type="float">
            <text:p>46.22</text:p>
          </table:table-cell>
          <table:table-cell office:value-type="float" office:value="-1922.26" calcext:value-type="float">
            <text:p>-1922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0.22" calcext:value-type="float">
            <text:p>-170.22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3" calcext:value-type="float">
            <text:p>-13</text:p>
          </table:table-cell>
          <table:table-cell office:value-type="float" office:value="-0.94" calcext:value-type="float">
            <text:p>-0.94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84" calcext:value-type="float">
            <text:p>50.84</text:p>
          </table:table-cell>
          <table:table-cell office:value-type="float" office:value="-1922.29" calcext:value-type="float">
            <text:p>-1922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8.84" calcext:value-type="float">
            <text:p>-178.84</text:p>
          </table:table-cell>
          <table:table-cell office:value-type="float" office:value="-61.71" calcext:value-type="float">
            <text:p>-61.7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12.88" calcext:value-type="float">
            <text:p>-12.88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-132" calcext:value-type="float">
            <text:p>-132</text:p>
          </table:table-cell>
          <table:table-cell office:value-type="float" office:value="-2046" calcext:value-type="float">
            <text:p>-2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24" calcext:value-type="float">
            <text:p>52.24</text:p>
          </table:table-cell>
          <table:table-cell office:value-type="float" office:value="-1912.89" calcext:value-type="float">
            <text:p>-1912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4.24" calcext:value-type="float">
            <text:p>-184.24</text:p>
          </table:table-cell>
          <table:table-cell office:value-type="float" office:value="-133.11" calcext:value-type="float">
            <text:p>-133.1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4.75" calcext:value-type="float">
            <text:p>-14.7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136" calcext:value-type="float">
            <text:p>-136</text:p>
          </table:table-cell>
          <table:table-cell office:value-type="float" office:value="-2108" calcext:value-type="float">
            <text:p>-2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86" calcext:value-type="float">
            <text:p>35.86</text:p>
          </table:table-cell>
          <table:table-cell office:value-type="float" office:value="-2154.79" calcext:value-type="float">
            <text:p>-2154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1.86" calcext:value-type="float">
            <text:p>-171.86</text:p>
          </table:table-cell>
          <table:table-cell office:value-type="float" office:value="46.79" calcext:value-type="float">
            <text:p>46.7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4.56" calcext:value-type="float">
            <text:p>-14.56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-140" calcext:value-type="float">
            <text:p>-140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-2145.29" calcext:value-type="float">
            <text:p>-2145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9.8" calcext:value-type="float">
            <text:p>-149.8</text:p>
          </table:table-cell>
          <table:table-cell office:value-type="float" office:value="-24.71" calcext:value-type="float">
            <text:p>-24.7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14.5" calcext:value-type="float">
            <text:p>-14.5</text:p>
          </table:table-cell>
          <table:table-cell office:value-type="float" office:value="-1.88" calcext:value-type="float">
            <text:p>-1.88</text:p>
          </table:table-cell>
          <table:table-cell/>
          <table:table-cell office:value-type="float" office:value="-144" calcext:value-type="float">
            <text:p>-144</text:p>
          </table:table-cell>
          <table:table-cell office:value-type="float" office:value="-2232" calcext:value-type="float">
            <text:p>-2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24" calcext:value-type="float">
            <text:p>17.24</text:p>
          </table:table-cell>
          <table:table-cell office:value-type="float" office:value="-2173.79" calcext:value-type="float">
            <text:p>-2173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1.24" calcext:value-type="float">
            <text:p>-161.24</text:p>
          </table:table-cell>
          <table:table-cell office:value-type="float" office:value="-58.21" calcext:value-type="float">
            <text:p>-58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16.38" calcext:value-type="float">
            <text:p>-16.3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48" calcext:value-type="float">
            <text:p>-148</text:p>
          </table:table-cell>
          <table:table-cell office:value-type="float" office:value="-2294" calcext:value-type="float">
            <text:p>-2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-2402.06" calcext:value-type="float">
            <text:p>-2402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0.35" calcext:value-type="float">
            <text:p>-150.35</text:p>
          </table:table-cell>
          <table:table-cell office:value-type="float" office:value="108.06" calcext:value-type="float">
            <text:p>108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16.75" calcext:value-type="float">
            <text:p>-16.7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152" calcext:value-type="float">
            <text:p>-152</text:p>
          </table:table-cell>
          <table:table-cell office:value-type="float" office:value="-2356" calcext:value-type="float">
            <text:p>-23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61" calcext:value-type="float">
            <text:p>12.61</text:p>
          </table:table-cell>
          <table:table-cell office:value-type="float" office:value="-2424.55" calcext:value-type="float">
            <text:p>-2424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4.61" calcext:value-type="float">
            <text:p>-164.61</text:p>
          </table:table-cell>
          <table:table-cell office:value-type="float" office:value="68.55" calcext:value-type="float">
            <text:p>68.5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16.44" calcext:value-type="float">
            <text:p>-16.44</text:p>
          </table:table-cell>
          <table:table-cell office:value-type="float" office:value="-0.94" calcext:value-type="float">
            <text:p>-0.94</text:p>
          </table:table-cell>
          <table:table-cell/>
          <table:table-cell office:value-type="float" office:value="-156" calcext:value-type="float">
            <text:p>-156</text:p>
          </table:table-cell>
          <table:table-cell office:value-type="float" office:value="-2418" calcext:value-type="float">
            <text:p>-2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58" calcext:value-type="float">
            <text:p>-3.58</text:p>
          </table:table-cell>
          <table:table-cell office:value-type="float" office:value="-2407.19" calcext:value-type="float">
            <text:p>-2407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2.42" calcext:value-type="float">
            <text:p>-152.42</text:p>
          </table:table-cell>
          <table:table-cell office:value-type="float" office:value="-10.81" calcext:value-type="float">
            <text:p>-10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0.62" calcext:value-type="float">
            <text:p>-0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46" calcext:value-type="float">
            <text:p>22.46</text:p>
          </table:table-cell>
          <table:table-cell office:value-type="float" office:value="-94.06" calcext:value-type="float">
            <text:p>-94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.46" calcext:value-type="float">
            <text:p>-14.46</text:p>
          </table:table-cell>
          <table:table-cell office:value-type="float" office:value="42.06" calcext:value-type="float">
            <text:p>42.0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99" calcext:value-type="float">
            <text:p>11.99</text:p>
          </table:table-cell>
          <table:table-cell office:value-type="float" office:value="-94.93" calcext:value-type="float">
            <text:p>-94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-9.07" calcext:value-type="float">
            <text:p>-9.0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56" calcext:value-type="float">
            <text:p>23.56</text:p>
          </table:table-cell>
          <table:table-cell office:value-type="float" office:value="-112.25" calcext:value-type="float">
            <text:p>-112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43.75" calcext:value-type="float">
            <text:p>-43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12" calcext:value-type="float">
            <text:p>32.12</text:p>
          </table:table-cell>
          <table:table-cell office:value-type="float" office:value="-221.12" calcext:value-type="float">
            <text:p>-221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2" calcext:value-type="float">
            <text:p>-0.12</text:p>
          </table:table-cell>
          <table:table-cell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.1" calcext:value-type="float">
            <text:p>36.1</text:p>
          </table:table-cell>
          <table:table-cell office:value-type="float" office:value="-216.28" calcext:value-type="float">
            <text:p>-216.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-43.72" calcext:value-type="float">
            <text:p>-43.7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-0.19" calcext:value-type="float">
            <text:p>-0.19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55" calcext:value-type="float">
            <text:p>35.55</text:p>
          </table:table-cell>
          <table:table-cell office:value-type="float" office:value="-207.19" calcext:value-type="float">
            <text:p>-207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45" calcext:value-type="float">
            <text:p>12.45</text:p>
          </table:table-cell>
          <table:table-cell office:value-type="float" office:value="-104.81" calcext:value-type="float">
            <text:p>-104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9" calcext:value-type="float">
            <text:p>65.59</text:p>
          </table:table-cell>
          <table:table-cell office:value-type="float" office:value="-323.4" calcext:value-type="float">
            <text:p>-323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59" calcext:value-type="float">
            <text:p>-9.59</text:p>
          </table:table-cell>
          <table:table-cell office:value-type="float" office:value="-40.6" calcext:value-type="float">
            <text:p>-40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59" calcext:value-type="float">
            <text:p>65.59</text:p>
          </table:table-cell>
          <table:table-cell office:value-type="float" office:value="-323.4" calcext:value-type="float">
            <text:p>-323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59" calcext:value-type="float">
            <text:p>-1.59</text:p>
          </table:table-cell>
          <table:table-cell office:value-type="float" office:value="-92.6" calcext:value-type="float">
            <text:p>-92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-0.25" calcext:value-type="float">
            <text:p>-0.25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64" calcext:value-type="float">
            <text:p>48.64</text:p>
          </table:table-cell>
          <table:table-cell office:value-type="float" office:value="-320.31" calcext:value-type="float">
            <text:p>-32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36" calcext:value-type="float">
            <text:p>23.36</text:p>
          </table:table-cell>
          <table:table-cell office:value-type="float" office:value="-147.69" calcext:value-type="float">
            <text:p>-147.6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2.88" calcext:value-type="float">
            <text:p>-2.8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18" calcext:value-type="float">
            <text:p>78.18</text:p>
          </table:table-cell>
          <table:table-cell office:value-type="float" office:value="-425.32" calcext:value-type="float">
            <text:p>-425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-94.68" calcext:value-type="float">
            <text:p>-94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3" calcext:value-type="float">
            <text:p>-3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6" calcext:value-type="float">
            <text:p>56.86</text:p>
          </table:table-cell>
          <table:table-cell office:value-type="float" office:value="-458.89" calcext:value-type="float">
            <text:p>-458.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14" calcext:value-type="float">
            <text:p>31.14</text:p>
          </table:table-cell>
          <table:table-cell office:value-type="float" office:value="-113.11" calcext:value-type="float">
            <text:p>-113.1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0.31" calcext:value-type="float">
            <text:p>-0.31</text:p>
          </table:table-cell>
          <table:table-cell office:value-type="float" office:value="-2.81" calcext:value-type="float">
            <text:p>-2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19" calcext:value-type="float">
            <text:p>61.19</text:p>
          </table:table-cell>
          <table:table-cell office:value-type="float" office:value="-424.34" calcext:value-type="float">
            <text:p>-424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81" calcext:value-type="float">
            <text:p>34.81</text:p>
          </table:table-cell>
          <table:table-cell office:value-type="float" office:value="-199.66" calcext:value-type="float">
            <text:p>-199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-0.44" calcext:value-type="float">
            <text:p>-0.44</text:p>
          </table:table-cell>
          <table:table-cell office:value-type="float" office:value="-3.69" calcext:value-type="float">
            <text:p>-3.6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.85" calcext:value-type="float">
            <text:p>85.85</text:p>
          </table:table-cell>
          <table:table-cell office:value-type="float" office:value="-554.79" calcext:value-type="float">
            <text:p>-554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15" calcext:value-type="float">
            <text:p>18.15</text:p>
          </table:table-cell>
          <table:table-cell office:value-type="float" office:value="-121.21" calcext:value-type="float">
            <text:p>-121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3.5" calcext:value-type="float">
            <text:p>-3.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.71" calcext:value-type="float">
            <text:p>77.71</text:p>
          </table:table-cell>
          <table:table-cell office:value-type="float" office:value="-523.54" calcext:value-type="float">
            <text:p>-523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29" calcext:value-type="float">
            <text:p>34.29</text:p>
          </table:table-cell>
          <table:table-cell office:value-type="float" office:value="-204.46" calcext:value-type="float">
            <text:p>-204.4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3.75" calcext:value-type="float">
            <text:p>-3.7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.86" calcext:value-type="float">
            <text:p>96.86</text:p>
          </table:table-cell>
          <table:table-cell office:value-type="float" office:value="-563.02" calcext:value-type="float">
            <text:p>-563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14" calcext:value-type="float">
            <text:p>23.14</text:p>
          </table:table-cell>
          <table:table-cell office:value-type="float" office:value="-216.98" calcext:value-type="float">
            <text:p>-216.9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-0.38" calcext:value-type="float">
            <text:p>-0.38</text:p>
          </table:table-cell>
          <table:table-cell office:value-type="float" office:value="-4.44" calcext:value-type="float">
            <text:p>-4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99" calcext:value-type="float">
            <text:p>81.99</text:p>
          </table:table-cell>
          <table:table-cell office:value-type="float" office:value="-664.83" calcext:value-type="float">
            <text:p>-664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01" calcext:value-type="float">
            <text:p>46.01</text:p>
          </table:table-cell>
          <table:table-cell office:value-type="float" office:value="-167.17" calcext:value-type="float">
            <text:p>-167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884" calcext:value-type="float">
            <text:p>-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.79" calcext:value-type="float">
            <text:p>104.79</text:p>
          </table:table-cell>
          <table:table-cell office:value-type="float" office:value="-729.18" calcext:value-type="float">
            <text:p>-729.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21" calcext:value-type="float">
            <text:p>31.21</text:p>
          </table:table-cell>
          <table:table-cell office:value-type="float" office:value="-154.82" calcext:value-type="float">
            <text:p>-154.8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-0.56" calcext:value-type="float">
            <text:p>-0.56</text:p>
          </table:table-cell>
          <table:table-cell office:value-type="float" office:value="-4.88" calcext:value-type="float">
            <text:p>-4.88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936" calcext:value-type="float">
            <text:p>-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3.3" calcext:value-type="float">
            <text:p>103.3</text:p>
          </table:table-cell>
          <table:table-cell office:value-type="float" office:value="-742.81" calcext:value-type="float">
            <text:p>-742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.7" calcext:value-type="float">
            <text:p>40.7</text:p>
          </table:table-cell>
          <table:table-cell office:value-type="float" office:value="-193.19" calcext:value-type="float">
            <text:p>-193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5.19" calcext:value-type="float">
            <text:p>-5.19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988" calcext:value-type="float">
            <text:p>-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.6" calcext:value-type="float">
            <text:p>93.6</text:p>
          </table:table-cell>
          <table:table-cell office:value-type="float" office:value="-791.59" calcext:value-type="float">
            <text:p>-791.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4" calcext:value-type="float">
            <text:p>58.4</text:p>
          </table:table-cell>
          <table:table-cell office:value-type="float" office:value="-196.41" calcext:value-type="float">
            <text:p>-196.4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.26" calcext:value-type="float">
            <text:p>138.26</text:p>
          </table:table-cell>
          <table:table-cell office:value-type="float" office:value="-831.47" calcext:value-type="float">
            <text:p>-831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74" calcext:value-type="float">
            <text:p>21.74</text:p>
          </table:table-cell>
          <table:table-cell office:value-type="float" office:value="-208.53" calcext:value-type="float">
            <text:p>-208.5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5.5" calcext:value-type="float">
            <text:p>-5.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1092" calcext:value-type="float">
            <text:p>-10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3.73" calcext:value-type="float">
            <text:p>133.73</text:p>
          </table:table-cell>
          <table:table-cell office:value-type="float" office:value="-827.2" calcext:value-type="float">
            <text:p>-827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.27" calcext:value-type="float">
            <text:p>34.27</text:p>
          </table:table-cell>
          <table:table-cell office:value-type="float" office:value="-264.8" calcext:value-type="float">
            <text:p>-264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-0.62" calcext:value-type="float">
            <text:p>-0.62</text:p>
          </table:table-cell>
          <table:table-cell office:value-type="float" office:value="-6.06" calcext:value-type="float">
            <text:p>-6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-1144" calcext:value-type="float">
            <text:p>-1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.22" calcext:value-type="float">
            <text:p>128.22</text:p>
          </table:table-cell>
          <table:table-cell office:value-type="float" office:value="-909.95" calcext:value-type="float">
            <text:p>-909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78" calcext:value-type="float">
            <text:p>47.78</text:p>
          </table:table-cell>
          <table:table-cell office:value-type="float" office:value="-234.05" calcext:value-type="float">
            <text:p>-234.0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-0.81" calcext:value-type="float">
            <text:p>-0.81</text:p>
          </table:table-cell>
          <table:table-cell office:value-type="float" office:value="-6.56" calcext:value-type="float">
            <text:p>-6.5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.05" calcext:value-type="float">
            <text:p>158.05</text:p>
          </table:table-cell>
          <table:table-cell office:value-type="float" office:value="-987.36" calcext:value-type="float">
            <text:p>-987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95" calcext:value-type="float">
            <text:p>25.95</text:p>
          </table:table-cell>
          <table:table-cell office:value-type="float" office:value="-208.64" calcext:value-type="float">
            <text:p>-208.6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6.5" calcext:value-type="float">
            <text:p>-6.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-1248" calcext:value-type="float">
            <text:p>-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.97" calcext:value-type="float">
            <text:p>165.97</text:p>
          </table:table-cell>
          <table:table-cell office:value-type="float" office:value="-979.81" calcext:value-type="float">
            <text:p>-979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03" calcext:value-type="float">
            <text:p>26.03</text:p>
          </table:table-cell>
          <table:table-cell office:value-type="float" office:value="-268.19" calcext:value-type="float">
            <text:p>-268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7.5" calcext:value-type="float">
            <text:p>-7.5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.2" calcext:value-type="float">
            <text:p>202.2</text:p>
          </table:table-cell>
          <table:table-cell office:value-type="float" office:value="-1127.58" calcext:value-type="float">
            <text:p>-1127.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" calcext:value-type="float">
            <text:p>-2.2</text:p>
          </table:table-cell>
          <table:table-cell office:value-type="float" office:value="-172.42" calcext:value-type="float">
            <text:p>-172.4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-0.88" calcext:value-type="float">
            <text:p>-0.88</text:p>
          </table:table-cell>
          <table:table-cell office:value-type="float" office:value="-7.5" calcext:value-type="float">
            <text:p>-7.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-1352" calcext:value-type="float">
            <text:p>-1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8.81" calcext:value-type="float">
            <text:p>168.81</text:p>
          </table:table-cell>
          <table:table-cell office:value-type="float" office:value="-1132.61" calcext:value-type="float">
            <text:p>-1132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19" calcext:value-type="float">
            <text:p>39.19</text:p>
          </table:table-cell>
          <table:table-cell office:value-type="float" office:value="-219.39" calcext:value-type="float">
            <text:p>-219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-0.69" calcext:value-type="float">
            <text:p>-0.69</text:p>
          </table:table-cell>
          <table:table-cell office:value-type="float" office:value="-7.62" calcext:value-type="float">
            <text:p>-7.62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8.48" calcext:value-type="float">
            <text:p>148.48</text:p>
          </table:table-cell>
          <table:table-cell office:value-type="float" office:value="-1141.34" calcext:value-type="float">
            <text:p>-1141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2" calcext:value-type="float">
            <text:p>67.52</text:p>
          </table:table-cell>
          <table:table-cell office:value-type="float" office:value="-262.66" calcext:value-type="float">
            <text:p>-262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7.94" calcext:value-type="float">
            <text:p>-7.94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5.63" calcext:value-type="float">
            <text:p>185.63</text:p>
          </table:table-cell>
          <table:table-cell office:value-type="float" office:value="-1204.21" calcext:value-type="float">
            <text:p>-1204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37" calcext:value-type="float">
            <text:p>38.37</text:p>
          </table:table-cell>
          <table:table-cell office:value-type="float" office:value="-251.79" calcext:value-type="float">
            <text:p>-251.7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8.69" calcext:value-type="float">
            <text:p>-8.6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-1508" calcext:value-type="float">
            <text:p>-1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.64" calcext:value-type="float">
            <text:p>218.64</text:p>
          </table:table-cell>
          <table:table-cell office:value-type="float" office:value="-1293.17" calcext:value-type="float">
            <text:p>-1293.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36" calcext:value-type="float">
            <text:p>13.36</text:p>
          </table:table-cell>
          <table:table-cell office:value-type="float" office:value="-214.83" calcext:value-type="float">
            <text:p>-214.8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-1560" calcext:value-type="float">
            <text:p>-1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.65" calcext:value-type="float">
            <text:p>201.65</text:p>
          </table:table-cell>
          <table:table-cell office:value-type="float" office:value="-1292.2" calcext:value-type="float">
            <text:p>-129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35" calcext:value-type="float">
            <text:p>38.35</text:p>
          </table:table-cell>
          <table:table-cell office:value-type="float" office:value="-267.8" calcext:value-type="float">
            <text:p>-267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-9.5" calcext:value-type="float">
            <text:p>-9.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.27" calcext:value-type="float">
            <text:p>239.27</text:p>
          </table:table-cell>
          <table:table-cell office:value-type="float" office:value="-1430.57" calcext:value-type="float">
            <text:p>-1430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3" calcext:value-type="float">
            <text:p>8.73</text:p>
          </table:table-cell>
          <table:table-cell office:value-type="float" office:value="-181.43" calcext:value-type="float">
            <text:p>-181.4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-1.12" calcext:value-type="float">
            <text:p>-1.12</text:p>
          </table:table-cell>
          <table:table-cell office:value-type="float" office:value="-9.62" calcext:value-type="float">
            <text:p>-9.62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3.43" calcext:value-type="float">
            <text:p>223.43</text:p>
          </table:table-cell>
          <table:table-cell office:value-type="float" office:value="-1445.67" calcext:value-type="float">
            <text:p>-1445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57" calcext:value-type="float">
            <text:p>32.57</text:p>
          </table:table-cell>
          <table:table-cell office:value-type="float" office:value="-218.33" calcext:value-type="float">
            <text:p>-218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-1.06" calcext:value-type="float">
            <text:p>-1.06</text:p>
          </table:table-cell>
          <table:table-cell office:value-type="float" office:value="-9.62" calcext:value-type="float">
            <text:p>-9.6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-1716" calcext:value-type="float">
            <text:p>-1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4.92" calcext:value-type="float">
            <text:p>224.92</text:p>
          </table:table-cell>
          <table:table-cell office:value-type="float" office:value="-1432.05" calcext:value-type="float">
            <text:p>-1432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08" calcext:value-type="float">
            <text:p>39.08</text:p>
          </table:table-cell>
          <table:table-cell office:value-type="float" office:value="-283.95" calcext:value-type="float">
            <text:p>-283.9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-1768" calcext:value-type="float">
            <text:p>-1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8.6" calcext:value-type="float">
            <text:p>258.6</text:p>
          </table:table-cell>
          <table:table-cell office:value-type="float" office:value="-1573.13" calcext:value-type="float">
            <text:p>-1573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-194.87" calcext:value-type="float">
            <text:p>-194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0.44" calcext:value-type="float">
            <text:p>-10.4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.56" calcext:value-type="float">
            <text:p>246.56</text:p>
          </table:table-cell>
          <table:table-cell office:value-type="float" office:value="-1591.87" calcext:value-type="float">
            <text:p>-1591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.44" calcext:value-type="float">
            <text:p>33.44</text:p>
          </table:table-cell>
          <table:table-cell office:value-type="float" office:value="-228.13" calcext:value-type="float">
            <text:p>-228.1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-1.19" calcext:value-type="float">
            <text:p>-1.19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-1872" calcext:value-type="float">
            <text:p>-1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9.07" calcext:value-type="float">
            <text:p>239.07</text:p>
          </table:table-cell>
          <table:table-cell office:value-type="float" office:value="-1565.48" calcext:value-type="float">
            <text:p>-1565.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93" calcext:value-type="float">
            <text:p>48.93</text:p>
          </table:table-cell>
          <table:table-cell office:value-type="float" office:value="-306.52" calcext:value-type="float">
            <text:p>-306.5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-1924" calcext:value-type="float">
            <text:p>-19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.31" calcext:value-type="float">
            <text:p>271.31</text:p>
          </table:table-cell>
          <table:table-cell office:value-type="float" office:value="-1718.08" calcext:value-type="float">
            <text:p>-1718.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69" calcext:value-type="float">
            <text:p>24.69</text:p>
          </table:table-cell>
          <table:table-cell office:value-type="float" office:value="-205.92" calcext:value-type="float">
            <text:p>-205.9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1.81" calcext:value-type="float">
            <text:p>-11.81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-1976" calcext:value-type="float">
            <text:p>-1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4.62" calcext:value-type="float">
            <text:p>274.62</text:p>
          </table:table-cell>
          <table:table-cell office:value-type="float" office:value="-1772.67" calcext:value-type="float">
            <text:p>-1772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38" calcext:value-type="float">
            <text:p>29.38</text:p>
          </table:table-cell>
          <table:table-cell office:value-type="float" office:value="-203.33" calcext:value-type="float">
            <text:p>-203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2.06" calcext:value-type="float">
            <text:p>-12.06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-2028" calcext:value-type="float">
            <text:p>-20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6.9" calcext:value-type="float">
            <text:p>256.9</text:p>
          </table:table-cell>
          <table:table-cell office:value-type="float" office:value="-1833.23" calcext:value-type="float">
            <text:p>-1833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.1" calcext:value-type="float">
            <text:p>55.1</text:p>
          </table:table-cell>
          <table:table-cell office:value-type="float" office:value="-194.77" calcext:value-type="float">
            <text:p>-194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-1.44" calcext:value-type="float">
            <text:p>-1.44</text:p>
          </table:table-cell>
          <table:table-cell office:value-type="float" office:value="-13" calcext:value-type="float">
            <text:p>-13</text:p>
          </table:table-cell>
          <table:table-cell office:value-type="float" office:value="-1.12" calcext:value-type="float">
            <text:p>-1.1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-2080" calcext:value-type="float">
            <text:p>-20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3.64" calcext:value-type="float">
            <text:p>273.64</text:p>
          </table:table-cell>
          <table:table-cell office:value-type="float" office:value="-1971.23" calcext:value-type="float">
            <text:p>-1971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36" calcext:value-type="float">
            <text:p>46.36</text:p>
          </table:table-cell>
          <table:table-cell office:value-type="float" office:value="-108.77" calcext:value-type="float">
            <text:p>-108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-1.56" calcext:value-type="float">
            <text:p>-1.56</text:p>
          </table:table-cell>
          <table:table-cell office:value-type="float" office:value="-13.44" calcext:value-type="float">
            <text:p>-13.44</text:p>
          </table:table-cell>
          <table:table-cell office:value-type="float" office:value="-0.81" calcext:value-type="float">
            <text:p>-0.81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.4" calcext:value-type="float">
            <text:p>304.4</text:p>
          </table:table-cell>
          <table:table-cell office:value-type="float" office:value="-2025.91" calcext:value-type="float">
            <text:p>-2025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float" office:value="-106.09" calcext:value-type="float">
            <text:p>-106.0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-1.25" calcext:value-type="float">
            <text:p>-1.25</text:p>
          </table:table-cell>
          <table:table-cell office:value-type="float" office:value="-13.5" calcext:value-type="float">
            <text:p>-13.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-2184" calcext:value-type="float">
            <text:p>-2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0.56" calcext:value-type="float">
            <text:p>270.56</text:p>
          </table:table-cell>
          <table:table-cell office:value-type="float" office:value="-2017.62" calcext:value-type="float">
            <text:p>-2017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44" calcext:value-type="float">
            <text:p>65.44</text:p>
          </table:table-cell>
          <table:table-cell office:value-type="float" office:value="-166.38" calcext:value-type="float">
            <text:p>-166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-1.62" calcext:value-type="float">
            <text:p>-1.62</text:p>
          </table:table-cell>
          <table:table-cell office:value-type="float" office:value="-14.62" calcext:value-type="float">
            <text:p>-14.62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-2236" calcext:value-type="float">
            <text:p>-2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1.31" calcext:value-type="float">
            <text:p>331.31</text:p>
          </table:table-cell>
          <table:table-cell office:value-type="float" office:value="-2190.63" calcext:value-type="float">
            <text:p>-2190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69" calcext:value-type="float">
            <text:p>12.69</text:p>
          </table:table-cell>
          <table:table-cell office:value-type="float" office:value="-45.37" calcext:value-type="float">
            <text:p>-45.3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-1.38" calcext:value-type="float">
            <text:p>-1.38</text:p>
          </table:table-cell>
          <table:table-cell office:value-type="float" office:value="-14.5" calcext:value-type="float">
            <text:p>-14.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0.34" calcext:value-type="float">
            <text:p>290.34</text:p>
          </table:table-cell>
          <table:table-cell office:value-type="float" office:value="-2173.51" calcext:value-type="float">
            <text:p>-2173.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66" calcext:value-type="float">
            <text:p>61.66</text:p>
          </table:table-cell>
          <table:table-cell office:value-type="float" office:value="-114.49" calcext:value-type="float">
            <text:p>-114.4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1.56" calcext:value-type="float">
            <text:p>-1.5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-2340" calcext:value-type="float">
            <text:p>-2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7.2" calcext:value-type="float">
            <text:p>317.2</text:p>
          </table:table-cell>
          <table:table-cell office:value-type="float" office:value="-2166.63" calcext:value-type="float">
            <text:p>-2166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float" office:value="-173.37" calcext:value-type="float">
            <text:p>-173.3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96" calcext:value-type="float">
            <text:p>4.96</text:p>
          </table:table-cell>
          <table:table-cell office:value-type="float" office:value="-81.87" calcext:value-type="float">
            <text:p>-81.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96" calcext:value-type="float">
            <text:p>-2.96</text:p>
          </table:table-cell>
          <table:table-cell office:value-type="float" office:value="29.87" calcext:value-type="float">
            <text:p>29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41" calcext:value-type="float">
            <text:p>-2.41</text:p>
          </table:table-cell>
          <table:table-cell office:value-type="float" office:value="-98.52" calcext:value-type="float">
            <text:p>-98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41" calcext:value-type="float">
            <text:p>6.41</text:p>
          </table:table-cell>
          <table:table-cell office:value-type="float" office:value="-5.48" calcext:value-type="float">
            <text:p>-5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06" calcext:value-type="float">
            <text:p>6.06</text:p>
          </table:table-cell>
          <table:table-cell office:value-type="float" office:value="-100.07" calcext:value-type="float">
            <text:p>-100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-55.93" calcext:value-type="float">
            <text:p>-55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62" calcext:value-type="float">
            <text:p>-1.62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-237.4" calcext:value-type="float">
            <text:p>-237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-219.2" calcext:value-type="float">
            <text:p>-21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4" calcext:value-type="float">
            <text:p>7.24</text:p>
          </table:table-cell>
          <table:table-cell office:value-type="float" office:value="-40.8" calcext:value-type="float">
            <text:p>-40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-219.2" calcext:value-type="float">
            <text:p>-21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24" calcext:value-type="float">
            <text:p>9.24</text:p>
          </table:table-cell>
          <table:table-cell office:value-type="float" office:value="-92.8" calcext:value-type="float">
            <text:p>-92.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2.25" calcext:value-type="float">
            <text:p>-2.2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326.83" calcext:value-type="float">
            <text:p>-326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-37.17" calcext:value-type="float">
            <text:p>-37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19" calcext:value-type="float">
            <text:p>-2.19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13" calcext:value-type="float">
            <text:p>-8.13</text:p>
          </table:table-cell>
          <table:table-cell office:value-type="float" office:value="-316.19" calcext:value-type="float">
            <text:p>-316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13" calcext:value-type="float">
            <text:p>24.13</text:p>
          </table:table-cell>
          <table:table-cell office:value-type="float" office:value="-99.81" calcext:value-type="float">
            <text:p>-99.8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6" calcext:value-type="float">
            <text:p>10.26</text:p>
          </table:table-cell>
          <table:table-cell office:value-type="float" office:value="-307.76" calcext:value-type="float">
            <text:p>-307.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float" office:value="-160.24" calcext:value-type="float">
            <text:p>-160.2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88" calcext:value-type="float">
            <text:p>-10.88</text:p>
          </table:table-cell>
          <table:table-cell office:value-type="float" office:value="-444.42" calcext:value-type="float">
            <text:p>-444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88" calcext:value-type="float">
            <text:p>30.88</text:p>
          </table:table-cell>
          <table:table-cell office:value-type="float" office:value="-75.58" calcext:value-type="float">
            <text:p>-75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44" calcext:value-type="float">
            <text:p>-2.4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91" calcext:value-type="float">
            <text:p>-7.91</text:p>
          </table:table-cell>
          <table:table-cell office:value-type="float" office:value="-354.99" calcext:value-type="float">
            <text:p>-354.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91" calcext:value-type="float">
            <text:p>29.91</text:p>
          </table:table-cell>
          <table:table-cell office:value-type="float" office:value="-217.01" calcext:value-type="float">
            <text:p>-217.0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.51" calcext:value-type="float">
            <text:p>-1.51</text:p>
          </table:table-cell>
          <table:table-cell office:value-type="float" office:value="-425.35" calcext:value-type="float">
            <text:p>-425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.51" calcext:value-type="float">
            <text:p>25.51</text:p>
          </table:table-cell>
          <table:table-cell office:value-type="float" office:value="-198.65" calcext:value-type="float">
            <text:p>-198.6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65" calcext:value-type="float">
            <text:p>5.65</text:p>
          </table:table-cell>
          <table:table-cell office:value-type="float" office:value="-543.61" calcext:value-type="float">
            <text:p>-543.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.35" calcext:value-type="float">
            <text:p>20.35</text:p>
          </table:table-cell>
          <table:table-cell office:value-type="float" office:value="-132.39" calcext:value-type="float">
            <text:p>-132.3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3.88" calcext:value-type="float">
            <text:p>-3.8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-561.81" calcext:value-type="float">
            <text:p>-561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25" calcext:value-type="float">
            <text:p>21.25</text:p>
          </table:table-cell>
          <table:table-cell office:value-type="float" office:value="-166.19" calcext:value-type="float">
            <text:p>-166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3.69" calcext:value-type="float">
            <text:p>-3.69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-536.93" calcext:value-type="float">
            <text:p>-536.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89" calcext:value-type="float">
            <text:p>26.89</text:p>
          </table:table-cell>
          <table:table-cell office:value-type="float" office:value="-243.07" calcext:value-type="float">
            <text:p>-243.0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4.69" calcext:value-type="float">
            <text:p>-4.69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0.96" calcext:value-type="float">
            <text:p>-20.96</text:p>
          </table:table-cell>
          <table:table-cell office:value-type="float" office:value="-698.74" calcext:value-type="float">
            <text:p>-698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.96" calcext:value-type="float">
            <text:p>52.96</text:p>
          </table:table-cell>
          <table:table-cell office:value-type="float" office:value="-133.26" calcext:value-type="float">
            <text:p>-133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5" calcext:value-type="float">
            <text:p>-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884" calcext:value-type="float">
            <text:p>-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.74" calcext:value-type="float">
            <text:p>-10.74</text:p>
          </table:table-cell>
          <table:table-cell office:value-type="float" office:value="-723.34" calcext:value-type="float">
            <text:p>-723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.74" calcext:value-type="float">
            <text:p>44.74</text:p>
          </table:table-cell>
          <table:table-cell office:value-type="float" office:value="-160.66" calcext:value-type="float">
            <text:p>-160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936" calcext:value-type="float">
            <text:p>-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-710.65" calcext:value-type="float">
            <text:p>-710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89" calcext:value-type="float">
            <text:p>32.89</text:p>
          </table:table-cell>
          <table:table-cell office:value-type="float" office:value="-225.35" calcext:value-type="float">
            <text:p>-225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5.69" calcext:value-type="float">
            <text:p>-5.69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988" calcext:value-type="float">
            <text:p>-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8.54" calcext:value-type="float">
            <text:p>-38.54</text:p>
          </table:table-cell>
          <table:table-cell office:value-type="float" office:value="-864.5" calcext:value-type="float">
            <text:p>-86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.54" calcext:value-type="float">
            <text:p>76.54</text:p>
          </table:table-cell>
          <table:table-cell office:value-type="float" office:value="-123.5" calcext:value-type="float">
            <text:p>-123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-5.56" calcext:value-type="float">
            <text:p>-5.5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5" calcext:value-type="float">
            <text:p>15.65</text:p>
          </table:table-cell>
          <table:table-cell office:value-type="float" office:value="-814.68" calcext:value-type="float">
            <text:p>-814.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35" calcext:value-type="float">
            <text:p>24.35</text:p>
          </table:table-cell>
          <table:table-cell office:value-type="float" office:value="-225.32" calcext:value-type="float">
            <text:p>-225.3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5.88" calcext:value-type="float">
            <text:p>-5.8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1092" calcext:value-type="float">
            <text:p>-10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93" calcext:value-type="float">
            <text:p>6.93</text:p>
          </table:table-cell>
          <table:table-cell office:value-type="float" office:value="-838.62" calcext:value-type="float">
            <text:p>-838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.07" calcext:value-type="float">
            <text:p>35.07</text:p>
          </table:table-cell>
          <table:table-cell office:value-type="float" office:value="-253.38" calcext:value-type="float">
            <text:p>-253.3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6.44" calcext:value-type="float">
            <text:p>-6.44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-1144" calcext:value-type="float">
            <text:p>-1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05" calcext:value-type="float">
            <text:p>-2.05</text:p>
          </table:table-cell>
          <table:table-cell office:value-type="float" office:value="-937.41" calcext:value-type="float">
            <text:p>-937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05" calcext:value-type="float">
            <text:p>46.05</text:p>
          </table:table-cell>
          <table:table-cell office:value-type="float" office:value="-206.59" calcext:value-type="float">
            <text:p>-206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6.81" calcext:value-type="float">
            <text:p>-6.8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74" calcext:value-type="float">
            <text:p>-0.74</text:p>
          </table:table-cell>
          <table:table-cell office:value-type="float" office:value="-994.41" calcext:value-type="float">
            <text:p>-994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.74" calcext:value-type="float">
            <text:p>46.74</text:p>
          </table:table-cell>
          <table:table-cell office:value-type="float" office:value="-201.59" calcext:value-type="float">
            <text:p>-201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6.69" calcext:value-type="float">
            <text:p>-6.6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1248" calcext:value-type="float">
            <text:p>-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78" calcext:value-type="float">
            <text:p>-18.78</text:p>
          </table:table-cell>
          <table:table-cell office:value-type="float" office:value="-973.13" calcext:value-type="float">
            <text:p>-973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.78" calcext:value-type="float">
            <text:p>66.78</text:p>
          </table:table-cell>
          <table:table-cell office:value-type="float" office:value="-274.87" calcext:value-type="float">
            <text:p>-274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7.88" calcext:value-type="float">
            <text:p>-7.8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32" calcext:value-type="float">
            <text:p>-8.32</text:p>
          </table:table-cell>
          <table:table-cell office:value-type="float" office:value="-1145.98" calcext:value-type="float">
            <text:p>-1145.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32" calcext:value-type="float">
            <text:p>58.32</text:p>
          </table:table-cell>
          <table:table-cell office:value-type="float" office:value="-154.02" calcext:value-type="float">
            <text:p>-154.0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8" calcext:value-type="float">
            <text:p>-8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1352" calcext:value-type="float">
            <text:p>-1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7.64" calcext:value-type="float">
            <text:p>-27.64</text:p>
          </table:table-cell>
          <table:table-cell office:value-type="float" office:value="-1177.13" calcext:value-type="float">
            <text:p>-1177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64" calcext:value-type="float">
            <text:p>79.64</text:p>
          </table:table-cell>
          <table:table-cell office:value-type="float" office:value="-174.87" calcext:value-type="float">
            <text:p>-174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7.75" calcext:value-type="float">
            <text:p>-7.7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.88" calcext:value-type="float">
            <text:p>-19.88</text:p>
          </table:table-cell>
          <table:table-cell office:value-type="float" office:value="-1128.65" calcext:value-type="float">
            <text:p>-1128.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.88" calcext:value-type="float">
            <text:p>73.88</text:p>
          </table:table-cell>
          <table:table-cell office:value-type="float" office:value="-275.35" calcext:value-type="float">
            <text:p>-275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8.75" calcext:value-type="float">
            <text:p>-8.7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57" calcext:value-type="float">
            <text:p>-8.57</text:p>
          </table:table-cell>
          <table:table-cell office:value-type="float" office:value="-1283" calcext:value-type="float">
            <text:p>-12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.57" calcext:value-type="float">
            <text:p>64.57</text:p>
          </table:table-cell>
          <table:table-cell office:value-type="float" office:value="-173" calcext:value-type="float">
            <text:p>-1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9.25" calcext:value-type="float">
            <text:p>-9.25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1508" calcext:value-type="float">
            <text:p>-1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.62" calcext:value-type="float">
            <text:p>-16.62</text:p>
          </table:table-cell>
          <table:table-cell office:value-type="float" office:value="-1359.07" calcext:value-type="float">
            <text:p>-1359.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62" calcext:value-type="float">
            <text:p>74.62</text:p>
          </table:table-cell>
          <table:table-cell office:value-type="float" office:value="-148.93" calcext:value-type="float">
            <text:p>-148.9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1560" calcext:value-type="float">
            <text:p>-1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7" calcext:value-type="float">
            <text:p>6.77</text:p>
          </table:table-cell>
          <table:table-cell office:value-type="float" office:value="-1256.69" calcext:value-type="float">
            <text:p>-1256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.23" calcext:value-type="float">
            <text:p>53.23</text:p>
          </table:table-cell>
          <table:table-cell office:value-type="float" office:value="-303.31" calcext:value-type="float">
            <text:p>-303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82" calcext:value-type="float">
            <text:p>-3.82</text:p>
          </table:table-cell>
          <table:table-cell office:value-type="float" office:value="-1499.79" calcext:value-type="float">
            <text:p>-1499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82" calcext:value-type="float">
            <text:p>65.82</text:p>
          </table:table-cell>
          <table:table-cell office:value-type="float" office:value="-112.21" calcext:value-type="float">
            <text:p>-112.2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-9.44" calcext:value-type="float">
            <text:p>-9.44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41" calcext:value-type="float">
            <text:p>22.41</text:p>
          </table:table-cell>
          <table:table-cell office:value-type="float" office:value="-1376.49" calcext:value-type="float">
            <text:p>-1376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.59" calcext:value-type="float">
            <text:p>41.59</text:p>
          </table:table-cell>
          <table:table-cell office:value-type="float" office:value="-287.51" calcext:value-type="float">
            <text:p>-287.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10" calcext:value-type="float">
            <text:p>-10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1716" calcext:value-type="float">
            <text:p>-1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04" calcext:value-type="float">
            <text:p>-2.04</text:p>
          </table:table-cell>
          <table:table-cell office:value-type="float" office:value="-1458.57" calcext:value-type="float">
            <text:p>-1458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04" calcext:value-type="float">
            <text:p>68.04</text:p>
          </table:table-cell>
          <table:table-cell office:value-type="float" office:value="-257.43" calcext:value-type="float">
            <text:p>-257.4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1768" calcext:value-type="float">
            <text:p>-1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2.75" calcext:value-type="float">
            <text:p>-22.75</text:p>
          </table:table-cell>
          <table:table-cell office:value-type="float" office:value="-1672.84" calcext:value-type="float">
            <text:p>-1672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.75" calcext:value-type="float">
            <text:p>90.75</text:p>
          </table:table-cell>
          <table:table-cell office:value-type="float" office:value="-95.16" calcext:value-type="float">
            <text:p>-95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636.55" calcext:value-type="float">
            <text:p>-1636.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.5" calcext:value-type="float">
            <text:p>67.5</text:p>
          </table:table-cell>
          <table:table-cell office:value-type="float" office:value="-183.45" calcext:value-type="float">
            <text:p>-183.4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-11.06" calcext:value-type="float">
            <text:p>-11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1872" calcext:value-type="float">
            <text:p>-1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-1606.84" calcext:value-type="float">
            <text:p>-1606.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.16" calcext:value-type="float">
            <text:p>69.16</text:p>
          </table:table-cell>
          <table:table-cell office:value-type="float" office:value="-265.16" calcext:value-type="float">
            <text:p>-265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13.12" calcext:value-type="float">
            <text:p>-13.1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1924" calcext:value-type="float">
            <text:p>-19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78" calcext:value-type="float">
            <text:p>-34.78</text:p>
          </table:table-cell>
          <table:table-cell office:value-type="float" office:value="-1927.46" calcext:value-type="float">
            <text:p>-1927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.78" calcext:value-type="float">
            <text:p>108.78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12.31" calcext:value-type="float">
            <text:p>-12.31</text:p>
          </table:table-cell>
          <table:table-cell office:value-type="float" office:value="-1.06" calcext:value-type="float">
            <text:p>-1.0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1976" calcext:value-type="float">
            <text:p>-1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8.51" calcext:value-type="float">
            <text:p>-18.51</text:p>
          </table:table-cell>
          <table:table-cell office:value-type="float" office:value="-1816.25" calcext:value-type="float">
            <text:p>-1816.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.51" calcext:value-type="float">
            <text:p>94.51</text:p>
          </table:table-cell>
          <table:table-cell office:value-type="float" office:value="-159.75" calcext:value-type="float">
            <text:p>-159.7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12.56" calcext:value-type="float">
            <text:p>-12.56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2028" calcext:value-type="float">
            <text:p>-20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-1828.46" calcext:value-type="float">
            <text:p>-1828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39" calcext:value-type="float">
            <text:p>74.39</text:p>
          </table:table-cell>
          <table:table-cell office:value-type="float" office:value="-199.54" calcext:value-type="float">
            <text:p>-199.5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-13.88" calcext:value-type="float">
            <text:p>-13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2080" calcext:value-type="float">
            <text:p>-20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67" calcext:value-type="float">
            <text:p>14.67</text:p>
          </table:table-cell>
          <table:table-cell office:value-type="float" office:value="-2008.29" calcext:value-type="float">
            <text:p>-2008.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.33" calcext:value-type="float">
            <text:p>65.33</text:p>
          </table:table-cell>
          <table:table-cell office:value-type="float" office:value="-71.71" calcext:value-type="float">
            <text:p>-71.7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14.25" calcext:value-type="float">
            <text:p>-14.25</text:p>
          </table:table-cell>
          <table:table-cell office:value-type="float" office:value="-2.19" calcext:value-type="float">
            <text:p>-2.1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2.71" calcext:value-type="float">
            <text:p>-62.71</text:p>
          </table:table-cell>
          <table:table-cell office:value-type="float" office:value="-2137.13" calcext:value-type="float">
            <text:p>-2137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.71" calcext:value-type="float">
            <text:p>144.71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2184" calcext:value-type="float">
            <text:p>-2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07" calcext:value-type="float">
            <text:p>-30.07</text:p>
          </table:table-cell>
          <table:table-cell office:value-type="float" office:value="-2034.81" calcext:value-type="float">
            <text:p>-2034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4.07" calcext:value-type="float">
            <text:p>114.07</text:p>
          </table:table-cell>
          <table:table-cell office:value-type="float" office:value="-149.19" calcext:value-type="float">
            <text:p>-149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2236" calcext:value-type="float">
            <text:p>-2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.36" calcext:value-type="float">
            <text:p>-40.36</text:p>
          </table:table-cell>
          <table:table-cell office:value-type="float" office:value="-2250.33" calcext:value-type="float">
            <text:p>-225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6.36" calcext:value-type="float">
            <text:p>126.36</text:p>
          </table:table-cell>
          <table:table-cell office:value-type="float" office:value="14.33" calcext:value-type="float">
            <text:p>14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.62" calcext:value-type="float">
            <text:p>-1.6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4.86" calcext:value-type="float">
            <text:p>-34.86</text:p>
          </table:table-cell>
          <table:table-cell office:value-type="float" office:value="-2279.13" calcext:value-type="float">
            <text:p>-2279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.86" calcext:value-type="float">
            <text:p>122.86</text:p>
          </table:table-cell>
          <table:table-cell office:value-type="float" office:value="-8.87" calcext:value-type="float">
            <text:p>-8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15.31" calcext:value-type="float">
            <text:p>-15.31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2340" calcext:value-type="float">
            <text:p>-2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float" office:value="-2230.49" calcext:value-type="float">
            <text:p>-2230.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08" calcext:value-type="float">
            <text:p>83.08</text:p>
          </table:table-cell>
          <table:table-cell office:value-type="float" office:value="-109.51" calcext:value-type="float">
            <text:p>-109.5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.12" calcext:value-type="float">
            <text:p>-16.12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2392" calcext:value-type="float">
            <text:p>-23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.32" calcext:value-type="float">
            <text:p>-15.32</text:p>
          </table:table-cell>
          <table:table-cell office:value-type="float" office:value="-2348.95" calcext:value-type="float">
            <text:p>-2348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.32" calcext:value-type="float">
            <text:p>107.32</text:p>
          </table:table-cell>
          <table:table-cell office:value-type="float" office:value="-43.05" calcext:value-type="float">
            <text:p>-43.0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15.94" calcext:value-type="float">
            <text:p>-15.94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-2444" calcext:value-type="float">
            <text:p>-2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.44" calcext:value-type="float">
            <text:p>-25.44</text:p>
          </table:table-cell>
          <table:table-cell office:value-type="float" office:value="-2320.12" calcext:value-type="float">
            <text:p>-2320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9.44" calcext:value-type="float">
            <text:p>119.44</text:p>
          </table:table-cell>
          <table:table-cell office:value-type="float" office:value="-123.88" calcext:value-type="float">
            <text:p>-123.8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5.44" calcext:value-type="float">
            <text:p>-15.44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2496" calcext:value-type="float">
            <text:p>-24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.39" calcext:value-type="float">
            <text:p>-19.39</text:p>
          </table:table-cell>
          <table:table-cell office:value-type="float" office:value="-2246.47" calcext:value-type="float">
            <text:p>-2246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5.39" calcext:value-type="float">
            <text:p>115.39</text:p>
          </table:table-cell>
          <table:table-cell office:value-type="float" office:value="-249.53" calcext:value-type="float">
            <text:p>-249.5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51" calcext:value-type="float">
            <text:p>-3.51</text:p>
          </table:table-cell>
          <table:table-cell office:value-type="float" office:value="-80.33" calcext:value-type="float">
            <text:p>-8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49" calcext:value-type="float">
            <text:p>-0.49</text:p>
          </table:table-cell>
          <table:table-cell office:value-type="float" office:value="28.33" calcext:value-type="float">
            <text:p>28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41" calcext:value-type="float">
            <text:p>-2.41</text:p>
          </table:table-cell>
          <table:table-cell office:value-type="float" office:value="-98.52" calcext:value-type="float">
            <text:p>-98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.59" calcext:value-type="float">
            <text:p>-5.59</text:p>
          </table:table-cell>
          <table:table-cell office:value-type="float" office:value="-5.48" calcext:value-type="float">
            <text:p>-5.4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.51" calcext:value-type="float">
            <text:p>-3.51</text:p>
          </table:table-cell>
          <table:table-cell office:value-type="float" office:value="-80.33" calcext:value-type="float">
            <text:p>-8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.49" calcext:value-type="float">
            <text:p>-8.49</text:p>
          </table:table-cell>
          <table:table-cell office:value-type="float" office:value="-75.67" calcext:value-type="float">
            <text:p>-75.6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.62" calcext:value-type="float">
            <text:p>-1.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.57" calcext:value-type="float">
            <text:p>-19.57</text:p>
          </table:table-cell>
          <table:table-cell office:value-type="float" office:value="-230.35" calcext:value-type="float">
            <text:p>-230.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22.35" calcext:value-type="float">
            <text:p>22.3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.22" calcext:value-type="float">
            <text:p>-21.22</text:p>
          </table:table-cell>
          <table:table-cell office:value-type="float" office:value="-203.06" calcext:value-type="float">
            <text:p>-203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-56.94" calcext:value-type="float">
            <text:p>-56.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-192.42" calcext:value-type="float">
            <text:p>-192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-119.58" calcext:value-type="float">
            <text:p>-119.5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7.52" calcext:value-type="float">
            <text:p>-57.52</text:p>
          </table:table-cell>
          <table:table-cell office:value-type="float" office:value="-295.41" calcext:value-type="float">
            <text:p>-295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.52" calcext:value-type="float">
            <text:p>29.52</text:p>
          </table:table-cell>
          <table:table-cell office:value-type="float" office:value="-68.59" calcext:value-type="float">
            <text:p>-68.5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2.06" calcext:value-type="float">
            <text:p>-2.06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3.58" calcext:value-type="float">
            <text:p>-53.58</text:p>
          </table:table-cell>
          <table:table-cell office:value-type="float" office:value="-292.69" calcext:value-type="float">
            <text:p>-292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.58" calcext:value-type="float">
            <text:p>21.58</text:p>
          </table:table-cell>
          <table:table-cell office:value-type="float" office:value="-123.31" calcext:value-type="float">
            <text:p>-123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-2.06" calcext:value-type="float">
            <text:p>-2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0.07" calcext:value-type="float">
            <text:p>-60.07</text:p>
          </table:table-cell>
          <table:table-cell office:value-type="float" office:value="-288.73" calcext:value-type="float">
            <text:p>-288.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07" calcext:value-type="float">
            <text:p>24.07</text:p>
          </table:table-cell>
          <table:table-cell office:value-type="float" office:value="-179.27" calcext:value-type="float">
            <text:p>-179.2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7.47" calcext:value-type="float">
            <text:p>-87.47</text:p>
          </table:table-cell>
          <table:table-cell office:value-type="float" office:value="-460.23" calcext:value-type="float">
            <text:p>-460.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.47" calcext:value-type="float">
            <text:p>47.47</text:p>
          </table:table-cell>
          <table:table-cell office:value-type="float" office:value="-59.77" calcext:value-type="float">
            <text:p>-59.7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2.88" calcext:value-type="float">
            <text:p>-2.88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1.84" calcext:value-type="float">
            <text:p>-71.84</text:p>
          </table:table-cell>
          <table:table-cell office:value-type="float" office:value="-406.32" calcext:value-type="float">
            <text:p>-406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84" calcext:value-type="float">
            <text:p>27.84</text:p>
          </table:table-cell>
          <table:table-cell office:value-type="float" office:value="-165.68" calcext:value-type="float">
            <text:p>-165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3.31" calcext:value-type="float">
            <text:p>-3.31</text:p>
          </table:table-cell>
          <table:table-cell office:value-type="float" office:value="-1.31" calcext:value-type="float">
            <text:p>-1.31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2.78" calcext:value-type="float">
            <text:p>-122.78</text:p>
          </table:table-cell>
          <table:table-cell office:value-type="float" office:value="-512.83" calcext:value-type="float">
            <text:p>-512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.78" calcext:value-type="float">
            <text:p>74.78</text:p>
          </table:table-cell>
          <table:table-cell office:value-type="float" office:value="-111.17" calcext:value-type="float">
            <text:p>-111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-3.56" calcext:value-type="float">
            <text:p>-3.5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52" calcext:value-type="float">
            <text:p>-52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4.72" calcext:value-type="float">
            <text:p>-84.72</text:p>
          </table:table-cell>
          <table:table-cell office:value-type="float" office:value="-505.72" calcext:value-type="float">
            <text:p>-505.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72" calcext:value-type="float">
            <text:p>32.72</text:p>
          </table:table-cell>
          <table:table-cell office:value-type="float" office:value="-170.28" calcext:value-type="float">
            <text:p>-170.2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4.06" calcext:value-type="float">
            <text:p>-4.06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56" calcext:value-type="float">
            <text:p>-56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3.27" calcext:value-type="float">
            <text:p>-93.27</text:p>
          </table:table-cell>
          <table:table-cell office:value-type="float" office:value="-570.57" calcext:value-type="float">
            <text:p>-570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.27" calcext:value-type="float">
            <text:p>37.27</text:p>
          </table:table-cell>
          <table:table-cell office:value-type="float" office:value="-157.43" calcext:value-type="float">
            <text:p>-157.4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-3.88" calcext:value-type="float">
            <text:p>-3.88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6.45" calcext:value-type="float">
            <text:p>-86.45</text:p>
          </table:table-cell>
          <table:table-cell office:value-type="float" office:value="-544.83" calcext:value-type="float">
            <text:p>-544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45" calcext:value-type="float">
            <text:p>26.45</text:p>
          </table:table-cell>
          <table:table-cell office:value-type="float" office:value="-235.17" calcext:value-type="float">
            <text:p>-235.1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-64" calcext:value-type="float">
            <text:p>-64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6.02" calcext:value-type="float">
            <text:p>-96.02</text:p>
          </table:table-cell>
          <table:table-cell office:value-type="float" office:value="-698.81" calcext:value-type="float">
            <text:p>-698.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02" calcext:value-type="float">
            <text:p>32.02</text:p>
          </table:table-cell>
          <table:table-cell office:value-type="float" office:value="-133.19" calcext:value-type="float">
            <text:p>-133.1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4.81" calcext:value-type="float">
            <text:p>-4.81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68" calcext:value-type="float">
            <text:p>-68</text:p>
          </table:table-cell>
          <table:table-cell office:value-type="float" office:value="-884" calcext:value-type="float">
            <text:p>-8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4.54" calcext:value-type="float">
            <text:p>-124.54</text:p>
          </table:table-cell>
          <table:table-cell office:value-type="float" office:value="-678.4" calcext:value-type="float">
            <text:p>-678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54" calcext:value-type="float">
            <text:p>56.54</text:p>
          </table:table-cell>
          <table:table-cell office:value-type="float" office:value="-205.6" calcext:value-type="float">
            <text:p>-205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-936" calcext:value-type="float">
            <text:p>-9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0.38" calcext:value-type="float">
            <text:p>-140.38</text:p>
          </table:table-cell>
          <table:table-cell office:value-type="float" office:value="-693.5" calcext:value-type="float">
            <text:p>-693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.38" calcext:value-type="float">
            <text:p>68.38</text:p>
          </table:table-cell>
          <table:table-cell office:value-type="float" office:value="-242.5" calcext:value-type="float">
            <text:p>-242.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76" calcext:value-type="float">
            <text:p>-76</text:p>
          </table:table-cell>
          <table:table-cell office:value-type="float" office:value="-988" calcext:value-type="float">
            <text:p>-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7.32" calcext:value-type="float">
            <text:p>-157.32</text:p>
          </table:table-cell>
          <table:table-cell office:value-type="float" office:value="-864.13" calcext:value-type="float">
            <text:p>-864.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.32" calcext:value-type="float">
            <text:p>81.32</text:p>
          </table:table-cell>
          <table:table-cell office:value-type="float" office:value="-123.87" calcext:value-type="float">
            <text:p>-123.8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-5.56" calcext:value-type="float">
            <text:p>-5.56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8.39" calcext:value-type="float">
            <text:p>-128.39</text:p>
          </table:table-cell>
          <table:table-cell office:value-type="float" office:value="-788.44" calcext:value-type="float">
            <text:p>-788.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-251.56" calcext:value-type="float">
            <text:p>-251.5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-5.12" calcext:value-type="float">
            <text:p>-5.12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84" calcext:value-type="float">
            <text:p>-84</text:p>
          </table:table-cell>
          <table:table-cell office:value-type="float" office:value="-1092" calcext:value-type="float">
            <text:p>-10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0.72" calcext:value-type="float">
            <text:p>-140.72</text:p>
          </table:table-cell>
          <table:table-cell office:value-type="float" office:value="-723.21" calcext:value-type="float">
            <text:p>-723.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72" calcext:value-type="float">
            <text:p>56.72</text:p>
          </table:table-cell>
          <table:table-cell office:value-type="float" office:value="-368.79" calcext:value-type="float">
            <text:p>-368.7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-7.19" calcext:value-type="float">
            <text:p>-7.19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88" calcext:value-type="float">
            <text:p>-88</text:p>
          </table:table-cell>
          <table:table-cell office:value-type="float" office:value="-1144" calcext:value-type="float">
            <text:p>-1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1.38" calcext:value-type="float">
            <text:p>-171.38</text:p>
          </table:table-cell>
          <table:table-cell office:value-type="float" office:value="-1011.74" calcext:value-type="float">
            <text:p>-1011.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38" calcext:value-type="float">
            <text:p>83.38</text:p>
          </table:table-cell>
          <table:table-cell office:value-type="float" office:value="-132.26" calcext:value-type="float">
            <text:p>-132.2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7.06" calcext:value-type="float">
            <text:p>-7.06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92" calcext:value-type="float">
            <text:p>-92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5.54" calcext:value-type="float">
            <text:p>-155.54</text:p>
          </table:table-cell>
          <table:table-cell office:value-type="float" office:value="-996.63" calcext:value-type="float">
            <text:p>-996.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4" calcext:value-type="float">
            <text:p>63.54</text:p>
          </table:table-cell>
          <table:table-cell office:value-type="float" office:value="-199.37" calcext:value-type="float">
            <text:p>-199.3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6.88" calcext:value-type="float">
            <text:p>-6.88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-96" calcext:value-type="float">
            <text:p>-96</text:p>
          </table:table-cell>
          <table:table-cell office:value-type="float" office:value="-1248" calcext:value-type="float">
            <text:p>-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7.19" calcext:value-type="float">
            <text:p>-157.19</text:p>
          </table:table-cell>
          <table:table-cell office:value-type="float" office:value="-969.34" calcext:value-type="float">
            <text:p>-969.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.19" calcext:value-type="float">
            <text:p>61.19</text:p>
          </table:table-cell>
          <table:table-cell office:value-type="float" office:value="-278.66" calcext:value-type="float">
            <text:p>-278.6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-7.81" calcext:value-type="float">
            <text:p>-7.81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8.33" calcext:value-type="float">
            <text:p>-178.33</text:p>
          </table:table-cell>
          <table:table-cell office:value-type="float" office:value="-1106" calcext:value-type="float">
            <text:p>-11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.33" calcext:value-type="float">
            <text:p>78.33</text:p>
          </table:table-cell>
          <table:table-cell office:value-type="float" office:value="-194" calcext:value-type="float">
            <text:p>-19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-8.06" calcext:value-type="float">
            <text:p>-8.06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104" calcext:value-type="float">
            <text:p>-104</text:p>
          </table:table-cell>
          <table:table-cell office:value-type="float" office:value="-1352" calcext:value-type="float">
            <text:p>-1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3.07" calcext:value-type="float">
            <text:p>-193.07</text:p>
          </table:table-cell>
          <table:table-cell office:value-type="float" office:value="-1139.3" calcext:value-type="float">
            <text:p>-1139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07" calcext:value-type="float">
            <text:p>89.07</text:p>
          </table:table-cell>
          <table:table-cell office:value-type="float" office:value="-212.7" calcext:value-type="float">
            <text:p>-212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-8.75" calcext:value-type="float">
            <text:p>-8.7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108" calcext:value-type="float">
            <text:p>-108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14.42" calcext:value-type="float">
            <text:p>-214.42</text:p>
          </table:table-cell>
          <table:table-cell office:value-type="float" office:value="-1237.15" calcext:value-type="float">
            <text:p>-1237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.42" calcext:value-type="float">
            <text:p>106.42</text:p>
          </table:table-cell>
          <table:table-cell office:value-type="float" office:value="-166.85" calcext:value-type="float">
            <text:p>-166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8.69" calcext:value-type="float">
            <text:p>-8.69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112" calcext:value-type="float">
            <text:p>-112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18" calcext:value-type="float">
            <text:p>54.18</text:p>
          </table:table-cell>
          <table:table-cell office:value-type="float" office:value="-1279.88" calcext:value-type="float">
            <text:p>-1279.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66.18" calcext:value-type="float">
            <text:p>-166.18</text:p>
          </table:table-cell>
          <table:table-cell office:value-type="float" office:value="-176.12" calcext:value-type="float">
            <text:p>-176.1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9" calcext:value-type="float">
            <text:p>-9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-116" calcext:value-type="float">
            <text:p>-116</text:p>
          </table:table-cell>
          <table:table-cell office:value-type="float" office:value="-1508" calcext:value-type="float">
            <text:p>-15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43" calcext:value-type="float">
            <text:p>54.43</text:p>
          </table:table-cell>
          <table:table-cell office:value-type="float" office:value="-1316.57" calcext:value-type="float">
            <text:p>-1316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0.43" calcext:value-type="float">
            <text:p>-170.43</text:p>
          </table:table-cell>
          <table:table-cell office:value-type="float" office:value="-191.43" calcext:value-type="float">
            <text:p>-191.4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-9.25" calcext:value-type="float">
            <text:p>-9.25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float" office:value="-1560" calcext:value-type="float">
            <text:p>-15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.65" calcext:value-type="float">
            <text:p>54.65</text:p>
          </table:table-cell>
          <table:table-cell office:value-type="float" office:value="-1355.38" calcext:value-type="float">
            <text:p>-1355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74.65" calcext:value-type="float">
            <text:p>-174.65</text:p>
          </table:table-cell>
          <table:table-cell office:value-type="float" office:value="-204.62" calcext:value-type="float">
            <text:p>-204.6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9.75" calcext:value-type="float">
            <text:p>-9.75</text:p>
          </table:table-cell>
          <table:table-cell office:value-type="float" office:value="-1.62" calcext:value-type="float">
            <text:p>-1.62</text:p>
          </table:table-cell>
          <table:table-cell/>
          <table:table-cell office:value-type="float" office:value="-124" calcext:value-type="float">
            <text:p>-124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-1475.82" calcext:value-type="float">
            <text:p>-1475.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4.28" calcext:value-type="float">
            <text:p>-124.28</text:p>
          </table:table-cell>
          <table:table-cell office:value-type="float" office:value="-136.18" calcext:value-type="float">
            <text:p>-136.1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-1515.27" calcext:value-type="float">
            <text:p>-1515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9.22" calcext:value-type="float">
            <text:p>-129.22</text:p>
          </table:table-cell>
          <table:table-cell office:value-type="float" office:value="-148.73" calcext:value-type="float">
            <text:p>-148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132" calcext:value-type="float">
            <text:p>-132</text:p>
          </table:table-cell>
          <table:table-cell office:value-type="float" office:value="-1716" calcext:value-type="float">
            <text:p>-1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-1548.67" calcext:value-type="float">
            <text:p>-1548.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45.94" calcext:value-type="float">
            <text:p>-145.94</text:p>
          </table:table-cell>
          <table:table-cell office:value-type="float" office:value="-167.33" calcext:value-type="float">
            <text:p>-167.3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-11.94" calcext:value-type="float">
            <text:p>-11.94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-136" calcext:value-type="float">
            <text:p>-136</text:p>
          </table:table-cell>
          <table:table-cell office:value-type="float" office:value="-1768" calcext:value-type="float">
            <text:p>-1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9.7" calcext:value-type="float">
            <text:p>-59.7</text:p>
          </table:table-cell>
          <table:table-cell office:value-type="float" office:value="-1760.32" calcext:value-type="float">
            <text:p>-176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6.3" calcext:value-type="float">
            <text:p>-76.3</text:p>
          </table:table-cell>
          <table:table-cell office:value-type="float" office:value="-7.68" calcext:value-type="float">
            <text:p>-7.68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-10.88" calcext:value-type="float">
            <text:p>-10.88</text:p>
          </table:table-cell>
          <table:table-cell office:value-type="float" office:value="-0.69" calcext:value-type="float">
            <text:p>-0.69</text:p>
          </table:table-cell>
          <table:table-cell/>
          <table:table-cell office:value-type="float" office:value="-140" calcext:value-type="float">
            <text:p>-140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66" calcext:value-type="float">
            <text:p>14.66</text:p>
          </table:table-cell>
          <table:table-cell office:value-type="float" office:value="-1598.69" calcext:value-type="float">
            <text:p>-1598.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54.66" calcext:value-type="float">
            <text:p>-154.66</text:p>
          </table:table-cell>
          <table:table-cell office:value-type="float" office:value="-221.31" calcext:value-type="float">
            <text:p>-221.3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.19" calcext:value-type="float">
            <text:p>-1.19</text:p>
          </table:table-cell>
          <table:table-cell/>
          <table:table-cell office:value-type="float" office:value="-144" calcext:value-type="float">
            <text:p>-144</text:p>
          </table:table-cell>
          <table:table-cell office:value-type="float" office:value="-1872" calcext:value-type="float">
            <text:p>-1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6.91" calcext:value-type="float">
            <text:p>-26.91</text:p>
          </table:table-cell>
          <table:table-cell office:value-type="float" office:value="-1748.3" calcext:value-type="float">
            <text:p>-1748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7.09" calcext:value-type="float">
            <text:p>-117.09</text:p>
          </table:table-cell>
          <table:table-cell office:value-type="float" office:value="-123.7" calcext:value-type="float">
            <text:p>-123.7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-13.12" calcext:value-type="float">
            <text:p>-13.12</text:p>
          </table:table-cell>
          <table:table-cell office:value-type="float" office:value="-1.81" calcext:value-type="float">
            <text:p>-1.81</text:p>
          </table:table-cell>
          <table:table-cell/>
          <table:table-cell office:value-type="float" office:value="-148" calcext:value-type="float">
            <text:p>-148</text:p>
          </table:table-cell>
          <table:table-cell office:value-type="float" office:value="-1924" calcext:value-type="float">
            <text:p>-19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3.04" calcext:value-type="float">
            <text:p>-103.04</text:p>
          </table:table-cell>
          <table:table-cell office:value-type="float" office:value="-1951.16" calcext:value-type="float">
            <text:p>-1951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4.96" calcext:value-type="float">
            <text:p>-44.96</text:p>
          </table:table-cell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13.06" calcext:value-type="float">
            <text:p>-13.06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152" calcext:value-type="float">
            <text:p>-152</text:p>
          </table:table-cell>
          <table:table-cell office:value-type="float" office:value="-1976" calcext:value-type="float">
            <text:p>-19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4.81" calcext:value-type="float">
            <text:p>-44.81</text:p>
          </table:table-cell>
          <table:table-cell office:value-type="float" office:value="-1894.4" calcext:value-type="float">
            <text:p>-189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7.19" calcext:value-type="float">
            <text:p>-107.19</text:p>
          </table:table-cell>
          <table:table-cell office:value-type="float" office:value="-81.6" calcext:value-type="float">
            <text:p>-81.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-13.19" calcext:value-type="float">
            <text:p>-13.19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156" calcext:value-type="float">
            <text:p>-156</text:p>
          </table:table-cell>
          <table:table-cell office:value-type="float" office:value="-2028" calcext:value-type="float">
            <text:p>-20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5.7" calcext:value-type="float">
            <text:p>-45.7</text:p>
          </table:table-cell>
          <table:table-cell office:value-type="float" office:value="-1915.01" calcext:value-type="float">
            <text:p>-1915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0.3" calcext:value-type="float">
            <text:p>-110.3</text:p>
          </table:table-cell>
          <table:table-cell office:value-type="float" office:value="-112.99" calcext:value-type="float">
            <text:p>-112.99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-13.25" calcext:value-type="float">
            <text:p>-13.25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160" calcext:value-type="float">
            <text:p>-160</text:p>
          </table:table-cell>
          <table:table-cell office:value-type="float" office:value="-2080" calcext:value-type="float">
            <text:p>-20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1.63" calcext:value-type="float">
            <text:p>-51.63</text:p>
          </table:table-cell>
          <table:table-cell office:value-type="float" office:value="-1920.14" calcext:value-type="float">
            <text:p>-1920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8.37" calcext:value-type="float">
            <text:p>-108.37</text:p>
          </table:table-cell>
          <table:table-cell office:value-type="float" office:value="-159.86" calcext:value-type="float">
            <text:p>-159.86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2.31" calcext:value-type="float">
            <text:p>-2.31</text:p>
          </table:table-cell>
          <table:table-cell/>
          <table:table-cell office:value-type="float" office:value="-164" calcext:value-type="float">
            <text:p>-164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.82" calcext:value-type="float">
            <text:p>-132.82</text:p>
          </table:table-cell>
          <table:table-cell office:value-type="float" office:value="-2156.91" calcext:value-type="float">
            <text:p>-2156.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1.18" calcext:value-type="float">
            <text:p>-31.18</text:p>
          </table:table-cell>
          <table:table-cell office:value-type="float" office:value="24.91" calcext:value-type="float">
            <text:p>24.9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68" calcext:value-type="float">
            <text:p>-168</text:p>
          </table:table-cell>
          <table:table-cell office:value-type="float" office:value="-2184" calcext:value-type="float">
            <text:p>-2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0.99" calcext:value-type="float">
            <text:p>-90.99</text:p>
          </table:table-cell>
          <table:table-cell office:value-type="float" office:value="-2106.15" calcext:value-type="float">
            <text:p>-2106.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7.01" calcext:value-type="float">
            <text:p>-77.01</text:p>
          </table:table-cell>
          <table:table-cell office:value-type="float" office:value="-77.85" calcext:value-type="float">
            <text:p>-77.85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-15.38" calcext:value-type="float">
            <text:p>-15.38</text:p>
          </table:table-cell>
          <table:table-cell office:value-type="float" office:value="-0.62" calcext:value-type="float">
            <text:p>-0.62</text:p>
          </table:table-cell>
          <table:table-cell/>
          <table:table-cell office:value-type="float" office:value="-172" calcext:value-type="float">
            <text:p>-172</text:p>
          </table:table-cell>
          <table:table-cell office:value-type="float" office:value="-2236" calcext:value-type="float">
            <text:p>-2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6.19" calcext:value-type="float">
            <text:p>-96.19</text:p>
          </table:table-cell>
          <table:table-cell office:value-type="float" office:value="-2223.47" calcext:value-type="float">
            <text:p>-2223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5.81" calcext:value-type="float">
            <text:p>-75.81</text:p>
          </table:table-cell>
          <table:table-cell office:value-type="float" office:value="-12.53" calcext:value-type="float">
            <text:p>-12.5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5" calcext:value-type="float">
            <text:p>-15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-176" calcext:value-type="float">
            <text:p>-176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.01" calcext:value-type="float">
            <text:p>-95.01</text:p>
          </table:table-cell>
          <table:table-cell office:value-type="float" office:value="-2175.27" calcext:value-type="float">
            <text:p>-2175.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0.99" calcext:value-type="float">
            <text:p>-80.99</text:p>
          </table:table-cell>
          <table:table-cell office:value-type="float" office:value="-112.73" calcext:value-type="float">
            <text:p>-112.7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-15.56" calcext:value-type="float">
            <text:p>-15.56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float" office:value="-2340" calcext:value-type="float">
            <text:p>-23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1.02" calcext:value-type="float">
            <text:p>-101.02</text:p>
          </table:table-cell>
          <table:table-cell office:value-type="float" office:value="-2246.8" calcext:value-type="float">
            <text:p>-2246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8.98" calcext:value-type="float">
            <text:p>-78.98</text:p>
          </table:table-cell>
          <table:table-cell office:value-type="float" office:value="-93.2" calcext:value-type="float">
            <text:p>-93.2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0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00:55:13.901697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03:02:26.385329157</dc:date>
    <meta:editing-duration>PT1H48M9S</meta:editing-duration>
    <meta:editing-cycles>3</meta:editing-cycles>
    <meta:generator>LibreOffice/5.4.5.1$Linux_X86_64 LibreOffice_project/40m0$Build-1</meta:generator>
    <meta:document-statistic meta:table-count="1" meta:cell-count="8874" meta:object-count="0"/>
  </office:meta>
</office:document-meta>
</file>